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28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30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3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50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2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80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77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21315__20998__20301__91_0_93_" style:data-style-name="N8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7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9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2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9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92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8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6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Default" style:data-style-name="N52">
      <style:text-properties fo:font-weight="bold" style:font-weight-asian="bold" style:font-weight-complex="bold"/>
    </style:style>
    <style:style style:name="ce120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4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6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7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19968__33324__Book3" style:data-style-name="N95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Book3" style:data-style-name="N95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_26032__34920__34399_04_44_05_44__36895__22577_3_38542__27573__24180__40801_-_36899__32080__40__20844__24335__41__27284_103.07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_26032__34920__34399_04_44_05_44__36895__22577_3_38542__27573__24180__40801_-_36899__32080__40__20844__24335__41__27284_103.07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3" style:data-style-name="N95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10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95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4" style:family="table-cell" style:parent-style-name="_19968__33324___26032__34920__34399_04_44_05_44__36895__22577_3_38542__27573__24180__40801_-_36899__32080__40__20844__24335__41__27284_103.07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4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5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206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208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21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7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8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3.9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4.55pt" style:use-optimal-row-height="false" fo:break-before="auto"/>
    </style:style>
    <style:style style:name="ro12" style:family="table-row">
      <style:table-row-properties style:row-height="16.05pt" style:use-optimal-row-height="false" fo:break-before="auto"/>
    </style:style>
    <style:style style:name="ro13" style:family="table-row">
      <style:table-row-properties style:row-height="15.3pt" style:use-optimal-row-height="false" fo:break-before="auto"/>
    </style:style>
    <style:style style:name="ro14" style:family="table-row">
      <style:table-row-properties style:row-height="2.4pt" style:use-optimal-row-height="false" fo:break-before="auto"/>
    </style:style>
    <style:style style:name="ro15" style:family="table-row">
      <style:table-row-properties style:row-height="31.2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9.8pt" style:use-optimal-row-height="false" fo:break-before="auto"/>
    </style:style>
    <style:style style:name="ro23" style:family="table-row">
      <style:table-row-properties style:row-height="22.95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2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6.95pt" style:use-optimal-row-height="false" fo:break-before="auto"/>
    </style:style>
    <style:style style:name="ro32" style:family="table-row">
      <style:table-row-properties style:row-height="27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14.4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8pt" style:use-optimal-row-height="false" fo:break-before="auto"/>
    </style:style>
    <style:style style:name="ro38" style:family="table-row">
      <style:table-row-properties style:row-height="27.6pt" style:use-optimal-row-height="false" fo:break-before="auto"/>
    </style:style>
    <style:style style:name="ro39" style:family="table-row">
      <style:table-row-properties style:row-height="22.05pt" style:use-optimal-row-height="false" fo:break-before="auto"/>
    </style:style>
    <style:style style:name="ro40" style:family="table-row">
      <style:table-row-properties style:row-height="26.4pt" style:use-optimal-row-height="false" fo:break-before="auto"/>
    </style:style>
    <style:style style:name="ro41" style:family="table-row">
      <style:table-row-properties style:row-height="4.8pt" style:use-optimal-row-height="false" fo:break-before="auto"/>
    </style:style>
    <style:style style:name="ro42" style:family="table-row">
      <style:table-row-properties style:row-height="16.2pt" style:use-optimal-row-height="true" fo:break-before="auto"/>
    </style:style>
    <style:style style:name="ro43" style:family="table-row">
      <style:table-row-properties style:row-height="17.4pt" style:use-optimal-row-height="false" fo:break-before="auto"/>
    </style:style>
    <style:style style:name="ro44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1">
            <text:p>民 國 103 年 7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3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1">
            <text:p>自 然 增 加</text:p>
          </table:table-cell>
          <table:covered-table-cell/>
          <table:table-cell office:value-type="string" table:number-columns-spanned="2" table:number-rows-spanned="1" table:style-name="ce24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1">
            <text:p>離 <text:s text:c="3"/>　婚</text:p>
          </table:table-cell>
          <table:covered-table-cell/>
          <table:table-cell office:value-type="string" table:number-columns-spanned="1" table:number-rows-spanned="4" table:style-name="ce242">
            <text:p>遷入</text:p>
            <text:p>人數</text:p>
          </table:table-cell>
          <table:table-cell office:value-type="string" table:number-columns-spanned="1" table:number-rows-spanned="4" table:style-name="ce242">
            <text:p>遷出</text:p>
            <text:p>人數</text:p>
          </table:table-cell>
          <table:table-cell office:value-type="string" table:number-columns-spanned="1" table:number-rows-spanned="4" table:style-name="ce240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6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5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5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5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5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27"/>
        </table:table-row>
        <table:table-row table:style-name="ro6">
          <table:table-cell office:value-type="string" table:number-columns-spanned="2" table:number-rows-spanned="1" table:style-name="ce235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8">
            <text:p>345,523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30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8">
            <text:p>420,892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30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8">
            <text:p>474,919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31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30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8">
            <text:p>484,174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30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8">
            <text:p>494,107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30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8">
            <text:p>504,531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30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8">
            <text:p>512,701</text:p>
          </table:table-cell>
          <table:table-cell table:number-columns-repeated="16361" table:style-name="ce27"/>
        </table:table-row>
        <table:table-row table:style-name="ro6">
          <table:table-cell office:value-type="string" table:number-columns-spanned="2" table:number-rows-spanned="1" table:style-name="ce236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2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2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2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2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2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8">
            <text:p>519,984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6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3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2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2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2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2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8">
            <text:p>527,250</text:p>
          </table:table-cell>
          <table:table-cell table:number-columns-repeated="16361" table:style-name="ce34"/>
        </table:table-row>
        <table:table-row table:style-name="ro7" table:visibility="collapse">
          <table:table-cell office:value-type="string" table:number-columns-spanned="2" table:number-rows-spanned="1" table:style-name="ce203">
            <text:p>1 月</text:p>
          </table:table-cell>
          <table:covered-table-cell/>
          <table:table-cell office:value-type="float" office:value="8061054" table:style-name="ce36">
            <text:p>8,061,054</text:p>
          </table:table-cell>
          <table:table-cell office:value-type="float" office:value="23230506" table:style-name="ce36">
            <text:p>23,230,506</text:p>
          </table:table-cell>
          <table:table-cell office:value-type="float" office:value="11646876" table:style-name="ce36">
            <text:p>11,646,876</text:p>
          </table:table-cell>
          <table:table-cell office:value-type="float" office:value="11583630" table:style-name="ce36">
            <text:p>11,583,630</text:p>
          </table:table-cell>
          <table:table-cell office:value-type="float" office:value="15296" table:style-name="ce36">
            <text:p>15,296</text:p>
          </table:table-cell>
          <table:table-cell office:value-type="float" office:value="7955" table:style-name="ce36">
            <text:p>7,955</text:p>
          </table:table-cell>
          <table:table-cell office:value-type="float" office:value="7341" table:style-name="ce36">
            <text:p>7,341</text:p>
          </table:table-cell>
          <table:table-cell office:value-type="float" office:value="7.77" table:style-name="ce37">
            <text:p>7.77</text:p>
          </table:table-cell>
          <table:table-cell office:value-type="float" office:value="12991" table:style-name="ce36">
            <text:p>12,991</text:p>
          </table:table-cell>
          <table:table-cell office:value-type="float" office:value="7979" table:style-name="ce36">
            <text:p>7,979</text:p>
          </table:table-cell>
          <table:table-cell office:value-type="float" office:value="5012" table:style-name="ce36">
            <text:p>5,012</text:p>
          </table:table-cell>
          <table:table-cell office:value-type="float" office:value="6.6" table:style-name="ce37">
            <text:p>6.60</text:p>
          </table:table-cell>
          <table:table-cell office:value-type="float" office:value="2305" table:style-name="ce38">
            <text:p><text:s text:c="3"/>2,305</text:p>
          </table:table-cell>
          <table:table-cell office:value-type="float" office:value="1.17" table:style-name="ce37">
            <text:p>1.17</text:p>
          </table:table-cell>
          <table:table-cell office:value-type="float" office:value="14442" table:style-name="ce36">
            <text:p>14,442</text:p>
          </table:table-cell>
          <table:table-cell office:value-type="float" office:value="7.34" table:style-name="ce37">
            <text:p>7.34</text:p>
          </table:table-cell>
          <table:table-cell office:value-type="float" office:value="3633" table:style-name="ce36">
            <text:p>3,633</text:p>
          </table:table-cell>
          <table:table-cell office:value-type="float" office:value="1.85" table:style-name="ce37">
            <text:p>1.85</text:p>
          </table:table-cell>
          <table:table-cell office:value-type="float" office:value="69788" table:style-name="ce36">
            <text:p>69,788</text:p>
          </table:table-cell>
          <table:table-cell office:value-type="float" office:value="66499" table:style-name="ce36">
            <text:p>66,499</text:p>
          </table:table-cell>
          <table:table-cell office:value-type="float" office:value="520440" table:style-name="ce39">
            <text:p>520,440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2 月</text:p>
          </table:table-cell>
          <table:covered-table-cell/>
          <table:table-cell office:value-type="float" office:value="8069543" table:style-name="ce36">
            <text:p>8,069,543</text:p>
          </table:table-cell>
          <table:table-cell office:value-type="float" office:value="23234003" table:style-name="ce36">
            <text:p>23,234,003</text:p>
          </table:table-cell>
          <table:table-cell office:value-type="float" office:value="11647114" table:style-name="ce36">
            <text:p>11,647,114</text:p>
          </table:table-cell>
          <table:table-cell office:value-type="float" office:value="11586889" table:style-name="ce36">
            <text:p>11,586,889</text:p>
          </table:table-cell>
          <table:table-cell office:value-type="float" office:value="17500" table:style-name="ce36">
            <text:p>17,500</text:p>
          </table:table-cell>
          <table:table-cell office:value-type="float" office:value="9171" table:style-name="ce36">
            <text:p>9,171</text:p>
          </table:table-cell>
          <table:table-cell office:value-type="float" office:value="8329" table:style-name="ce36">
            <text:p>8,329</text:p>
          </table:table-cell>
          <table:table-cell office:value-type="float" office:value="9.51" table:style-name="ce37">
            <text:p>9.51</text:p>
          </table:table-cell>
          <table:table-cell office:value-type="float" office:value="14318" table:style-name="ce36">
            <text:p>14,318</text:p>
          </table:table-cell>
          <table:table-cell office:value-type="float" office:value="8686" table:style-name="ce36">
            <text:p>8,686</text:p>
          </table:table-cell>
          <table:table-cell office:value-type="float" office:value="5632" table:style-name="ce36">
            <text:p>5,632</text:p>
          </table:table-cell>
          <table:table-cell office:value-type="float" office:value="7.78" table:style-name="ce37">
            <text:p>7.78</text:p>
          </table:table-cell>
          <table:table-cell office:value-type="float" office:value="3182" table:style-name="ce38">
            <text:p><text:s text:c="3"/>3,182</text:p>
          </table:table-cell>
          <table:table-cell office:value-type="float" office:value="1.73" table:style-name="ce37">
            <text:p>1.73</text:p>
          </table:table-cell>
          <table:table-cell office:value-type="float" office:value="9855" table:style-name="ce36">
            <text:p>9,855</text:p>
          </table:table-cell>
          <table:table-cell office:value-type="float" office:value="5.35" table:style-name="ce37">
            <text:p>5.35</text:p>
          </table:table-cell>
          <table:table-cell office:value-type="float" office:value="4425" table:style-name="ce36">
            <text:p>4,425</text:p>
          </table:table-cell>
          <table:table-cell office:value-type="float" office:value="2.4" table:style-name="ce37">
            <text:p>2.40</text:p>
          </table:table-cell>
          <table:table-cell office:value-type="float" office:value="101194" table:style-name="ce36">
            <text:p>101,194</text:p>
          </table:table-cell>
          <table:table-cell office:value-type="float" office:value="100879" table:style-name="ce36">
            <text:p>100,879</text:p>
          </table:table-cell>
          <table:table-cell office:value-type="float" office:value="521183" table:style-name="ce39">
            <text:p>521,183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3 月</text:p>
          </table:table-cell>
          <table:covered-table-cell/>
          <table:table-cell office:value-type="float" office:value="8081433" table:style-name="ce36">
            <text:p>8,081,433</text:p>
          </table:table-cell>
          <table:table-cell office:value-type="float" office:value="23239268" table:style-name="ce36">
            <text:p>23,239,268</text:p>
          </table:table-cell>
          <table:table-cell office:value-type="float" office:value="11648121" table:style-name="ce36">
            <text:p>11,648,121</text:p>
          </table:table-cell>
          <table:table-cell office:value-type="float" office:value="11591147" table:style-name="ce36">
            <text:p>11,591,147</text:p>
          </table:table-cell>
          <table:table-cell office:value-type="float" office:value="19283" table:style-name="ce36">
            <text:p>19,283</text:p>
          </table:table-cell>
          <table:table-cell office:value-type="float" office:value="9940" table:style-name="ce36">
            <text:p>9,940</text:p>
          </table:table-cell>
          <table:table-cell office:value-type="float" office:value="9343" table:style-name="ce36">
            <text:p>9,343</text:p>
          </table:table-cell>
          <table:table-cell office:value-type="float" office:value="9.8000000000000007" table:style-name="ce37">
            <text:p>9.80</text:p>
          </table:table-cell>
          <table:table-cell office:value-type="float" office:value="14487" table:style-name="ce36">
            <text:p>14,487</text:p>
          </table:table-cell>
          <table:table-cell office:value-type="float" office:value="8778" table:style-name="ce36">
            <text:p>8,778</text:p>
          </table:table-cell>
          <table:table-cell office:value-type="float" office:value="5709" table:style-name="ce36">
            <text:p>5,709</text:p>
          </table:table-cell>
          <table:table-cell office:value-type="float" office:value="7.36" table:style-name="ce37">
            <text:p>7.36</text:p>
          </table:table-cell>
          <table:table-cell office:value-type="float" office:value="4796" table:style-name="ce38">
            <text:p><text:s text:c="3"/>4,796</text:p>
          </table:table-cell>
          <table:table-cell office:value-type="float" office:value="2.44" table:style-name="ce37">
            <text:p>2.44</text:p>
          </table:table-cell>
          <table:table-cell office:value-type="float" office:value="15151" table:style-name="ce36">
            <text:p>15,151</text:p>
          </table:table-cell>
          <table:table-cell office:value-type="float" office:value="7.7" table:style-name="ce37">
            <text:p>7.70</text:p>
          </table:table-cell>
          <table:table-cell office:value-type="float" office:value="4989" table:style-name="ce36">
            <text:p>4,989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03872" table:style-name="ce36">
            <text:p>103,872</text:p>
          </table:table-cell>
          <table:table-cell office:value-type="float" office:value="103403" table:style-name="ce36">
            <text:p>103,403</text:p>
          </table:table-cell>
          <table:table-cell office:value-type="float" office:value="521709" table:style-name="ce39">
            <text:p>521,70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4 月</text:p>
          </table:table-cell>
          <table:covered-table-cell/>
          <table:table-cell office:value-type="float" office:value="8091437" table:style-name="ce36">
            <text:p>8,091,437</text:p>
          </table:table-cell>
          <table:table-cell office:value-type="float" office:value="23245018" table:style-name="ce36">
            <text:p>23,245,018</text:p>
          </table:table-cell>
          <table:table-cell office:value-type="float" office:value="11649610" table:style-name="ce36">
            <text:p>11,649,610</text:p>
          </table:table-cell>
          <table:table-cell office:value-type="float" office:value="11595408" table:style-name="ce36">
            <text:p>11,595,408</text:p>
          </table:table-cell>
          <table:table-cell office:value-type="float" office:value="17405" table:style-name="ce36">
            <text:p>17,405</text:p>
          </table:table-cell>
          <table:table-cell office:value-type="float" office:value="8957" table:style-name="ce36">
            <text:p>8,957</text:p>
          </table:table-cell>
          <table:table-cell office:value-type="float" office:value="8448" table:style-name="ce36">
            <text:p>8,448</text:p>
          </table:table-cell>
          <table:table-cell office:value-type="float" office:value="9.14" table:style-name="ce37">
            <text:p>9.14</text:p>
          </table:table-cell>
          <table:table-cell office:value-type="float" office:value="12919" table:style-name="ce36">
            <text:p>12,919</text:p>
          </table:table-cell>
          <table:table-cell office:value-type="float" office:value="7818" table:style-name="ce36">
            <text:p>7,818</text:p>
          </table:table-cell>
          <table:table-cell office:value-type="float" office:value="5101" table:style-name="ce36">
            <text:p>5,101</text:p>
          </table:table-cell>
          <table:table-cell office:value-type="float" office:value="6.78" table:style-name="ce37">
            <text:p>6.78</text:p>
          </table:table-cell>
          <table:table-cell office:value-type="float" office:value="4486" table:style-name="ce38">
            <text:p><text:s text:c="3"/>4,486</text:p>
          </table:table-cell>
          <table:table-cell office:value-type="float" office:value="2.35" table:style-name="ce37">
            <text:p>2.35</text:p>
          </table:table-cell>
          <table:table-cell office:value-type="float" office:value="10110" table:style-name="ce36">
            <text:p>10,110</text:p>
          </table:table-cell>
          <table:table-cell office:value-type="float" office:value="5.31" table:style-name="ce37">
            <text:p>5.31</text:p>
          </table:table-cell>
          <table:table-cell office:value-type="float" office:value="4795" table:style-name="ce36">
            <text:p>4,795</text:p>
          </table:table-cell>
          <table:table-cell office:value-type="float" office:value="2.52" table:style-name="ce37">
            <text:p>2.52</text:p>
          </table:table-cell>
          <table:table-cell office:value-type="float" office:value="91444" table:style-name="ce36">
            <text:p>91,444</text:p>
          </table:table-cell>
          <table:table-cell office:value-type="float" office:value="90180" table:style-name="ce36">
            <text:p>90,180</text:p>
          </table:table-cell>
          <table:table-cell office:value-type="float" office:value="522245" table:style-name="ce39">
            <text:p>522,245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5 月</text:p>
          </table:table-cell>
          <table:covered-table-cell/>
          <table:table-cell office:value-type="float" office:value="8103991" table:style-name="ce36">
            <text:p>8,103,991</text:p>
          </table:table-cell>
          <table:table-cell office:value-type="float" office:value="23252392" table:style-name="ce36">
            <text:p>23,252,392</text:p>
          </table:table-cell>
          <table:table-cell office:value-type="float" office:value="11651384" table:style-name="ce36">
            <text:p>11,651,384</text:p>
          </table:table-cell>
          <table:table-cell office:value-type="float" office:value="11601008" table:style-name="ce36">
            <text:p>11,601,008</text:p>
          </table:table-cell>
          <table:table-cell office:value-type="float" office:value="18542" table:style-name="ce36">
            <text:p>18,542</text:p>
          </table:table-cell>
          <table:table-cell office:value-type="float" office:value="9527" table:style-name="ce36">
            <text:p>9,527</text:p>
          </table:table-cell>
          <table:table-cell office:value-type="float" office:value="9015" table:style-name="ce36">
            <text:p>9,015</text:p>
          </table:table-cell>
          <table:table-cell office:value-type="float" office:value="9.42" table:style-name="ce37">
            <text:p>9.42</text:p>
          </table:table-cell>
          <table:table-cell office:value-type="float" office:value="13120" table:style-name="ce36">
            <text:p>13,120</text:p>
          </table:table-cell>
          <table:table-cell office:value-type="float" office:value="7977" table:style-name="ce36">
            <text:p>7,977</text:p>
          </table:table-cell>
          <table:table-cell office:value-type="float" office:value="5143" table:style-name="ce36">
            <text:p>5,143</text:p>
          </table:table-cell>
          <table:table-cell office:value-type="float" office:value="6.66" table:style-name="ce37">
            <text:p>6.66</text:p>
          </table:table-cell>
          <table:table-cell office:value-type="float" office:value="5422" table:style-name="ce38">
            <text:p><text:s text:c="3"/>5,422</text:p>
          </table:table-cell>
          <table:table-cell office:value-type="float" office:value="2.75" table:style-name="ce37">
            <text:p>2.75</text:p>
          </table:table-cell>
          <table:table-cell office:value-type="float" office:value="10630" table:style-name="ce36">
            <text:p>10,630</text:p>
          </table:table-cell>
          <table:table-cell office:value-type="float" office:value="5.4" table:style-name="ce37">
            <text:p>5.40</text:p>
          </table:table-cell>
          <table:table-cell office:value-type="float" office:value="5110" table:style-name="ce36">
            <text:p>5,110</text:p>
          </table:table-cell>
          <table:table-cell office:value-type="float" office:value="2.6" table:style-name="ce37">
            <text:p>2.60</text:p>
          </table:table-cell>
          <table:table-cell office:value-type="float" office:value="103777" table:style-name="ce36">
            <text:p>103,777</text:p>
          </table:table-cell>
          <table:table-cell office:value-type="float" office:value="101825" table:style-name="ce36">
            <text:p>101,825</text:p>
          </table:table-cell>
          <table:table-cell office:value-type="float" office:value="522942" table:style-name="ce39">
            <text:p>522,942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6 月</text:p>
          </table:table-cell>
          <table:covered-table-cell/>
          <table:table-cell office:value-type="float" office:value="8114073" table:style-name="ce36">
            <text:p>8,114,073</text:p>
          </table:table-cell>
          <table:table-cell office:value-type="float" office:value="23261747" table:style-name="ce36">
            <text:p>23,261,747</text:p>
          </table:table-cell>
          <table:table-cell office:value-type="float" office:value="11654907" table:style-name="ce36">
            <text:p>11,654,907</text:p>
          </table:table-cell>
          <table:table-cell office:value-type="float" office:value="11606840" table:style-name="ce36">
            <text:p>11,606,840</text:p>
          </table:table-cell>
          <table:table-cell office:value-type="float" office:value="19482" table:style-name="ce36">
            <text:p>19,482</text:p>
          </table:table-cell>
          <table:table-cell office:value-type="float" office:value="10192" table:style-name="ce36">
            <text:p>10,192</text:p>
          </table:table-cell>
          <table:table-cell office:value-type="float" office:value="9290" table:style-name="ce36">
            <text:p>9,290</text:p>
          </table:table-cell>
          <table:table-cell office:value-type="float" office:value="10.220000000000001" table:style-name="ce37">
            <text:p>10.22</text:p>
          </table:table-cell>
          <table:table-cell office:value-type="float" office:value="11719" table:style-name="ce36">
            <text:p>11,719</text:p>
          </table:table-cell>
          <table:table-cell office:value-type="float" office:value="7053" table:style-name="ce36">
            <text:p>7,053</text:p>
          </table:table-cell>
          <table:table-cell office:value-type="float" office:value="4666" table:style-name="ce36">
            <text:p>4,666</text:p>
          </table:table-cell>
          <table:table-cell office:value-type="float" office:value="6.15" table:style-name="ce37">
            <text:p>6.15</text:p>
          </table:table-cell>
          <table:table-cell office:value-type="float" office:value="7763" table:style-name="ce38">
            <text:p><text:s text:c="3"/>7,763</text:p>
          </table:table-cell>
          <table:table-cell office:value-type="float" office:value="4.07" table:style-name="ce37">
            <text:p>4.07</text:p>
          </table:table-cell>
          <table:table-cell office:value-type="float" office:value="10543" table:style-name="ce36">
            <text:p>10,543</text:p>
          </table:table-cell>
          <table:table-cell office:value-type="float" office:value="5.53" table:style-name="ce37">
            <text:p>5.53</text:p>
          </table:table-cell>
          <table:table-cell office:value-type="float" office:value="4661" table:style-name="ce36">
            <text:p>4,661</text:p>
          </table:table-cell>
          <table:table-cell office:value-type="float" office:value="2.4500000000000002" table:style-name="ce37">
            <text:p>2.45</text:p>
          </table:table-cell>
          <table:table-cell office:value-type="float" office:value="89886" table:style-name="ce36">
            <text:p>89,886</text:p>
          </table:table-cell>
          <table:table-cell office:value-type="float" office:value="88294" table:style-name="ce36">
            <text:p>88,294</text:p>
          </table:table-cell>
          <table:table-cell office:value-type="float" office:value="523498" table:style-name="ce39">
            <text:p>523,498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7 月</text:p>
          </table:table-cell>
          <table:covered-table-cell/>
          <table:table-cell office:value-type="float" office:value="8129272" table:style-name="ce36">
            <text:p>8,129,272</text:p>
          </table:table-cell>
          <table:table-cell office:value-type="float" office:value="23268372" table:style-name="ce36">
            <text:p>23,268,372</text:p>
          </table:table-cell>
          <table:table-cell office:value-type="float" office:value="11656497" table:style-name="ce36">
            <text:p>11,656,497</text:p>
          </table:table-cell>
          <table:table-cell office:value-type="float" office:value="11611875" table:style-name="ce36">
            <text:p>11,611,875</text:p>
          </table:table-cell>
          <table:table-cell office:value-type="float" office:value="16897" table:style-name="ce36">
            <text:p>16,897</text:p>
          </table:table-cell>
          <table:table-cell office:value-type="float" office:value="8806" table:style-name="ce36">
            <text:p>8,806</text:p>
          </table:table-cell>
          <table:table-cell office:value-type="float" office:value="8091" table:style-name="ce36">
            <text:p>8,091</text:p>
          </table:table-cell>
          <table:table-cell office:value-type="float" office:value="8.57" table:style-name="ce37">
            <text:p>8.57</text:p>
          </table:table-cell>
          <table:table-cell office:value-type="float" office:value="13576" table:style-name="ce36">
            <text:p>13,576</text:p>
          </table:table-cell>
          <table:table-cell office:value-type="float" office:value="8190" table:style-name="ce36">
            <text:p>8,190</text:p>
          </table:table-cell>
          <table:table-cell office:value-type="float" office:value="5386" table:style-name="ce36">
            <text:p>5,386</text:p>
          </table:table-cell>
          <table:table-cell office:value-type="float" office:value="6.89" table:style-name="ce37">
            <text:p>6.89</text:p>
          </table:table-cell>
          <table:table-cell office:value-type="float" office:value="3321" table:style-name="ce38">
            <text:p><text:s text:c="3"/>3,321</text:p>
          </table:table-cell>
          <table:table-cell office:value-type="float" office:value="1.69" table:style-name="ce37">
            <text:p>1.69</text:p>
          </table:table-cell>
          <table:table-cell office:value-type="float" office:value="12306" table:style-name="ce36">
            <text:p>12,306</text:p>
          </table:table-cell>
          <table:table-cell office:value-type="float" office:value="6.24" table:style-name="ce37">
            <text:p>6.24</text:p>
          </table:table-cell>
          <table:table-cell office:value-type="float" office:value="5189" table:style-name="ce36">
            <text:p>5,189</text:p>
          </table:table-cell>
          <table:table-cell office:value-type="float" office:value="2.63" table:style-name="ce37">
            <text:p>2.63</text:p>
          </table:table-cell>
          <table:table-cell office:value-type="float" office:value="108129" table:style-name="ce36">
            <text:p>108,129</text:p>
          </table:table-cell>
          <table:table-cell office:value-type="float" office:value="104825" table:style-name="ce36">
            <text:p>104,825</text:p>
          </table:table-cell>
          <table:table-cell office:value-type="float" office:value="524059" table:style-name="ce39">
            <text:p>524,05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8 月</text:p>
          </table:table-cell>
          <table:covered-table-cell/>
          <table:table-cell office:value-type="float" office:value="8148406" table:style-name="ce36">
            <text:p>8,148,406</text:p>
          </table:table-cell>
          <table:table-cell office:value-type="float" office:value="23276441" table:style-name="ce36">
            <text:p>23,276,441</text:p>
          </table:table-cell>
          <table:table-cell office:value-type="float" office:value="11658899" table:style-name="ce36">
            <text:p>11,658,899</text:p>
          </table:table-cell>
          <table:table-cell office:value-type="float" office:value="11617542" table:style-name="ce36">
            <text:p>11,617,542</text:p>
          </table:table-cell>
          <table:table-cell office:value-type="float" office:value="19615" table:style-name="ce36">
            <text:p>19,615</text:p>
          </table:table-cell>
          <table:table-cell office:value-type="float" office:value="10020" table:style-name="ce36">
            <text:p>10,020</text:p>
          </table:table-cell>
          <table:table-cell office:value-type="float" office:value="9595" table:style-name="ce36">
            <text:p>9,595</text:p>
          </table:table-cell>
          <table:table-cell office:value-type="float" office:value="9.9499999999999993" table:style-name="ce37">
            <text:p>9.95</text:p>
          </table:table-cell>
          <table:table-cell office:value-type="float" office:value="12726" table:style-name="ce36">
            <text:p>12,726</text:p>
          </table:table-cell>
          <table:table-cell office:value-type="float" office:value="7696" table:style-name="ce36">
            <text:p>7,696</text:p>
          </table:table-cell>
          <table:table-cell office:value-type="float" office:value="5030" table:style-name="ce36">
            <text:p>5,030</text:p>
          </table:table-cell>
          <table:table-cell office:value-type="float" office:value="6.46" table:style-name="ce37">
            <text:p>6.46</text:p>
          </table:table-cell>
          <table:table-cell office:value-type="float" office:value="6889" table:style-name="ce38">
            <text:p><text:s text:c="3"/>6,889</text:p>
          </table:table-cell>
          <table:table-cell office:value-type="float" office:value="3.49" table:style-name="ce37">
            <text:p>3.49</text:p>
          </table:table-cell>
          <table:table-cell office:value-type="float" office:value="8045" table:style-name="ce36">
            <text:p>8,045</text:p>
          </table:table-cell>
          <table:table-cell office:value-type="float" office:value="4.08" table:style-name="ce37">
            <text:p>4.08</text:p>
          </table:table-cell>
          <table:table-cell office:value-type="float" office:value="4993" table:style-name="ce36">
            <text:p>4,993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14752" table:style-name="ce36">
            <text:p>114,752</text:p>
          </table:table-cell>
          <table:table-cell office:value-type="float" office:value="113572" table:style-name="ce36">
            <text:p>113,572</text:p>
          </table:table-cell>
          <table:table-cell office:value-type="float" office:value="524854" table:style-name="ce39">
            <text:p>524,854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9 月</text:p>
          </table:table-cell>
          <table:covered-table-cell/>
          <table:table-cell office:value-type="float" office:value="8167676" table:style-name="ce36">
            <text:p>8,167,676</text:p>
          </table:table-cell>
          <table:table-cell office:value-type="float" office:value="23282670" table:style-name="ce36">
            <text:p>23,282,670</text:p>
          </table:table-cell>
          <table:table-cell office:value-type="float" office:value="11660959" table:style-name="ce36">
            <text:p>11,660,959</text:p>
          </table:table-cell>
          <table:table-cell office:value-type="float" office:value="11621711" table:style-name="ce36">
            <text:p>11,621,711</text:p>
          </table:table-cell>
          <table:table-cell office:value-type="float" office:value="18908" table:style-name="ce36">
            <text:p>18,908</text:p>
          </table:table-cell>
          <table:table-cell office:value-type="float" office:value="9831" table:style-name="ce36">
            <text:p>9,831</text:p>
          </table:table-cell>
          <table:table-cell office:value-type="float" office:value="9077" table:style-name="ce36">
            <text:p>9,077</text:p>
          </table:table-cell>
          <table:table-cell office:value-type="float" office:value="9.91" table:style-name="ce37">
            <text:p>9.91</text:p>
          </table:table-cell>
          <table:table-cell office:value-type="float" office:value="11359" table:style-name="ce36">
            <text:p>11,359</text:p>
          </table:table-cell>
          <table:table-cell office:value-type="float" office:value="6947" table:style-name="ce36">
            <text:p>6,947</text:p>
          </table:table-cell>
          <table:table-cell office:value-type="float" office:value="4412" table:style-name="ce36">
            <text:p>4,412</text:p>
          </table:table-cell>
          <table:table-cell office:value-type="float" office:value="5.95" table:style-name="ce37">
            <text:p>5.95</text:p>
          </table:table-cell>
          <table:table-cell office:value-type="float" office:value="7549" table:style-name="ce38">
            <text:p><text:s text:c="3"/>7,549</text:p>
          </table:table-cell>
          <table:table-cell office:value-type="float" office:value="3.96" table:style-name="ce37">
            <text:p>3.96</text:p>
          </table:table-cell>
          <table:table-cell office:value-type="float" office:value="7924" table:style-name="ce36">
            <text:p>7,924</text:p>
          </table:table-cell>
          <table:table-cell office:value-type="float" office:value="4.1500000000000004" table:style-name="ce37">
            <text:p>4.15</text:p>
          </table:table-cell>
          <table:table-cell office:value-type="float" office:value="4530" table:style-name="ce36">
            <text:p>4,530</text:p>
          </table:table-cell>
          <table:table-cell office:value-type="float" office:value="2.37" table:style-name="ce37">
            <text:p>2.37</text:p>
          </table:table-cell>
          <table:table-cell office:value-type="float" office:value="94126" table:style-name="ce36">
            <text:p>94,126</text:p>
          </table:table-cell>
          <table:table-cell office:value-type="float" office:value="95446" table:style-name="ce36">
            <text:p>95,446</text:p>
          </table:table-cell>
          <table:table-cell office:value-type="float" office:value="525539" table:style-name="ce39">
            <text:p>525,53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10 月</text:p>
          </table:table-cell>
          <table:covered-table-cell/>
          <table:table-cell office:value-type="float" office:value="8172681" table:style-name="ce36">
            <text:p>8,172,681</text:p>
          </table:table-cell>
          <table:table-cell office:value-type="float" office:value="23293593" table:style-name="ce36">
            <text:p>23,293,593</text:p>
          </table:table-cell>
          <table:table-cell office:value-type="float" office:value="11665126" table:style-name="ce36">
            <text:p>11,665,126</text:p>
          </table:table-cell>
          <table:table-cell office:value-type="float" office:value="11628467" table:style-name="ce36">
            <text:p>11,628,467</text:p>
          </table:table-cell>
          <table:table-cell office:value-type="float" office:value="23398" table:style-name="ce36">
            <text:p>23,398</text:p>
          </table:table-cell>
          <table:table-cell office:value-type="float" office:value="12163" table:style-name="ce36">
            <text:p>12,163</text:p>
          </table:table-cell>
          <table:table-cell office:value-type="float" office:value="11235" table:style-name="ce36">
            <text:p>11,235</text:p>
          </table:table-cell>
          <table:table-cell office:value-type="float" office:value="11.86" table:style-name="ce37">
            <text:p>11.86</text:p>
          </table:table-cell>
          <table:table-cell office:value-type="float" office:value="13107" table:style-name="ce36">
            <text:p>13,107</text:p>
          </table:table-cell>
          <table:table-cell office:value-type="float" office:value="7860" table:style-name="ce36">
            <text:p>7,860</text:p>
          </table:table-cell>
          <table:table-cell office:value-type="float" office:value="5247" table:style-name="ce36">
            <text:p>5,247</text:p>
          </table:table-cell>
          <table:table-cell office:value-type="float" office:value="6.64" table:style-name="ce37">
            <text:p>6.64</text:p>
          </table:table-cell>
          <table:table-cell office:value-type="float" office:value="10291" table:style-name="ce38">
            <text:p><text:s text:c="3"/>10,291</text:p>
          </table:table-cell>
          <table:table-cell office:value-type="float" office:value="5.22" table:style-name="ce37">
            <text:p>5.22</text:p>
          </table:table-cell>
          <table:table-cell office:value-type="float" office:value="13797" table:style-name="ce36">
            <text:p>13,797</text:p>
          </table:table-cell>
          <table:table-cell office:value-type="float" office:value="6.99" table:style-name="ce37">
            <text:p>6.99</text:p>
          </table:table-cell>
          <table:table-cell office:value-type="float" office:value="5102" table:style-name="ce36">
            <text:p>5,102</text:p>
          </table:table-cell>
          <table:table-cell office:value-type="float" office:value="2.59" table:style-name="ce37">
            <text:p>2.59</text:p>
          </table:table-cell>
          <table:table-cell office:value-type="float" office:value="84014" table:style-name="ce36">
            <text:p>84,014</text:p>
          </table:table-cell>
          <table:table-cell office:value-type="float" office:value="83382" table:style-name="ce36">
            <text:p>83,382</text:p>
          </table:table-cell>
          <table:table-cell office:value-type="float" office:value="526148" table:style-name="ce39">
            <text:p>526,148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11 月</text:p>
          </table:table-cell>
          <table:covered-table-cell/>
          <table:table-cell office:value-type="float" office:value="8179429" table:style-name="ce36">
            <text:p>8,179,429</text:p>
          </table:table-cell>
          <table:table-cell office:value-type="float" office:value="23305021" table:style-name="ce36">
            <text:p>23,305,021</text:p>
          </table:table-cell>
          <table:table-cell office:value-type="float" office:value="11669309" table:style-name="ce36">
            <text:p>11,669,309</text:p>
          </table:table-cell>
          <table:table-cell office:value-type="float" office:value="11635712" table:style-name="ce36">
            <text:p>11,635,712</text:p>
          </table:table-cell>
          <table:table-cell office:value-type="float" office:value="21953" table:style-name="ce36">
            <text:p>21,953</text:p>
          </table:table-cell>
          <table:table-cell office:value-type="float" office:value="11425" table:style-name="ce36">
            <text:p>11,425</text:p>
          </table:table-cell>
          <table:table-cell office:value-type="float" office:value="10528" table:style-name="ce36">
            <text:p>10,528</text:p>
          </table:table-cell>
          <table:table-cell office:value-type="float" office:value="11.5" table:style-name="ce37">
            <text:p>11.50</text:p>
          </table:table-cell>
          <table:table-cell office:value-type="float" office:value="12086" table:style-name="ce36">
            <text:p>12,086</text:p>
          </table:table-cell>
          <table:table-cell office:value-type="float" office:value="7387" table:style-name="ce36">
            <text:p>7,387</text:p>
          </table:table-cell>
          <table:table-cell office:value-type="float" office:value="4699" table:style-name="ce36">
            <text:p>4,699</text:p>
          </table:table-cell>
          <table:table-cell office:value-type="float" office:value="6.33" table:style-name="ce37">
            <text:p>6.33</text:p>
          </table:table-cell>
          <table:table-cell office:value-type="float" office:value="9867" table:style-name="ce38">
            <text:p><text:s text:c="3"/>9,867</text:p>
          </table:table-cell>
          <table:table-cell office:value-type="float" office:value="5.17" table:style-name="ce37">
            <text:p>5.17</text:p>
          </table:table-cell>
          <table:table-cell office:value-type="float" office:value="15280" table:style-name="ce36">
            <text:p>15,280</text:p>
          </table:table-cell>
          <table:table-cell office:value-type="float" office:value="8" table:style-name="ce37">
            <text:p>8.00</text:p>
          </table:table-cell>
          <table:table-cell office:value-type="float" office:value="4499" table:style-name="ce36">
            <text:p>4,499</text:p>
          </table:table-cell>
          <table:table-cell office:value-type="float" office:value="2.36" table:style-name="ce37">
            <text:p>2.36</text:p>
          </table:table-cell>
          <table:table-cell office:value-type="float" office:value="78779" table:style-name="ce36">
            <text:p>78,779</text:p>
          </table:table-cell>
          <table:table-cell office:value-type="float" office:value="77218" table:style-name="ce36">
            <text:p>77,218</text:p>
          </table:table-cell>
          <table:table-cell office:value-type="float" office:value="526720" table:style-name="ce39">
            <text:p>526,720</text:p>
          </table:table-cell>
          <table:table-cell table:number-columns-repeated="16361" table:style-name="ce29"/>
        </table:table-row>
        <table:table-row table:style-name="ro9" table:visibility="collapse">
          <table:table-cell office:value-type="string" table:number-columns-spanned="2" table:number-rows-spanned="1" table:style-name="ce203">
            <text:p>12 月</text:p>
          </table:table-cell>
          <table:covered-table-cell/>
          <table:table-cell office:value-type="float" office:value="8186432" table:style-name="ce36">
            <text:p>8,186,432</text:p>
          </table:table-cell>
          <table:table-cell office:value-type="float" office:value="23315822" table:style-name="ce36">
            <text:p>23,315,822</text:p>
          </table:table-cell>
          <table:table-cell office:value-type="float" office:value="11673319" table:style-name="ce36">
            <text:p>11,673,319</text:p>
          </table:table-cell>
          <table:table-cell office:value-type="float" office:value="11642503" table:style-name="ce36">
            <text:p>11,642,503</text:p>
          </table:table-cell>
          <table:table-cell office:value-type="float" office:value="21202" table:style-name="ce36">
            <text:p>21,202</text:p>
          </table:table-cell>
          <table:table-cell office:value-type="float" office:value="10861" table:style-name="ce36">
            <text:p>10,861</text:p>
          </table:table-cell>
          <table:table-cell office:value-type="float" office:value="10341" table:style-name="ce36">
            <text:p>10,341</text:p>
          </table:table-cell>
          <table:table-cell office:value-type="float" office:value="10.74" table:style-name="ce37">
            <text:p>10.74</text:p>
          </table:table-cell>
          <table:table-cell office:value-type="float" office:value="11843" table:style-name="ce36">
            <text:p>11,843</text:p>
          </table:table-cell>
          <table:table-cell office:value-type="float" office:value="7247" table:style-name="ce36">
            <text:p>7,247</text:p>
          </table:table-cell>
          <table:table-cell office:value-type="float" office:value="4596" table:style-name="ce36">
            <text:p>4,596</text:p>
          </table:table-cell>
          <table:table-cell office:value-type="float" office:value="6" table:style-name="ce37">
            <text:p>6.00</text:p>
          </table:table-cell>
          <table:table-cell office:value-type="float" office:value="9359" table:style-name="ce38">
            <text:p><text:s text:c="3"/>9,359</text:p>
          </table:table-cell>
          <table:table-cell office:value-type="float" office:value="4.74" table:style-name="ce37">
            <text:p>4.74</text:p>
          </table:table-cell>
          <table:table-cell office:value-type="float" office:value="15301" table:style-name="ce36">
            <text:p>15,301</text:p>
          </table:table-cell>
          <table:table-cell office:value-type="float" office:value="7.75" table:style-name="ce37">
            <text:p>7.75</text:p>
          </table:table-cell>
          <table:table-cell office:value-type="float" office:value="4054" table:style-name="ce36">
            <text:p>4,054</text:p>
          </table:table-cell>
          <table:table-cell office:value-type="float" office:value="2.0499999999999998" table:style-name="ce37">
            <text:p>2.05</text:p>
          </table:table-cell>
          <table:table-cell office:value-type="float" office:value="78245" table:style-name="ce36">
            <text:p>78,245</text:p>
          </table:table-cell>
          <table:table-cell office:value-type="float" office:value="76803" table:style-name="ce36">
            <text:p>76,803</text:p>
          </table:table-cell>
          <table:table-cell office:value-type="float" office:value="527250" table:style-name="ce39">
            <text:p>527,250</text:p>
          </table:table-cell>
          <table:table-cell table:number-columns-repeated="16361" table:style-name="ce29"/>
        </table:table-row>
        <table:table-row table:style-name="ro10">
          <table:table-cell office:value-type="string" table:number-columns-spanned="2" table:number-rows-spanned="1" table:style-name="ce235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2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2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2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2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2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8">
            <text:p>533,601</text:p>
          </table:table-cell>
          <table:table-cell table:number-columns-repeated="16361" table:style-name="ce27"/>
        </table:table-row>
        <table:table-row table:style-name="ro11">
          <table:table-cell office:value-type="string" table:number-columns-spanned="2" table:number-rows-spanned="1" table:style-name="ce203">
            <text:p>1 月</text:p>
          </table:table-cell>
          <table:covered-table-cell/>
          <table:table-cell office:value-type="float" office:value="8192452" table:style-name="ce36">
            <text:p>8,192,452</text:p>
          </table:table-cell>
          <table:table-cell office:value-type="float" office:value="23324092" table:style-name="ce36">
            <text:p>23,324,092</text:p>
          </table:table-cell>
          <table:table-cell office:value-type="float" office:value="11675658" table:style-name="ce36">
            <text:p>11,675,658</text:p>
          </table:table-cell>
          <table:table-cell office:value-type="float" office:value="11648434" table:style-name="ce36">
            <text:p>11,648,434</text:p>
          </table:table-cell>
          <table:table-cell office:value-type="float" office:value="21982" table:style-name="ce36">
            <text:p>21,982</text:p>
          </table:table-cell>
          <table:table-cell office:value-type="float" office:value="11336" table:style-name="ce36">
            <text:p>11,336</text:p>
          </table:table-cell>
          <table:table-cell office:value-type="float" office:value="10646" table:style-name="ce36">
            <text:p>10,646</text:p>
          </table:table-cell>
          <table:table-cell office:value-type="float" office:value="11.1" table:style-name="ce37">
            <text:p>11.10</text:p>
          </table:table-cell>
          <table:table-cell office:value-type="float" office:value="15352" table:style-name="ce36">
            <text:p>15,352</text:p>
          </table:table-cell>
          <table:table-cell office:value-type="float" office:value="9318" table:style-name="ce36">
            <text:p>9,318</text:p>
          </table:table-cell>
          <table:table-cell office:value-type="float" office:value="6034" table:style-name="ce36">
            <text:p>6,034</text:p>
          </table:table-cell>
          <table:table-cell office:value-type="float" office:value="7.75" table:style-name="ce37">
            <text:p>7.75</text:p>
          </table:table-cell>
          <table:table-cell office:value-type="float" office:value="6630" table:style-name="ce38">
            <text:p><text:s text:c="3"/>6,630</text:p>
          </table:table-cell>
          <table:table-cell office:value-type="float" office:value="3.35" table:style-name="ce37">
            <text:p>3.35</text:p>
          </table:table-cell>
          <table:table-cell office:value-type="float" office:value="17258" table:style-name="ce36">
            <text:p>17,258</text:p>
          </table:table-cell>
          <table:table-cell office:value-type="float" office:value="8.7100000000000009" table:style-name="ce37">
            <text:p>8.71</text:p>
          </table:table-cell>
          <table:table-cell office:value-type="float" office:value="4266" table:style-name="ce36">
            <text:p>4,266</text:p>
          </table:table-cell>
          <table:table-cell office:value-type="float" office:value="2.15" table:style-name="ce37">
            <text:p>2.15</text:p>
          </table:table-cell>
          <table:table-cell office:value-type="float" office:value="87345" table:style-name="ce36">
            <text:p>87,345</text:p>
          </table:table-cell>
          <table:table-cell office:value-type="float" office:value="85705" table:style-name="ce36">
            <text:p>85,705</text:p>
          </table:table-cell>
          <table:table-cell office:value-type="float" office:value="527767" table:style-name="ce39">
            <text:p>527,767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2 月</text:p>
          </table:table-cell>
          <table:covered-table-cell/>
          <table:table-cell office:value-type="float" office:value="8196168" table:style-name="ce36">
            <text:p>8,196,168</text:p>
          </table:table-cell>
          <table:table-cell office:value-type="float" office:value="23328602" table:style-name="ce36">
            <text:p>23,328,602</text:p>
          </table:table-cell>
          <table:table-cell office:value-type="float" office:value="11676654" table:style-name="ce36">
            <text:p>11,676,654</text:p>
          </table:table-cell>
          <table:table-cell office:value-type="float" office:value="11651948" table:style-name="ce36">
            <text:p>11,651,948</text:p>
          </table:table-cell>
          <table:table-cell office:value-type="float" office:value="15666" table:style-name="ce36">
            <text:p>15,666</text:p>
          </table:table-cell>
          <table:table-cell office:value-type="float" office:value="8071" table:style-name="ce36">
            <text:p>8,071</text:p>
          </table:table-cell>
          <table:table-cell office:value-type="float" office:value="7595" table:style-name="ce36">
            <text:p>7,595</text:p>
          </table:table-cell>
          <table:table-cell office:value-type="float" office:value="8.75" table:style-name="ce37">
            <text:p>8.75</text:p>
          </table:table-cell>
          <table:table-cell office:value-type="float" office:value="11838" table:style-name="ce36">
            <text:p>11,838</text:p>
          </table:table-cell>
          <table:table-cell office:value-type="float" office:value="7228" table:style-name="ce36">
            <text:p>7,228</text:p>
          </table:table-cell>
          <table:table-cell office:value-type="float" office:value="4610" table:style-name="ce36">
            <text:p>4,610</text:p>
          </table:table-cell>
          <table:table-cell office:value-type="float" office:value="6.62" table:style-name="ce37">
            <text:p>6.62</text:p>
          </table:table-cell>
          <table:table-cell office:value-type="float" office:value="3828" table:style-name="ce38">
            <text:p><text:s text:c="3"/>3,828</text:p>
          </table:table-cell>
          <table:table-cell office:value-type="float" office:value="2.14" table:style-name="ce37">
            <text:p>2.14</text:p>
          </table:table-cell>
          <table:table-cell office:value-type="float" office:value="7774" table:style-name="ce36">
            <text:p>7,774</text:p>
          </table:table-cell>
          <table:table-cell office:value-type="float" office:value="4.34" table:style-name="ce37">
            <text:p>4.34</text:p>
          </table:table-cell>
          <table:table-cell office:value-type="float" office:value="3282" table:style-name="ce36">
            <text:p>3,282</text:p>
          </table:table-cell>
          <table:table-cell office:value-type="float" office:value="1.83" table:style-name="ce37">
            <text:p>1.83</text:p>
          </table:table-cell>
          <table:table-cell office:value-type="float" office:value="66522" table:style-name="ce36">
            <text:p>66,522</text:p>
          </table:table-cell>
          <table:table-cell office:value-type="float" office:value="65840" table:style-name="ce36">
            <text:p>65,840</text:p>
          </table:table-cell>
          <table:table-cell office:value-type="float" office:value="528232" table:style-name="ce39">
            <text:p>528,232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3 月</text:p>
          </table:table-cell>
          <table:covered-table-cell/>
          <table:table-cell office:value-type="float" office:value="8203875" table:style-name="ce36">
            <text:p>8,203,875</text:p>
          </table:table-cell>
          <table:table-cell office:value-type="float" office:value="23332705" table:style-name="ce36">
            <text:p>23,332,705</text:p>
          </table:table-cell>
          <table:table-cell office:value-type="float" office:value="11677142" table:style-name="ce36">
            <text:p>11,677,142</text:p>
          </table:table-cell>
          <table:table-cell office:value-type="float" office:value="11655563" table:style-name="ce36">
            <text:p>11,655,563</text:p>
          </table:table-cell>
          <table:table-cell office:value-type="float" office:value="16880" table:style-name="ce36">
            <text:p>16,880</text:p>
          </table:table-cell>
          <table:table-cell office:value-type="float" office:value="8684" table:style-name="ce36">
            <text:p>8,684</text:p>
          </table:table-cell>
          <table:table-cell office:value-type="float" office:value="8196" table:style-name="ce36">
            <text:p>8,196</text:p>
          </table:table-cell>
          <table:table-cell office:value-type="float" office:value="8.52" table:style-name="ce37">
            <text:p>8.52</text:p>
          </table:table-cell>
          <table:table-cell office:value-type="float" office:value="13708" table:style-name="ce36">
            <text:p>13,708</text:p>
          </table:table-cell>
          <table:table-cell office:value-type="float" office:value="8242" table:style-name="ce36">
            <text:p>8,242</text:p>
          </table:table-cell>
          <table:table-cell office:value-type="float" office:value="5466" table:style-name="ce36">
            <text:p>5,466</text:p>
          </table:table-cell>
          <table:table-cell office:value-type="float" office:value="6.92" table:style-name="ce37">
            <text:p>6.92</text:p>
          </table:table-cell>
          <table:table-cell office:value-type="float" office:value="3172" table:style-name="ce38">
            <text:p><text:s text:c="3"/>3,172</text:p>
          </table:table-cell>
          <table:table-cell office:value-type="float" office:value="1.6" table:style-name="ce37">
            <text:p>1.60</text:p>
          </table:table-cell>
          <table:table-cell office:value-type="float" office:value="13562" table:style-name="ce36">
            <text:p>13,562</text:p>
          </table:table-cell>
          <table:table-cell office:value-type="float" office:value="6.84" table:style-name="ce37">
            <text:p>6.84</text:p>
          </table:table-cell>
          <table:table-cell office:value-type="float" office:value="4587" table:style-name="ce36">
            <text:p>4,587</text:p>
          </table:table-cell>
          <table:table-cell office:value-type="float" office:value="2.31" table:style-name="ce37">
            <text:p>2.31</text:p>
          </table:table-cell>
          <table:table-cell office:value-type="float" office:value="95224" table:style-name="ce36">
            <text:p>95,224</text:p>
          </table:table-cell>
          <table:table-cell office:value-type="float" office:value="94293" table:style-name="ce36">
            <text:p>94,293</text:p>
          </table:table-cell>
          <table:table-cell office:value-type="float" office:value="528799" table:style-name="ce39">
            <text:p>528,799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4 月</text:p>
          </table:table-cell>
          <table:covered-table-cell/>
          <table:table-cell office:value-type="float" office:value="8210846" table:style-name="ce36">
            <text:p>8,210,846</text:p>
          </table:table-cell>
          <table:table-cell office:value-type="float" office:value="23335580" table:style-name="ce36">
            <text:p>23,335,580</text:p>
          </table:table-cell>
          <table:table-cell office:value-type="float" office:value="11677390" table:style-name="ce36">
            <text:p>11,677,390</text:p>
          </table:table-cell>
          <table:table-cell office:value-type="float" office:value="11658190" table:style-name="ce36">
            <text:p>11,658,190</text:p>
          </table:table-cell>
          <table:table-cell office:value-type="float" office:value="15506" table:style-name="ce36">
            <text:p>15,506</text:p>
          </table:table-cell>
          <table:table-cell office:value-type="float" office:value="8160" table:style-name="ce36">
            <text:p>8,160</text:p>
          </table:table-cell>
          <table:table-cell office:value-type="float" office:value="7346" table:style-name="ce36">
            <text:p>7,346</text:p>
          </table:table-cell>
          <table:table-cell office:value-type="float" office:value="8.08" table:style-name="ce37">
            <text:p>8.08</text:p>
          </table:table-cell>
          <table:table-cell office:value-type="float" office:value="13176" table:style-name="ce36">
            <text:p>13,176</text:p>
          </table:table-cell>
          <table:table-cell office:value-type="float" office:value="8051" table:style-name="ce36">
            <text:p>8,051</text:p>
          </table:table-cell>
          <table:table-cell office:value-type="float" office:value="5125" table:style-name="ce36">
            <text:p>5,125</text:p>
          </table:table-cell>
          <table:table-cell office:value-type="float" office:value="6.87" table:style-name="ce37">
            <text:p>6.87</text:p>
          </table:table-cell>
          <table:table-cell office:value-type="float" office:value="2330" table:style-name="ce38">
            <text:p><text:s text:c="3"/>2,330</text:p>
          </table:table-cell>
          <table:table-cell office:value-type="float" office:value="1.21" table:style-name="ce37">
            <text:p>1.21</text:p>
          </table:table-cell>
          <table:table-cell office:value-type="float" office:value="10335" table:style-name="ce36">
            <text:p>10,335</text:p>
          </table:table-cell>
          <table:table-cell office:value-type="float" office:value="5.39" table:style-name="ce37">
            <text:p>5.39</text:p>
          </table:table-cell>
          <table:table-cell office:value-type="float" office:value="4326" table:style-name="ce36">
            <text:p>4,326</text:p>
          </table:table-cell>
          <table:table-cell office:value-type="float" office:value="2.2599999999999998" table:style-name="ce37">
            <text:p>2.26</text:p>
          </table:table-cell>
          <table:table-cell office:value-type="float" office:value="89296" table:style-name="ce36">
            <text:p>89,296</text:p>
          </table:table-cell>
          <table:table-cell office:value-type="float" office:value="88751" table:style-name="ce36">
            <text:p>88,751</text:p>
          </table:table-cell>
          <table:table-cell office:value-type="float" office:value="529281" table:style-name="ce39">
            <text:p>529,281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5 月</text:p>
          </table:table-cell>
          <table:covered-table-cell/>
          <table:table-cell office:value-type="float" office:value="8221727" table:style-name="ce36">
            <text:p>8,221,727</text:p>
          </table:table-cell>
          <table:table-cell office:value-type="float" office:value="23340136" table:style-name="ce36">
            <text:p>23,340,136</text:p>
          </table:table-cell>
          <table:table-cell office:value-type="float" office:value="11678151" table:style-name="ce36">
            <text:p>11,678,151</text:p>
          </table:table-cell>
          <table:table-cell office:value-type="float" office:value="11661985" table:style-name="ce36">
            <text:p>11,661,985</text:p>
          </table:table-cell>
          <table:table-cell office:value-type="float" office:value="16223" table:style-name="ce36">
            <text:p>16,223</text:p>
          </table:table-cell>
          <table:table-cell office:value-type="float" office:value="8519" table:style-name="ce36">
            <text:p>8,519</text:p>
          </table:table-cell>
          <table:table-cell office:value-type="float" office:value="7704" table:style-name="ce36">
            <text:p>7,704</text:p>
          </table:table-cell>
          <table:table-cell office:value-type="float" office:value="8.18" table:style-name="ce37">
            <text:p>8.18</text:p>
          </table:table-cell>
          <table:table-cell office:value-type="float" office:value="12973" table:style-name="ce36">
            <text:p>12,973</text:p>
          </table:table-cell>
          <table:table-cell office:value-type="float" office:value="7865" table:style-name="ce36">
            <text:p>7,865</text:p>
          </table:table-cell>
          <table:table-cell office:value-type="float" office:value="5108" table:style-name="ce36">
            <text:p>5,108</text:p>
          </table:table-cell>
          <table:table-cell office:value-type="float" office:value="6.55" table:style-name="ce37">
            <text:p>6.55</text:p>
          </table:table-cell>
          <table:table-cell office:value-type="float" office:value="3250" table:style-name="ce38">
            <text:p><text:s text:c="3"/>3,250</text:p>
          </table:table-cell>
          <table:table-cell office:value-type="float" office:value="1.64" table:style-name="ce37">
            <text:p>1.64</text:p>
          </table:table-cell>
          <table:table-cell office:value-type="float" office:value="16023" table:style-name="ce36">
            <text:p>16,023</text:p>
          </table:table-cell>
          <table:table-cell office:value-type="float" office:value="8.08" table:style-name="ce37">
            <text:p>8.08</text:p>
          </table:table-cell>
          <table:table-cell office:value-type="float" office:value="4801" table:style-name="ce36">
            <text:p>4,801</text:p>
          </table:table-cell>
          <table:table-cell office:value-type="float" office:value="2.42" table:style-name="ce37">
            <text:p>2.42</text:p>
          </table:table-cell>
          <table:table-cell office:value-type="float" office:value="103755" table:style-name="ce36">
            <text:p>103,755</text:p>
          </table:table-cell>
          <table:table-cell office:value-type="float" office:value="102449" table:style-name="ce36">
            <text:p>102,449</text:p>
          </table:table-cell>
          <table:table-cell office:value-type="float" office:value="529784" table:style-name="ce39">
            <text:p>529,784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6 月</text:p>
          </table:table-cell>
          <table:covered-table-cell/>
          <table:table-cell office:value-type="float" office:value="8230064" table:style-name="ce36">
            <text:p>8,230,064</text:p>
          </table:table-cell>
          <table:table-cell office:value-type="float" office:value="23344213" table:style-name="ce36">
            <text:p>23,344,213</text:p>
          </table:table-cell>
          <table:table-cell office:value-type="float" office:value="11678859" table:style-name="ce36">
            <text:p>11,678,859</text:p>
          </table:table-cell>
          <table:table-cell office:value-type="float" office:value="11665354" table:style-name="ce36">
            <text:p>11,665,354</text:p>
          </table:table-cell>
          <table:table-cell office:value-type="float" office:value="13963" table:style-name="ce36">
            <text:p>13,963</text:p>
          </table:table-cell>
          <table:table-cell office:value-type="float" office:value="7211" table:style-name="ce36">
            <text:p>7,211</text:p>
          </table:table-cell>
          <table:table-cell office:value-type="float" office:value="6752" table:style-name="ce36">
            <text:p>6,752</text:p>
          </table:table-cell>
          <table:table-cell office:value-type="float" office:value="7.28" table:style-name="ce37">
            <text:p>7.28</text:p>
          </table:table-cell>
          <table:table-cell office:value-type="float" office:value="11499" table:style-name="ce36">
            <text:p>11,499</text:p>
          </table:table-cell>
          <table:table-cell office:value-type="float" office:value="6928" table:style-name="ce36">
            <text:p>6,928</text:p>
          </table:table-cell>
          <table:table-cell office:value-type="float" office:value="4571" table:style-name="ce36">
            <text:p>4,571</text:p>
          </table:table-cell>
          <table:table-cell office:value-type="float" office:value="5.99" table:style-name="ce37">
            <text:p>5.99</text:p>
          </table:table-cell>
          <table:table-cell office:value-type="float" office:value="2464" table:style-name="ce38">
            <text:p><text:s text:c="3"/>2,464</text:p>
          </table:table-cell>
          <table:table-cell office:value-type="float" office:value="1.28" table:style-name="ce37">
            <text:p>1.28</text:p>
          </table:table-cell>
          <table:table-cell office:value-type="float" office:value="8776" table:style-name="ce36">
            <text:p>8,776</text:p>
          </table:table-cell>
          <table:table-cell office:value-type="float" office:value="4.57" table:style-name="ce37">
            <text:p>4.57</text:p>
          </table:table-cell>
          <table:table-cell office:value-type="float" office:value="4470" table:style-name="ce36">
            <text:p>4,470</text:p>
          </table:table-cell>
          <table:table-cell office:value-type="float" office:value="2.33" table:style-name="ce37">
            <text:p>2.33</text:p>
          </table:table-cell>
          <table:table-cell office:value-type="float" office:value="87265" table:style-name="ce36">
            <text:p>87,265</text:p>
          </table:table-cell>
          <table:table-cell office:value-type="float" office:value="85652" table:style-name="ce36">
            <text:p>85,652</text:p>
          </table:table-cell>
          <table:table-cell office:value-type="float" office:value="530277" table:style-name="ce39">
            <text:p>530,277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7 月</text:p>
          </table:table-cell>
          <table:covered-table-cell/>
          <table:table-cell office:value-type="float" office:value="8240217" table:style-name="ce36">
            <text:p>8,240,217</text:p>
          </table:table-cell>
          <table:table-cell office:value-type="float" office:value="23349724" table:style-name="ce36">
            <text:p>23,349,724</text:p>
          </table:table-cell>
          <table:table-cell office:value-type="float" office:value="11680017" table:style-name="ce36">
            <text:p>11,680,017</text:p>
          </table:table-cell>
          <table:table-cell office:value-type="float" office:value="11669707" table:style-name="ce36">
            <text:p>11,669,707</text:p>
          </table:table-cell>
          <table:table-cell office:value-type="float" office:value="16221" table:style-name="ce36">
            <text:p>16,221</text:p>
          </table:table-cell>
          <table:table-cell office:value-type="float" office:value="8445" table:style-name="ce36">
            <text:p>8,445</text:p>
          </table:table-cell>
          <table:table-cell office:value-type="float" office:value="7776" table:style-name="ce36">
            <text:p>7,776</text:p>
          </table:table-cell>
          <table:table-cell office:value-type="float" office:value="8.18" table:style-name="ce37">
            <text:p>8.18</text:p>
          </table:table-cell>
          <table:table-cell office:value-type="float" office:value="13618" table:style-name="ce36">
            <text:p>13,618</text:p>
          </table:table-cell>
          <table:table-cell office:value-type="float" office:value="8194" table:style-name="ce36">
            <text:p>8,194</text:p>
          </table:table-cell>
          <table:table-cell office:value-type="float" office:value="5424" table:style-name="ce36">
            <text:p>5,424</text:p>
          </table:table-cell>
          <table:table-cell office:value-type="float" office:value="6.87" table:style-name="ce37">
            <text:p>6.87</text:p>
          </table:table-cell>
          <table:table-cell office:value-type="float" office:value="2603" table:style-name="ce38">
            <text:p><text:s text:c="3"/>2,603</text:p>
          </table:table-cell>
          <table:table-cell office:value-type="float" office:value="1.31" table:style-name="ce37">
            <text:p>1.31</text:p>
          </table:table-cell>
          <table:table-cell office:value-type="float" office:value="11263" table:style-name="ce36">
            <text:p>11,263</text:p>
          </table:table-cell>
          <table:table-cell office:value-type="float" office:value="5.68" table:style-name="ce37">
            <text:p>5.68</text:p>
          </table:table-cell>
          <table:table-cell office:value-type="float" office:value="5024" table:style-name="ce36">
            <text:p>5,024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04068" table:style-name="ce36">
            <text:p>104,068</text:p>
          </table:table-cell>
          <table:table-cell office:value-type="float" office:value="101160" table:style-name="ce36">
            <text:p>101,160</text:p>
          </table:table-cell>
          <table:table-cell office:value-type="float" office:value="530756" table:style-name="ce39">
            <text:p>530,756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8 月</text:p>
          </table:table-cell>
          <table:covered-table-cell/>
          <table:table-cell office:value-type="float" office:value="8253520" table:style-name="ce36">
            <text:p>8,253,520</text:p>
          </table:table-cell>
          <table:table-cell office:value-type="float" office:value="23354061" table:style-name="ce36">
            <text:p>23,354,061</text:p>
          </table:table-cell>
          <table:table-cell office:value-type="float" office:value="11680706" table:style-name="ce36">
            <text:p>11,680,706</text:p>
          </table:table-cell>
          <table:table-cell office:value-type="float" office:value="11673355" table:style-name="ce36">
            <text:p>11,673,355</text:p>
          </table:table-cell>
          <table:table-cell office:value-type="float" office:value="15318" table:style-name="ce36">
            <text:p>15,318</text:p>
          </table:table-cell>
          <table:table-cell office:value-type="float" office:value="7879" table:style-name="ce36">
            <text:p>7,879</text:p>
          </table:table-cell>
          <table:table-cell office:value-type="float" office:value="7439" table:style-name="ce36">
            <text:p>7,439</text:p>
          </table:table-cell>
          <table:table-cell office:value-type="float" office:value="7.72" table:style-name="ce37">
            <text:p>7.72</text:p>
          </table:table-cell>
          <table:table-cell office:value-type="float" office:value="12063" table:style-name="ce36">
            <text:p>12,063</text:p>
          </table:table-cell>
          <table:table-cell office:value-type="float" office:value="7324" table:style-name="ce36">
            <text:p>7,324</text:p>
          </table:table-cell>
          <table:table-cell office:value-type="float" office:value="4739" table:style-name="ce36">
            <text:p>4,739</text:p>
          </table:table-cell>
          <table:table-cell office:value-type="float" office:value="6.08" table:style-name="ce37">
            <text:p>6.08</text:p>
          </table:table-cell>
          <table:table-cell office:value-type="float" office:value="3255" table:style-name="ce38">
            <text:p><text:s text:c="3"/>3,255</text:p>
          </table:table-cell>
          <table:table-cell office:value-type="float" office:value="1.64" table:style-name="ce37">
            <text:p>1.64</text:p>
          </table:table-cell>
          <table:table-cell office:value-type="float" office:value="5815" table:style-name="ce36">
            <text:p>5,815</text:p>
          </table:table-cell>
          <table:table-cell office:value-type="float" office:value="2.93" table:style-name="ce37">
            <text:p>2.93</text:p>
          </table:table-cell>
          <table:table-cell office:value-type="float" office:value="4641" table:style-name="ce36">
            <text:p>4,641</text:p>
          </table:table-cell>
          <table:table-cell office:value-type="float" office:value="2.34" table:style-name="ce37">
            <text:p>2.34</text:p>
          </table:table-cell>
          <table:table-cell office:value-type="float" office:value="101200" table:style-name="ce36">
            <text:p>101,200</text:p>
          </table:table-cell>
          <table:table-cell office:value-type="float" office:value="100118" table:style-name="ce36">
            <text:p>100,118</text:p>
          </table:table-cell>
          <table:table-cell office:value-type="float" office:value="531435" table:style-name="ce39">
            <text:p>531,435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9 月</text:p>
          </table:table-cell>
          <table:covered-table-cell/>
          <table:table-cell office:value-type="float" office:value="8270689" table:style-name="ce36">
            <text:p>8,270,689</text:p>
          </table:table-cell>
          <table:table-cell office:value-type="float" office:value="23356588" table:style-name="ce36">
            <text:p>23,356,588</text:p>
          </table:table-cell>
          <table:table-cell office:value-type="float" office:value="11680729" table:style-name="ce36">
            <text:p>11,680,729</text:p>
          </table:table-cell>
          <table:table-cell office:value-type="float" office:value="11675859" table:style-name="ce36">
            <text:p>11,675,859</text:p>
          </table:table-cell>
          <table:table-cell office:value-type="float" office:value="15750" table:style-name="ce36">
            <text:p>15,750</text:p>
          </table:table-cell>
          <table:table-cell office:value-type="float" office:value="8097" table:style-name="ce36">
            <text:p>8,097</text:p>
          </table:table-cell>
          <table:table-cell office:value-type="float" office:value="7653" table:style-name="ce36">
            <text:p>7,653</text:p>
          </table:table-cell>
          <table:table-cell office:value-type="float" office:value="8.1999999999999993" table:style-name="ce37">
            <text:p>8.20</text:p>
          </table:table-cell>
          <table:table-cell office:value-type="float" office:value="12365" table:style-name="ce36">
            <text:p>12,365</text:p>
          </table:table-cell>
          <table:table-cell office:value-type="float" office:value="7521" table:style-name="ce36">
            <text:p>7,521</text:p>
          </table:table-cell>
          <table:table-cell office:value-type="float" office:value="4844" table:style-name="ce36">
            <text:p>4,844</text:p>
          </table:table-cell>
          <table:table-cell office:value-type="float" office:value="6.44" table:style-name="ce37">
            <text:p>6.44</text:p>
          </table:table-cell>
          <table:table-cell office:value-type="float" office:value="3385" table:style-name="ce38">
            <text:p><text:s text:c="3"/>3,385</text:p>
          </table:table-cell>
          <table:table-cell office:value-type="float" office:value="1.76" table:style-name="ce37">
            <text:p>1.76</text:p>
          </table:table-cell>
          <table:table-cell office:value-type="float" office:value="12758" table:style-name="ce36">
            <text:p>12,758</text:p>
          </table:table-cell>
          <table:table-cell office:value-type="float" office:value="6.65" table:style-name="ce37">
            <text:p>6.65</text:p>
          </table:table-cell>
          <table:table-cell office:value-type="float" office:value="4510" table:style-name="ce36">
            <text:p>4,510</text:p>
          </table:table-cell>
          <table:table-cell office:value-type="float" office:value="2.35" table:style-name="ce37">
            <text:p>2.35</text:p>
          </table:table-cell>
          <table:table-cell office:value-type="float" office:value="99319" table:style-name="ce36">
            <text:p>99,319</text:p>
          </table:table-cell>
          <table:table-cell office:value-type="float" office:value="100177" table:style-name="ce36">
            <text:p>100,177</text:p>
          </table:table-cell>
          <table:table-cell office:value-type="float" office:value="532061" table:style-name="ce39">
            <text:p>532,061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10 月</text:p>
          </table:table-cell>
          <table:covered-table-cell/>
          <table:table-cell office:value-type="float" office:value="8274519" table:style-name="ce36">
            <text:p>8,274,519</text:p>
          </table:table-cell>
          <table:table-cell office:value-type="float" office:value="23361147" table:style-name="ce36">
            <text:p>23,361,147</text:p>
          </table:table-cell>
          <table:table-cell office:value-type="float" office:value="11681448" table:style-name="ce36">
            <text:p>11,681,448</text:p>
          </table:table-cell>
          <table:table-cell office:value-type="float" office:value="11679699" table:style-name="ce36">
            <text:p>11,679,699</text:p>
          </table:table-cell>
          <table:table-cell office:value-type="float" office:value="17521" table:style-name="ce36">
            <text:p>17,521</text:p>
          </table:table-cell>
          <table:table-cell office:value-type="float" office:value="9138" table:style-name="ce36">
            <text:p>9,138</text:p>
          </table:table-cell>
          <table:table-cell office:value-type="float" office:value="8383" table:style-name="ce36">
            <text:p>8,383</text:p>
          </table:table-cell>
          <table:table-cell office:value-type="float" office:value="8.83" table:style-name="ce37">
            <text:p>8.83</text:p>
          </table:table-cell>
          <table:table-cell office:value-type="float" office:value="13253" table:style-name="ce36">
            <text:p>13,253</text:p>
          </table:table-cell>
          <table:table-cell office:value-type="float" office:value="8112" table:style-name="ce36">
            <text:p>8,112</text:p>
          </table:table-cell>
          <table:table-cell office:value-type="float" office:value="5141" table:style-name="ce36">
            <text:p>5,141</text:p>
          </table:table-cell>
          <table:table-cell office:value-type="float" office:value="6.68" table:style-name="ce37">
            <text:p>6.68</text:p>
          </table:table-cell>
          <table:table-cell office:value-type="float" office:value="4268" table:style-name="ce38">
            <text:p><text:s text:c="3"/>4,268</text:p>
          </table:table-cell>
          <table:table-cell office:value-type="float" office:value="2.15" table:style-name="ce37">
            <text:p>2.15</text:p>
          </table:table-cell>
          <table:table-cell office:value-type="float" office:value="13222" table:style-name="ce36">
            <text:p>13,222</text:p>
          </table:table-cell>
          <table:table-cell office:value-type="float" office:value="6.66" table:style-name="ce37">
            <text:p>6.66</text:p>
          </table:table-cell>
          <table:table-cell office:value-type="float" office:value="4933" table:style-name="ce36">
            <text:p>4,933</text:p>
          </table:table-cell>
          <table:table-cell office:value-type="float" office:value="2.4900000000000002" table:style-name="ce37">
            <text:p>2.49</text:p>
          </table:table-cell>
          <table:table-cell office:value-type="float" office:value="84306" table:style-name="ce36">
            <text:p>84,306</text:p>
          </table:table-cell>
          <table:table-cell office:value-type="float" office:value="84015" table:style-name="ce36">
            <text:p>84,015</text:p>
          </table:table-cell>
          <table:table-cell office:value-type="float" office:value="532600" table:style-name="ce39">
            <text:p>532,600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11 月</text:p>
          </table:table-cell>
          <table:covered-table-cell/>
          <table:table-cell office:value-type="float" office:value="8280866" table:style-name="ce36">
            <text:p>8,280,866</text:p>
          </table:table-cell>
          <table:table-cell office:value-type="float" office:value="23367320" table:style-name="ce36">
            <text:p>23,367,320</text:p>
          </table:table-cell>
          <table:table-cell office:value-type="float" office:value="11683187" table:style-name="ce36">
            <text:p>11,683,187</text:p>
          </table:table-cell>
          <table:table-cell office:value-type="float" office:value="11684133" table:style-name="ce36">
            <text:p>11,684,133</text:p>
          </table:table-cell>
          <table:table-cell office:value-type="float" office:value="16632" table:style-name="ce36">
            <text:p>16,632</text:p>
          </table:table-cell>
          <table:table-cell office:value-type="float" office:value="8592" table:style-name="ce36">
            <text:p>8,592</text:p>
          </table:table-cell>
          <table:table-cell office:value-type="float" office:value="8040" table:style-name="ce36">
            <text:p>8,040</text:p>
          </table:table-cell>
          <table:table-cell office:value-type="float" office:value="8.66" table:style-name="ce37">
            <text:p>8.66</text:p>
          </table:table-cell>
          <table:table-cell office:value-type="float" office:value="12218" table:style-name="ce36">
            <text:p>12,218</text:p>
          </table:table-cell>
          <table:table-cell office:value-type="float" office:value="7359" table:style-name="ce36">
            <text:p>7,359</text:p>
          </table:table-cell>
          <table:table-cell office:value-type="float" office:value="4859" table:style-name="ce36">
            <text:p>4,859</text:p>
          </table:table-cell>
          <table:table-cell office:value-type="float" office:value="6.36" table:style-name="ce37">
            <text:p>6.36</text:p>
          </table:table-cell>
          <table:table-cell office:value-type="float" office:value="4414" table:style-name="ce38">
            <text:p><text:s text:c="3"/>4,414</text:p>
          </table:table-cell>
          <table:table-cell office:value-type="float" office:value="2.2999999999999998" table:style-name="ce37">
            <text:p>2.30</text:p>
          </table:table-cell>
          <table:table-cell office:value-type="float" office:value="15378" table:style-name="ce36">
            <text:p>15,378</text:p>
          </table:table-cell>
          <table:table-cell office:value-type="float" office:value="8.01" table:style-name="ce37">
            <text:p>8.01</text:p>
          </table:table-cell>
          <table:table-cell office:value-type="float" office:value="4373" table:style-name="ce36">
            <text:p>4,373</text:p>
          </table:table-cell>
          <table:table-cell office:value-type="float" office:value="2.2799999999999998" table:style-name="ce37">
            <text:p>2.28</text:p>
          </table:table-cell>
          <table:table-cell office:value-type="float" office:value="76978" table:style-name="ce36">
            <text:p>76,978</text:p>
          </table:table-cell>
          <table:table-cell office:value-type="float" office:value="75219" table:style-name="ce36">
            <text:p>75,219</text:p>
          </table:table-cell>
          <table:table-cell office:value-type="float" office:value="533139" table:style-name="ce39">
            <text:p>533,139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12 月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7451" table:style-name="ce36">
            <text:p>17,451</text:p>
          </table:table-cell>
          <table:table-cell office:value-type="float" office:value="8988" table:style-name="ce36">
            <text:p>8,988</text:p>
          </table:table-cell>
          <table:table-cell office:value-type="float" office:value="8463" table:style-name="ce36">
            <text:p>8,463</text:p>
          </table:table-cell>
          <table:table-cell office:value-type="float" office:value="8.7899999999999991" table:style-name="ce37">
            <text:p>8.79</text:p>
          </table:table-cell>
          <table:table-cell office:value-type="float" office:value="13845" table:style-name="ce36">
            <text:p>13,845</text:p>
          </table:table-cell>
          <table:table-cell office:value-type="float" office:value="8363" table:style-name="ce36">
            <text:p>8,363</text:p>
          </table:table-cell>
          <table:table-cell office:value-type="float" office:value="5482" table:style-name="ce36">
            <text:p>5,482</text:p>
          </table:table-cell>
          <table:table-cell office:value-type="float" office:value="6.98" table:style-name="ce37">
            <text:p>6.98</text:p>
          </table:table-cell>
          <table:table-cell office:value-type="float" office:value="3606" table:style-name="ce38">
            <text:p><text:s text:c="3"/>3,606</text:p>
          </table:table-cell>
          <table:table-cell office:value-type="float" office:value="1.82" table:style-name="ce37">
            <text:p>1.82</text:p>
          </table:table-cell>
          <table:table-cell office:value-type="float" office:value="15472" table:style-name="ce36">
            <text:p>15,472</text:p>
          </table:table-cell>
          <table:table-cell office:value-type="float" office:value="7.79" table:style-name="ce37">
            <text:p>7.79</text:p>
          </table:table-cell>
          <table:table-cell office:value-type="float" office:value="4391" table:style-name="ce36">
            <text:p>4,391</text:p>
          </table:table-cell>
          <table:table-cell office:value-type="float" office:value="2.21" table:style-name="ce37">
            <text:p>2.21</text:p>
          </table:table-cell>
          <table:table-cell office:value-type="float" office:value="84424" table:style-name="ce36">
            <text:p>84,424</text:p>
          </table:table-cell>
          <table:table-cell office:value-type="float" office:value="81833" table:style-name="ce36">
            <text:p>81,833</text:p>
          </table:table-cell>
          <table:table-cell office:value-type="float" office:value="533601" table:style-name="ce39">
            <text:p>533,601</text:p>
          </table:table-cell>
          <table:table-cell table:number-columns-repeated="16361" table:style-name="ce29"/>
        </table:table-row>
        <table:table-row table:style-name="ro5">
          <table:table-cell office:value-type="string" table:number-columns-spanned="2" table:number-rows-spanned="1" table:style-name="ce235">
            <text:p>103年1~7月</text:p>
          </table:table-cell>
          <table:covered-table-cell/>
          <table:table-cell office:value-type="float" office:value="8339092" table:style-name="ce20">
            <text:p>8,339,092</text:p>
          </table:table-cell>
          <table:table-cell office:value-type="float" office:value="23398263" table:style-name="ce20">
            <text:p>23,398,263</text:p>
          </table:table-cell>
          <table:table-cell office:value-type="float" office:value="11687050" table:style-name="ce20">
            <text:p>11,687,050</text:p>
          </table:table-cell>
          <table:table-cell office:value-type="float" office:value="11711213" table:style-name="ce20">
            <text:p>11,711,213</text:p>
          </table:table-cell>
          <table:table-cell office:value-type="float" office:value="115904" table:style-name="ce20">
            <text:p>115,904</text:p>
          </table:table-cell>
          <table:table-cell office:value-type="float" office:value="60030" table:style-name="ce20">
            <text:p>60,030</text:p>
          </table:table-cell>
          <table:table-cell office:value-type="float" office:value="55874" table:style-name="ce20">
            <text:p>55,874</text:p>
          </table:table-cell>
          <table:table-cell office:value-type="float" office:value="8.5299999999999994" table:style-name="ce32">
            <text:p><text:s text:c="3"/>8.53</text:p>
          </table:table-cell>
          <table:table-cell office:value-type="float" office:value="98804" table:style-name="ce20">
            <text:p>98,804</text:p>
          </table:table-cell>
          <table:table-cell office:value-type="float" office:value="59397" table:style-name="ce20">
            <text:p>59,397</text:p>
          </table:table-cell>
          <table:table-cell office:value-type="float" office:value="39407" table:style-name="ce20">
            <text:p>39,407</text:p>
          </table:table-cell>
          <table:table-cell office:value-type="float" office:value="7.28" table:style-name="ce32">
            <text:p><text:s text:c="3"/>7.28</text:p>
          </table:table-cell>
          <table:table-cell office:value-type="float" office:value="17100" table:style-name="ce20">
            <text:p>17,100</text:p>
          </table:table-cell>
          <table:table-cell office:value-type="float" office:value="1.26" table:style-name="ce32">
            <text:p><text:s text:c="3"/>1.26</text:p>
          </table:table-cell>
          <table:table-cell office:value-type="float" office:value="89406" table:style-name="ce20">
            <text:p>89,406</text:p>
          </table:table-cell>
          <table:table-cell office:value-type="float" office:value="6.58" table:style-name="ce32">
            <text:p><text:s text:c="3"/>6.58</text:p>
          </table:table-cell>
          <table:table-cell office:value-type="float" office:value="30805" table:style-name="ce20">
            <text:p>30,805</text:p>
          </table:table-cell>
          <table:table-cell office:value-type="float" office:value="2.27" table:style-name="ce32">
            <text:p><text:s text:c="3"/>2.27</text:p>
          </table:table-cell>
          <table:table-cell office:value-type="float" office:value="660098" table:style-name="ce20">
            <text:p>660,098</text:p>
          </table:table-cell>
          <table:table-cell office:value-type="float" office:value="652452" table:style-name="ce20">
            <text:p>652,452</text:p>
          </table:table-cell>
          <table:table-cell office:value-type="float" office:value="537103" table:style-name="ce28">
            <text:p>537,103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03">
            <text:p>1 月</text:p>
          </table:table-cell>
          <table:covered-table-cell/>
          <table:table-cell office:value-type="float" office:value="8290235" table:style-name="ce36">
            <text:p>8,290,235</text:p>
          </table:table-cell>
          <table:table-cell office:value-type="float" office:value="23377515" table:style-name="ce36">
            <text:p>23,377,515</text:p>
          </table:table-cell>
          <table:table-cell office:value-type="float" office:value="11685438" table:style-name="ce36">
            <text:p>11,685,438</text:p>
          </table:table-cell>
          <table:table-cell office:value-type="float" office:value="11692077" table:style-name="ce36">
            <text:p>11,692,077</text:p>
          </table:table-cell>
          <table:table-cell office:value-type="float" office:value="15716" table:style-name="ce36">
            <text:p>15,716</text:p>
          </table:table-cell>
          <table:table-cell office:value-type="float" office:value="8310" table:style-name="ce36">
            <text:p>8,310</text:p>
          </table:table-cell>
          <table:table-cell office:value-type="float" office:value="7406" table:style-name="ce36">
            <text:p>7,406</text:p>
          </table:table-cell>
          <table:table-cell office:value-type="float" office:value="7.92" table:style-name="ce37">
            <text:p>7.92</text:p>
          </table:table-cell>
          <table:table-cell office:value-type="float" office:value="13935" table:style-name="ce36">
            <text:p>13,935</text:p>
          </table:table-cell>
          <table:table-cell office:value-type="float" office:value="8365" table:style-name="ce36">
            <text:p>8,365</text:p>
          </table:table-cell>
          <table:table-cell office:value-type="float" office:value="5570" table:style-name="ce36">
            <text:p>5,570</text:p>
          </table:table-cell>
          <table:table-cell office:value-type="float" office:value="7.02" table:style-name="ce37">
            <text:p>7.02</text:p>
          </table:table-cell>
          <table:table-cell office:value-type="float" office:value="1781" table:style-name="ce38">
            <text:p><text:s text:c="3"/>1,781</text:p>
          </table:table-cell>
          <table:table-cell office:value-type="float" office:value="0.9" table:style-name="ce37">
            <text:p>0.90</text:p>
          </table:table-cell>
          <table:table-cell office:value-type="float" office:value="16455" table:style-name="ce36">
            <text:p>16,455</text:p>
          </table:table-cell>
          <table:table-cell office:value-type="float" office:value="8.2899999999999991" table:style-name="ce37">
            <text:p>8.29</text:p>
          </table:table-cell>
          <table:table-cell office:value-type="float" office:value="3779" table:style-name="ce36">
            <text:p>3,779</text:p>
          </table:table-cell>
          <table:table-cell office:value-type="float" office:value="1.9" table:style-name="ce37">
            <text:p>1.90</text:p>
          </table:table-cell>
          <table:table-cell office:value-type="float" office:value="77521" table:style-name="ce36">
            <text:p>77,521</text:p>
          </table:table-cell>
          <table:table-cell office:value-type="float" office:value="75304" table:style-name="ce36">
            <text:p>75,304</text:p>
          </table:table-cell>
          <table:table-cell office:value-type="float" office:value="534007" table:style-name="ce39">
            <text:p>534,007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3">
            <text:p>2 月</text:p>
          </table:table-cell>
          <table:covered-table-cell/>
          <table:table-cell office:value-type="float" office:value="8293789" table:style-name="ce36">
            <text:p>8,293,789</text:p>
          </table:table-cell>
          <table:table-cell office:value-type="float" office:value="23379129" table:style-name="ce36">
            <text:p>23,379,129</text:p>
          </table:table-cell>
          <table:table-cell office:value-type="float" office:value="11684625" table:style-name="ce36">
            <text:p>11,684,625</text:p>
          </table:table-cell>
          <table:table-cell office:value-type="float" office:value="11694504" table:style-name="ce36">
            <text:p>11,694,504</text:p>
          </table:table-cell>
          <table:table-cell office:value-type="float" office:value="15357" table:style-name="ce36">
            <text:p>15,357</text:p>
          </table:table-cell>
          <table:table-cell office:value-type="float" office:value="7851" table:style-name="ce36">
            <text:p>7,851</text:p>
          </table:table-cell>
          <table:table-cell office:value-type="float" office:value="7506" table:style-name="ce36">
            <text:p>7,506</text:p>
          </table:table-cell>
          <table:table-cell office:value-type="float" office:value="8.56" table:style-name="ce37">
            <text:p>8.56</text:p>
          </table:table-cell>
          <table:table-cell office:value-type="float" office:value="15349" table:style-name="ce36">
            <text:p>15,349</text:p>
          </table:table-cell>
          <table:table-cell office:value-type="float" office:value="9248" table:style-name="ce36">
            <text:p>9,248</text:p>
          </table:table-cell>
          <table:table-cell office:value-type="float" office:value="6101" table:style-name="ce36">
            <text:p>6,101</text:p>
          </table:table-cell>
          <table:table-cell office:value-type="float" office:value="8.56" table:style-name="ce37">
            <text:p>8.56</text:p>
          </table:table-cell>
          <table:table-cell office:value-type="float" office:value="8" table:style-name="ce38">
            <text:p><text:s text:c="3"/>8</text:p>
          </table:table-cell>
          <table:table-cell office:value-type="string" table:style-name="ce40">
            <text:p><text:s text:c="5"/>0.00</text:p>
          </table:table-cell>
          <table:table-cell office:value-type="float" office:value="9616" table:style-name="ce36">
            <text:p>9,616</text:p>
          </table:table-cell>
          <table:table-cell office:value-type="float" office:value="5.36" table:style-name="ce37">
            <text:p>5.36</text:p>
          </table:table-cell>
          <table:table-cell office:value-type="float" office:value="3851" table:style-name="ce36">
            <text:p>3,851</text:p>
          </table:table-cell>
          <table:table-cell office:value-type="float" office:value="2.15" table:style-name="ce37">
            <text:p>2.15</text:p>
          </table:table-cell>
          <table:table-cell office:value-type="float" office:value="77189" table:style-name="ce36">
            <text:p>77,189</text:p>
          </table:table-cell>
          <table:table-cell office:value-type="float" office:value="75583" table:style-name="ce36">
            <text:p>75,583</text:p>
          </table:table-cell>
          <table:table-cell office:value-type="float" office:value="534561" table:style-name="ce39">
            <text:p>534,561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3">
            <text:p>3 月</text:p>
          </table:table-cell>
          <table:covered-table-cell/>
          <table:table-cell office:value-type="float" office:value="8300560" table:style-name="ce36">
            <text:p>8,300,560</text:p>
          </table:table-cell>
          <table:table-cell office:value-type="float" office:value="23379594" table:style-name="ce36">
            <text:p>23,379,594</text:p>
          </table:table-cell>
          <table:table-cell office:value-type="float" office:value="11683396" table:style-name="ce36">
            <text:p>11,683,396</text:p>
          </table:table-cell>
          <table:table-cell office:value-type="float" office:value="11696198" table:style-name="ce36">
            <text:p>11,696,198</text:p>
          </table:table-cell>
          <table:table-cell office:value-type="float" office:value="17588" table:style-name="ce36">
            <text:p>17,588</text:p>
          </table:table-cell>
          <table:table-cell office:value-type="float" office:value="9053" table:style-name="ce36">
            <text:p>9,053</text:p>
          </table:table-cell>
          <table:table-cell office:value-type="float" office:value="8535" table:style-name="ce36">
            <text:p>8,535</text:p>
          </table:table-cell>
          <table:table-cell office:value-type="float" office:value="8.86" table:style-name="ce37">
            <text:p>8.86</text:p>
          </table:table-cell>
          <table:table-cell office:value-type="float" office:value="15465" table:style-name="ce36">
            <text:p>15,465</text:p>
          </table:table-cell>
          <table:table-cell office:value-type="float" office:value="9246" table:style-name="ce36">
            <text:p>9,246</text:p>
          </table:table-cell>
          <table:table-cell office:value-type="float" office:value="6219" table:style-name="ce36">
            <text:p>6,219</text:p>
          </table:table-cell>
          <table:table-cell office:value-type="float" office:value="7.79" table:style-name="ce37">
            <text:p>7.79</text:p>
          </table:table-cell>
          <table:table-cell office:value-type="float" office:value="2123" table:style-name="ce38">
            <text:p><text:s text:c="3"/>2,123</text:p>
          </table:table-cell>
          <table:table-cell office:value-type="float" office:value="1.07" table:style-name="ce37">
            <text:p>1.07</text:p>
          </table:table-cell>
          <table:table-cell office:value-type="float" office:value="13000" table:style-name="ce36">
            <text:p>13,000</text:p>
          </table:table-cell>
          <table:table-cell office:value-type="float" office:value="6.55" table:style-name="ce37">
            <text:p>6.55</text:p>
          </table:table-cell>
          <table:table-cell office:value-type="float" office:value="4605" table:style-name="ce36">
            <text:p>4,605</text:p>
          </table:table-cell>
          <table:table-cell office:value-type="float" office:value="2.3199999999999998" table:style-name="ce37">
            <text:p>2.32</text:p>
          </table:table-cell>
          <table:table-cell office:value-type="float" office:value="96549" table:style-name="ce36">
            <text:p>96,549</text:p>
          </table:table-cell>
          <table:table-cell office:value-type="float" office:value="98207" table:style-name="ce36">
            <text:p>98,207</text:p>
          </table:table-cell>
          <table:table-cell office:value-type="float" office:value="534981" table:style-name="ce39">
            <text:p>534,981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3">
            <text:p>4 月</text:p>
          </table:table-cell>
          <table:covered-table-cell/>
          <table:table-cell office:value-type="float" office:value="8308440" table:style-name="ce36">
            <text:p>8,308,440</text:p>
          </table:table-cell>
          <table:table-cell office:value-type="float" office:value="23382948" table:style-name="ce36">
            <text:p>23,382,948</text:p>
          </table:table-cell>
          <table:table-cell office:value-type="float" office:value="11683631" table:style-name="ce36">
            <text:p>11,683,631</text:p>
          </table:table-cell>
          <table:table-cell office:value-type="float" office:value="11699317" table:style-name="ce36">
            <text:p>11,699,317</text:p>
          </table:table-cell>
          <table:table-cell office:value-type="float" office:value="17507" table:style-name="ce36">
            <text:p>17,507</text:p>
          </table:table-cell>
          <table:table-cell office:value-type="float" office:value="9007" table:style-name="ce36">
            <text:p>9,007</text:p>
          </table:table-cell>
          <table:table-cell office:value-type="float" office:value="8500" table:style-name="ce36">
            <text:p>8,500</text:p>
          </table:table-cell>
          <table:table-cell office:value-type="float" office:value="9.11" table:style-name="ce37">
            <text:p>9.11</text:p>
          </table:table-cell>
          <table:table-cell office:value-type="float" office:value="14114" table:style-name="ce36">
            <text:p>14,114</text:p>
          </table:table-cell>
          <table:table-cell office:value-type="float" office:value="8527" table:style-name="ce36">
            <text:p>8,527</text:p>
          </table:table-cell>
          <table:table-cell office:value-type="float" office:value="5587" table:style-name="ce36">
            <text:p>5,587</text:p>
          </table:table-cell>
          <table:table-cell office:value-type="float" office:value="7.34" table:style-name="ce37">
            <text:p>7.34</text:p>
          </table:table-cell>
          <table:table-cell office:value-type="float" office:value="3393" table:style-name="ce38">
            <text:p><text:s text:c="3"/>3,393</text:p>
          </table:table-cell>
          <table:table-cell office:value-type="float" office:value="1.77" table:style-name="ce37">
            <text:p>1.77</text:p>
          </table:table-cell>
          <table:table-cell office:value-type="float" office:value="9707" table:style-name="ce36">
            <text:p>9,707</text:p>
          </table:table-cell>
          <table:table-cell office:value-type="float" office:value="5.05" table:style-name="ce37">
            <text:p>5.05</text:p>
          </table:table-cell>
          <table:table-cell office:value-type="float" office:value="4608" table:style-name="ce36">
            <text:p>4,608</text:p>
          </table:table-cell>
          <table:table-cell office:value-type="float" office:value="2.4" table:style-name="ce37">
            <text:p>2.40</text:p>
          </table:table-cell>
          <table:table-cell office:value-type="float" office:value="99151" table:style-name="ce36">
            <text:p>99,151</text:p>
          </table:table-cell>
          <table:table-cell office:value-type="float" office:value="99190" table:style-name="ce36">
            <text:p>99,190</text:p>
          </table:table-cell>
          <table:table-cell office:value-type="float" office:value="535492" table:style-name="ce39">
            <text:p>535,492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3">
            <text:p>5 月</text:p>
          </table:table-cell>
          <table:covered-table-cell/>
          <table:table-cell office:value-type="float" office:value="8320686" table:style-name="ce36">
            <text:p>8,320,686</text:p>
          </table:table-cell>
          <table:table-cell office:value-type="float" office:value="23386883" table:style-name="ce36">
            <text:p>23,386,883</text:p>
          </table:table-cell>
          <table:table-cell office:value-type="float" office:value="11684092" table:style-name="ce36">
            <text:p>11,684,092</text:p>
          </table:table-cell>
          <table:table-cell office:value-type="float" office:value="11702791" table:style-name="ce36">
            <text:p>11,702,791</text:p>
          </table:table-cell>
          <table:table-cell office:value-type="float" office:value="15658" table:style-name="ce36">
            <text:p>15,658</text:p>
          </table:table-cell>
          <table:table-cell office:value-type="float" office:value="8109" table:style-name="ce36">
            <text:p>8,109</text:p>
          </table:table-cell>
          <table:table-cell office:value-type="float" office:value="7549" table:style-name="ce36">
            <text:p>7,549</text:p>
          </table:table-cell>
          <table:table-cell office:value-type="float" office:value="7.88" table:style-name="ce37">
            <text:p>7.88</text:p>
          </table:table-cell>
          <table:table-cell office:value-type="float" office:value="13187" table:style-name="ce36">
            <text:p>13,187</text:p>
          </table:table-cell>
          <table:table-cell office:value-type="float" office:value="7929" table:style-name="ce36">
            <text:p>7,929</text:p>
          </table:table-cell>
          <table:table-cell office:value-type="float" office:value="5258" table:style-name="ce36">
            <text:p>5,258</text:p>
          </table:table-cell>
          <table:table-cell office:value-type="float" office:value="6.64" table:style-name="ce37">
            <text:p>6.64</text:p>
          </table:table-cell>
          <table:table-cell office:value-type="float" office:value="2471" table:style-name="ce38">
            <text:p><text:s text:c="3"/>2,471</text:p>
          </table:table-cell>
          <table:table-cell office:value-type="float" office:value="1.24" table:style-name="ce37">
            <text:p>1.24</text:p>
          </table:table-cell>
          <table:table-cell office:value-type="float" office:value="18308" table:style-name="ce36">
            <text:p>18,308</text:p>
          </table:table-cell>
          <table:table-cell office:value-type="float" office:value="9.2200000000000006" table:style-name="ce37">
            <text:p>9.22</text:p>
          </table:table-cell>
          <table:table-cell office:value-type="float" office:value="4641" table:style-name="ce36">
            <text:p>4,641</text:p>
          </table:table-cell>
          <table:table-cell office:value-type="float" office:value="2.34" table:style-name="ce37">
            <text:p>2.34</text:p>
          </table:table-cell>
          <table:table-cell office:value-type="float" office:value="109538" table:style-name="ce36">
            <text:p>109,538</text:p>
          </table:table-cell>
          <table:table-cell office:value-type="float" office:value="108074" table:style-name="ce36">
            <text:p>108,074</text:p>
          </table:table-cell>
          <table:table-cell office:value-type="float" office:value="535953" table:style-name="ce39">
            <text:p>535,953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3">
            <text:p>6 月</text:p>
          </table:table-cell>
          <table:covered-table-cell/>
          <table:table-cell office:value-type="float" office:value="8329623" table:style-name="ce36">
            <text:p>8,329,623</text:p>
          </table:table-cell>
          <table:table-cell office:value-type="float" office:value="23392036" table:style-name="ce36">
            <text:p>23,392,036</text:p>
          </table:table-cell>
          <table:table-cell office:value-type="float" office:value="11685478" table:style-name="ce36">
            <text:p>11,685,478</text:p>
          </table:table-cell>
          <table:table-cell office:value-type="float" office:value="11706558" table:style-name="ce36">
            <text:p>11,706,558</text:p>
          </table:table-cell>
          <table:table-cell office:value-type="float" office:value="16420" table:style-name="ce36">
            <text:p>16,420</text:p>
          </table:table-cell>
          <table:table-cell office:value-type="float" office:value="8502" table:style-name="ce36">
            <text:p>8,502</text:p>
          </table:table-cell>
          <table:table-cell office:value-type="float" office:value="7918" table:style-name="ce36">
            <text:p>7,918</text:p>
          </table:table-cell>
          <table:table-cell office:value-type="float" office:value="8.5399999999999991" table:style-name="ce37">
            <text:p>8.54</text:p>
          </table:table-cell>
          <table:table-cell office:value-type="float" office:value="12664" table:style-name="ce36">
            <text:p>12,664</text:p>
          </table:table-cell>
          <table:table-cell office:value-type="float" office:value="7600" table:style-name="ce36">
            <text:p>7,600</text:p>
          </table:table-cell>
          <table:table-cell office:value-type="float" office:value="5064" table:style-name="ce36">
            <text:p>5,064</text:p>
          </table:table-cell>
          <table:table-cell office:value-type="float" office:value="6.59" table:style-name="ce37">
            <text:p>6.59</text:p>
          </table:table-cell>
          <table:table-cell office:value-type="float" office:value="3756" table:style-name="ce38">
            <text:p><text:s text:c="3"/>3,756</text:p>
          </table:table-cell>
          <table:table-cell office:value-type="float" office:value="1.95" table:style-name="ce37">
            <text:p>1.95</text:p>
          </table:table-cell>
          <table:table-cell office:value-type="float" office:value="12345" table:style-name="ce36">
            <text:p>12,345</text:p>
          </table:table-cell>
          <table:table-cell office:value-type="float" office:value="6.42" table:style-name="ce37">
            <text:p>6.42</text:p>
          </table:table-cell>
          <table:table-cell office:value-type="float" office:value="4498" table:style-name="ce36">
            <text:p>4,498</text:p>
          </table:table-cell>
          <table:table-cell office:value-type="float" office:value="2.34" table:style-name="ce37">
            <text:p>2.34</text:p>
          </table:table-cell>
          <table:table-cell office:value-type="float" office:value="95551" table:style-name="ce36">
            <text:p>95,551</text:p>
          </table:table-cell>
          <table:table-cell office:value-type="float" office:value="94154" table:style-name="ce36">
            <text:p>94,154</text:p>
          </table:table-cell>
          <table:table-cell office:value-type="float" office:value="536509" table:style-name="ce39">
            <text:p>536,509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03">
            <text:p>7 月</text:p>
          </table:table-cell>
          <table:covered-table-cell/>
          <table:table-cell office:value-type="float" office:value="8339092" table:style-name="ce36">
            <text:p>8,339,092</text:p>
          </table:table-cell>
          <table:table-cell office:value-type="float" office:value="23398263" table:style-name="ce36">
            <text:p>23,398,263</text:p>
          </table:table-cell>
          <table:table-cell office:value-type="float" office:value="11687050" table:style-name="ce36">
            <text:p>11,687,050</text:p>
          </table:table-cell>
          <table:table-cell office:value-type="float" office:value="11711213" table:style-name="ce36">
            <text:p>11,711,213</text:p>
          </table:table-cell>
          <table:table-cell office:value-type="float" office:value="17658" table:style-name="ce36">
            <text:p>17,658</text:p>
          </table:table-cell>
          <table:table-cell office:value-type="float" office:value="9198" table:style-name="ce36">
            <text:p>9,198</text:p>
          </table:table-cell>
          <table:table-cell office:value-type="float" office:value="8460" table:style-name="ce36">
            <text:p>8,460</text:p>
          </table:table-cell>
          <table:table-cell office:value-type="float" office:value="8.89" table:style-name="ce37">
            <text:p>8.89</text:p>
          </table:table-cell>
          <table:table-cell office:value-type="float" office:value="14090" table:style-name="ce36">
            <text:p>14,090</text:p>
          </table:table-cell>
          <table:table-cell office:value-type="float" office:value="8482" table:style-name="ce36">
            <text:p>8,482</text:p>
          </table:table-cell>
          <table:table-cell office:value-type="float" office:value="5608" table:style-name="ce36">
            <text:p>5,608</text:p>
          </table:table-cell>
          <table:table-cell office:value-type="float" office:value="7.09" table:style-name="ce37">
            <text:p>7.09</text:p>
          </table:table-cell>
          <table:table-cell office:value-type="float" office:value="3568" table:style-name="ce38">
            <text:p><text:s text:c="3"/>3,568</text:p>
          </table:table-cell>
          <table:table-cell office:value-type="float" office:value="1.8" table:style-name="ce37">
            <text:p>1.80</text:p>
          </table:table-cell>
          <table:table-cell office:value-type="float" office:value="9975" table:style-name="ce36">
            <text:p>9,975</text:p>
          </table:table-cell>
          <table:table-cell office:value-type="float" office:value="5.0199999999999996" table:style-name="ce37">
            <text:p>5.02</text:p>
          </table:table-cell>
          <table:table-cell office:value-type="float" office:value="4823" table:style-name="ce36">
            <text:p>4,823</text:p>
          </table:table-cell>
          <table:table-cell office:value-type="float" office:value="2.4300000000000002" table:style-name="ce37">
            <text:p>2.43</text:p>
          </table:table-cell>
          <table:table-cell office:value-type="float" office:value="104599" table:style-name="ce36">
            <text:p>104,599</text:p>
          </table:table-cell>
          <table:table-cell office:value-type="float" office:value="101940" table:style-name="ce36">
            <text:p>101,940</text:p>
          </table:table-cell>
          <table:table-cell office:value-type="float" office:value="537103" table:style-name="ce39">
            <text:p>537,103</text:p>
          </table:table-cell>
          <table:table-cell table:number-columns-repeated="16361" table:style-name="ce29"/>
        </table:table-row>
        <table:table-row table:style-name="ro14">
          <table:table-cell table:style-name="ce41"/>
          <table:table-cell table:style-name="ce42"/>
          <table:table-cell table:style-name="ce43"/>
          <table:table-cell table:number-columns-repeated="6" table:style-name="ce44"/>
          <table:table-cell table:style-name="ce45"/>
          <table:table-cell table:number-columns-repeated="3"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4"/>
          <table:table-cell table:number-columns-repeated="2" table:style-name="ce45"/>
          <table:table-cell table:style-name="ce47"/>
          <table:table-cell table:style-name="ce48"/>
          <table:table-cell table:number-columns-repeated="16361" table:style-name="ce49"/>
        </table:table-row>
        <table:table-row table:style-name="ro15">
          <table:table-cell office:value-type="string" table:number-columns-spanned="2" table:number-rows-spanned="1" table:style-name="ce23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" table:style-name="ce50">
            <text:p>1.20</text:p>
          </table:table-cell>
          <table:table-cell office:value-type="float" office:value="0.21" table:style-name="ce51">
            <text:p>0.21</text:p>
          </table:table-cell>
          <table:table-cell office:value-type="float" office:value="0.06" table:style-name="ce51">
            <text:p>0.06</text:p>
          </table:table-cell>
          <table:table-cell office:value-type="float" office:value="0.36" table:style-name="ce51">
            <text:p>0.36</text:p>
          </table:table-cell>
          <table:table-cell office:value-type="float" office:value="8.86" table:style-name="ce51">
            <text:p>8.86</text:p>
          </table:table-cell>
          <table:table-cell office:value-type="float" office:value="8.92" table:style-name="ce51">
            <text:p>8.92</text:p>
          </table:table-cell>
          <table:table-cell office:value-type="float" office:value="8.8000000000000007" table:style-name="ce51">
            <text:p>8.80</text:p>
          </table:table-cell>
          <table:table-cell office:value-type="float" office:value="0.71000000000000085" table:style-name="ce52">
            <text:p>0.71</text:p>
          </table:table-cell>
          <table:table-cell office:value-type="float" office:value="3.47" table:style-name="ce51">
            <text:p>3.47</text:p>
          </table:table-cell>
          <table:table-cell office:value-type="float" office:value="3.51" table:style-name="ce51">
            <text:p>3.51</text:p>
          </table:table-cell>
          <table:table-cell office:value-type="float" office:value="3.39" table:style-name="ce51">
            <text:p>3.39</text:p>
          </table:table-cell>
          <table:table-cell office:value-type="float" office:value="0.22" table:style-name="ce52">
            <text:p>0.22</text:p>
          </table:table-cell>
          <table:table-cell office:value-type="float" office:value="37.07" table:style-name="ce53">
            <text:p>37.07</text:p>
          </table:table-cell>
          <table:table-cell office:value-type="float" office:value="0.49" table:style-name="ce52">
            <text:p>0.49</text:p>
          </table:table-cell>
          <table:table-cell office:value-type="float" office:value="-11.44" table:style-name="ce53">
            <text:p>－ 11.44</text:p>
          </table:table-cell>
          <table:table-cell office:value-type="float" office:value="-0.66" table:style-name="ce52">
            <text:p>－ 0.66</text:p>
          </table:table-cell>
          <table:table-cell office:value-type="float" office:value="-4" table:style-name="ce53">
            <text:p>－ 4.00</text:p>
          </table:table-cell>
          <table:table-cell office:value-type="float" office:value="-9.9999999999999645E-2" table:style-name="ce52">
            <text:p>－ 0.10</text:p>
          </table:table-cell>
          <table:table-cell office:value-type="float" office:value="0.51" table:style-name="ce53">
            <text:p>0.51</text:p>
          </table:table-cell>
          <table:table-cell office:value-type="float" office:value="0.77" table:style-name="ce53">
            <text:p>0.77</text:p>
          </table:table-cell>
          <table:table-cell office:value-type="float" office:value="1.2" table:style-name="ce54">
            <text:p>1.20</text:p>
          </table:table-cell>
          <table:table-cell table:number-columns-repeated="16361" table:style-name="ce49"/>
        </table:table-row>
        <table:table-row table:style-name="ro15">
          <table:table-cell office:value-type="string" table:number-columns-spanned="2" table:number-rows-spanned="1" table:style-name="ce239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1" table:style-name="ce55">
            <text:p>0.11</text:p>
          </table:table-cell>
          <table:table-cell office:value-type="float" office:value="0.03" table:style-name="ce56">
            <text:p>0.03</text:p>
          </table:table-cell>
          <table:table-cell office:value-type="float" office:value="0.01" table:style-name="ce56">
            <text:p>0.01</text:p>
          </table:table-cell>
          <table:table-cell office:value-type="float" office:value="0.04" table:style-name="ce56">
            <text:p>0.04</text:p>
          </table:table-cell>
          <table:table-cell office:value-type="float" office:value="7.54" table:style-name="ce56">
            <text:p>7.54</text:p>
          </table:table-cell>
          <table:table-cell office:value-type="float" office:value="8.19" table:style-name="ce56">
            <text:p>8.19</text:p>
          </table:table-cell>
          <table:table-cell office:value-type="float" office:value="6.85" table:style-name="ce56">
            <text:p>6.85</text:p>
          </table:table-cell>
          <table:table-cell office:value-type="float" office:value="0.35000000000000142" table:style-name="ce53">
            <text:p>0.35</text:p>
          </table:table-cell>
          <table:table-cell office:value-type="float" office:value="11.26" table:style-name="ce56">
            <text:p>11.26</text:p>
          </table:table-cell>
          <table:table-cell office:value-type="float" office:value="11.61" table:style-name="ce56">
            <text:p>11.61</text:p>
          </table:table-cell>
          <table:table-cell office:value-type="float" office:value="10.74" table:style-name="ce56">
            <text:p>10.74</text:p>
          </table:table-cell>
          <table:table-cell office:value-type="float" office:value="0.5" table:style-name="ce53">
            <text:p>0.50</text:p>
          </table:table-cell>
          <table:table-cell office:value-type="float" office:value="-5.01" table:style-name="ce56">
            <text:p>－ <text:s text:c="2"/>5.01</text:p>
          </table:table-cell>
          <table:table-cell office:value-type="float" office:value="-0.15" table:style-name="ce53">
            <text:p>－ 0.15</text:p>
          </table:table-cell>
          <table:table-cell office:value-type="float" office:value="-19.2" table:style-name="ce53">
            <text:p>－ 19.20</text:p>
          </table:table-cell>
          <table:table-cell office:value-type="float" office:value="-1.4" table:style-name="ce53">
            <text:p>－ 1.40</text:p>
          </table:table-cell>
          <table:table-cell office:value-type="float" office:value="7.23" table:style-name="ce56">
            <text:p>7.23</text:p>
          </table:table-cell>
          <table:table-cell office:value-type="float" office:value="9.0000000000000302E-2" table:style-name="ce53">
            <text:p>0.09</text:p>
          </table:table-cell>
          <table:table-cell office:value-type="float" office:value="9.4700000000000006" table:style-name="ce56">
            <text:p>9.47</text:p>
          </table:table-cell>
          <table:table-cell office:value-type="float" office:value="8.27" table:style-name="ce56">
            <text:p>8.27</text:p>
          </table:table-cell>
          <table:table-cell office:value-type="float" office:value="0.11" table:style-name="ce57">
            <text:p>0.11</text:p>
          </table:table-cell>
          <table:table-cell table:number-columns-repeated="16361" table:style-name="ce49"/>
        </table:table-row>
        <table:table-row table:style-name="ro16">
          <table:table-cell office:value-type="string" table:number-columns-spanned="1" table:number-rows-spanned="2" table:style-name="ce237">
            <text:p>本年1~7月較上年1~7月増減</text:p>
          </table:table-cell>
          <table:table-cell office:value-type="string" table:style-name="ce35">
            <text:p>實數</text:p>
          </table:table-cell>
          <table:table-cell office:value-type="float" office:value="98875" table:style-name="ce58">
            <text:p>98,875</text:p>
          </table:table-cell>
          <table:table-cell office:value-type="float" office:value="48539" table:style-name="ce59">
            <text:p>48,539</text:p>
          </table:table-cell>
          <table:table-cell office:value-type="float" office:value="7033" table:style-name="ce59">
            <text:p>7,033</text:p>
          </table:table-cell>
          <table:table-cell office:value-type="float" office:value="41506" table:style-name="ce36">
            <text:p>41,506</text:p>
          </table:table-cell>
          <table:table-cell office:value-type="float" office:value="-537" table:style-name="ce60">
            <text:p>－ 537</text:p>
          </table:table-cell>
          <table:table-cell office:value-type="float" office:value="-396" table:style-name="ce60">
            <text:p>－ 396</text:p>
          </table:table-cell>
          <table:table-cell office:value-type="float" office:value="-141" table:style-name="ce60">
            <text:p>－ 141</text:p>
          </table:table-cell>
          <table:table-cell office:value-type="string" table:style-name="ce61">
            <text:p>…</text:p>
          </table:table-cell>
          <table:table-cell office:value-type="float" office:value="6640" table:style-name="ce62">
            <text:p>6,640</text:p>
          </table:table-cell>
          <table:table-cell office:value-type="float" office:value="3571" table:style-name="ce60">
            <text:p>3,571</text:p>
          </table:table-cell>
          <table:table-cell office:value-type="float" office:value="3069" table:style-name="ce60">
            <text:p>3,069</text:p>
          </table:table-cell>
          <table:table-cell office:value-type="string" table:style-name="ce61">
            <text:p>…</text:p>
          </table:table-cell>
          <table:table-cell office:value-type="float" office:value="-7177" table:style-name="ce60">
            <text:p>－ 7,177</text:p>
          </table:table-cell>
          <table:table-cell office:value-type="string" table:style-name="ce61">
            <text:p>…</text:p>
          </table:table-cell>
          <table:table-cell office:value-type="float" office:value="4415" table:style-name="ce62">
            <text:p>4,415</text:p>
          </table:table-cell>
          <table:table-cell office:value-type="string" table:style-name="ce61">
            <text:p>…</text:p>
          </table:table-cell>
          <table:table-cell office:value-type="float" office:value="49" table:style-name="ce60">
            <text:p>49</text:p>
          </table:table-cell>
          <table:table-cell office:value-type="string" table:style-name="ce61">
            <text:p>…</text:p>
          </table:table-cell>
          <table:table-cell office:value-type="float" office:value="26623" table:style-name="ce60">
            <text:p>26,623</text:p>
          </table:table-cell>
          <table:table-cell office:value-type="float" office:value="28602" table:style-name="ce60">
            <text:p>28,602</text:p>
          </table:table-cell>
          <table:table-cell office:value-type="float" office:value="6347" table:style-name="ce39">
            <text:p>6,347</text:p>
          </table:table-cell>
          <table:table-cell table:number-columns-repeated="16361" table:style-name="ce49"/>
        </table:table-row>
        <table:table-row table:style-name="ro16">
          <table:covered-table-cell/>
          <table:table-cell office:value-type="string" table:style-name="ce63">
            <text:p>%<text:s/><text:span text:style-name="T3">△</text:span></text:p>
          </table:table-cell>
          <table:table-cell office:value-type="float" office:value="1.2" table:style-name="ce64">
            <text:p>1.20</text:p>
          </table:table-cell>
          <table:table-cell office:value-type="float" office:value="0.21" table:style-name="ce65">
            <text:p>0.21</text:p>
          </table:table-cell>
          <table:table-cell office:value-type="float" office:value="0.06" table:style-name="ce65">
            <text:p>0.06</text:p>
          </table:table-cell>
          <table:table-cell office:value-type="float" office:value="0.36" table:style-name="ce65">
            <text:p>0.36</text:p>
          </table:table-cell>
          <table:table-cell office:value-type="float" office:value="-0.46117776384606796" table:style-name="ce66">
            <text:p>－ 0.46</text:p>
          </table:table-cell>
          <table:table-cell office:value-type="float" office:value="-0.65534703604408695" table:style-name="ce66">
            <text:p>－ 0.66</text:p>
          </table:table-cell>
          <table:table-cell office:value-type="float" office:value="-0.2517182897438186" table:style-name="ce66">
            <text:p>－ 0.25</text:p>
          </table:table-cell>
          <table:table-cell office:value-type="float" office:value="-6.0000000000000497E-2" table:style-name="ce66">
            <text:p>－ 0.06</text:p>
          </table:table-cell>
          <table:table-cell office:value-type="float" office:value="7.2045484136973217" table:style-name="ce66">
            <text:p>7.20</text:p>
          </table:table-cell>
          <table:table-cell office:value-type="float" office:value="6.3966610539891802" table:style-name="ce66">
            <text:p>6.40</text:p>
          </table:table-cell>
          <table:table-cell office:value-type="float" office:value="8.4457042214761415" table:style-name="ce66">
            <text:p>8.45</text:p>
          </table:table-cell>
          <table:table-cell office:value-type="float" office:value="0.48" table:style-name="ce66">
            <text:p>0.48</text:p>
          </table:table-cell>
          <table:table-cell office:value-type="float" office:value="-29.562960827120321" table:style-name="ce66">
            <text:p>－ 29.56</text:p>
          </table:table-cell>
          <table:table-cell office:value-type="float" office:value="-0.53" table:style-name="ce66">
            <text:p>－ 0.53</text:p>
          </table:table-cell>
          <table:table-cell office:value-type="float" office:value="5.1946676706945443" table:style-name="ce66">
            <text:p>5.19</text:p>
          </table:table-cell>
          <table:table-cell office:value-type="float" office:value="0.31" table:style-name="ce66">
            <text:p>0.31</text:p>
          </table:table-cell>
          <table:table-cell office:value-type="float" office:value="0.15931850695799193" table:style-name="ce66">
            <text:p>0.16</text:p>
          </table:table-cell>
          <table:table-cell office:value-type="float" office:value="0" table:style-name="ce66">
            <text:p>—</text:p>
          </table:table-cell>
          <table:table-cell office:value-type="float" office:value="4.2026915032163856" table:style-name="ce66">
            <text:p>4.20</text:p>
          </table:table-cell>
          <table:table-cell office:value-type="float" office:value="4.5847559509497477" table:style-name="ce66">
            <text:p>4.58</text:p>
          </table:table-cell>
          <table:table-cell office:value-type="float" office:value="1.2" table:style-name="ce67">
            <text:p>1.20</text:p>
          </table:table-cell>
          <table:table-cell table:number-columns-repeated="16361" table:style-name="ce27"/>
        </table:table-row>
        <table:table-row table:style-name="ro17">
          <table:table-cell office:value-type="string" table:style-name="ce6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8"/>
          <table:table-cell table:number-columns-repeated="8" table:style-name="ce69"/>
          <table:table-cell table:number-columns-repeated="3" table:style-name="ce2"/>
          <table:table-cell table:style-name="ce70"/>
          <table:table-cell table:style-name="ce71"/>
          <table:table-cell table:number-columns-repeated="2" table:style-name="ce2"/>
          <table:table-cell table:style-name="ce70"/>
          <table:table-cell table:style-name="ce71"/>
          <table:table-cell table:number-columns-repeated="3" table:style-name="ce2"/>
          <table:table-cell office:value-type="string" table:style-name="ce72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8<text:s/><text:span text:style-name="T2">月</text:span><text:s/>5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2">
          <table:table-cell office:value-type="string" table:style-name="ce7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2">
          <table:table-cell office:value-type="string" table:style-name="ce7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年月別.$A$2:年月別.$W$60" table:base-cell-address="年月別.$A$1"/>
        </table:named-expressions>
      </table:table>
      <table:table table:name="縣市別" table:style-name="ta2">
        <table:table-column table:style-name="co13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8" table:default-cell-style-name="ce2"/>
        <table:table-column table:style-name="co18" table:number-columns-repeated="3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13" table:number-columns-repeated="16362" table:default-cell-style-name="ce2"/>
        <table:table-row table:style-name="ro18">
          <table:table-cell table:number-columns-repeated="17" table:style-name="ce2"/>
          <table:table-cell table:style-name="ce74"/>
          <table:table-cell table:number-columns-repeated="16366" table:style-name="ce2"/>
        </table:table-row>
        <table:table-row table:style-name="ro19">
          <table:table-cell office:value-type="string" table:style-name="ce75">
            <text:p>民 國 103 年 7 月 戶 口 統 計 速 報 表 (續)</text:p>
          </table:table-cell>
          <table:table-cell table:number-columns-repeated="14" table:style-name="ce75"/>
          <table:table-cell table:style-name="ce76"/>
          <table:table-cell table:style-name="ce75"/>
          <table:table-cell table:style-name="ce77"/>
          <table:table-cell table:style-name="ce75"/>
          <table:table-cell table:number-columns-repeated="2" table:style-name="ce78"/>
          <table:table-cell table:style-name="ce77"/>
          <table:table-cell table:number-columns-repeated="16362" table:style-name="ce2"/>
        </table:table-row>
        <table:table-row table:style-name="ro20">
          <table:table-cell table:style-name="ce79"/>
          <table:table-cell table:style-name="ce80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1">
            <text:p>自 然 增 加</text:p>
          </table:table-cell>
          <table:covered-table-cell/>
          <table:table-cell office:value-type="string" table:number-columns-spanned="2" table:number-rows-spanned="1" table:style-name="ce24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1">
            <text:p>離 <text:s text:c="3"/>　婚</text:p>
          </table:table-cell>
          <table:covered-table-cell/>
          <table:table-cell office:value-type="string" table:number-columns-spanned="1" table:number-rows-spanned="4" table:style-name="ce242">
            <text:p>遷入</text:p>
            <text:p>人數</text:p>
          </table:table-cell>
          <table:table-cell office:value-type="string" table:number-columns-spanned="1" table:number-rows-spanned="4" table:style-name="ce242">
            <text:p>遷出</text:p>
            <text:p>人數</text:p>
          </table:table-cell>
          <table:table-cell office:value-type="string" table:number-columns-spanned="1" table:number-rows-spanned="4" table:style-name="ce240">
            <text:p>原住民</text:p>
            <text:p>人口數</text:p>
          </table:table-cell>
          <table:table-cell table:style-name="ce81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10">
            <text:p>區 域 別</text:p>
          </table:table-cell>
          <table:table-cell office:value-type="string" table:number-columns-spanned="1" table:number-rows-spanned="2" table:style-name="ce186">
            <text:p>戶　數</text:p>
          </table:table-cell>
          <table:table-cell table:number-columns-repeated="3" table:style-name="ce82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83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84">
            <text:p>折合年</text:p>
          </table:table-cell>
          <table:table-cell table:style-name="ce85"/>
          <table:table-cell office:value-type="string" table:style-name="ce85">
            <text:p>折合年自</text:p>
          </table:table-cell>
          <table:table-cell table:style-name="ce86"/>
          <table:table-cell office:value-type="string" table:style-name="ce84">
            <text:p>折合年</text:p>
          </table:table-cell>
          <table:table-cell table:style-name="ce85"/>
          <table:table-cell office:value-type="string" table:style-name="ce83">
            <text:p>折合年</text:p>
          </table:table-cell>
          <table:covered-table-cell/>
          <table:covered-table-cell/>
          <table:covered-table-cell/>
          <table:table-cell table:style-name="ce81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7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8"/>
          <table:table-cell table:number-columns-repeated="16361"/>
        </table:table-row>
        <table:table-row table:style-name="ro17">
          <table:table-cell table:style-name="ce89"/>
          <table:table-cell table:style-name="ce90"/>
          <table:table-cell table:style-name="ce91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92"/>
          <table:table-cell table:number-columns-repeated="16361"/>
        </table:table-row>
        <table:table-row table:style-name="ro21">
          <table:table-cell office:value-type="string" table:style-name="ce93">
            <text:p>總 <text:s text:c="7"/>計</text:p>
          </table:table-cell>
          <table:table-cell office:value-type="float" office:value="8339092" table:style-name="ce20">
            <text:p>8,339,092</text:p>
          </table:table-cell>
          <table:table-cell office:value-type="float" office:value="23398263" table:style-name="ce20">
            <text:p>23,398,263</text:p>
          </table:table-cell>
          <table:table-cell office:value-type="float" office:value="11687050" table:style-name="ce20">
            <text:p>11,687,050</text:p>
          </table:table-cell>
          <table:table-cell office:value-type="float" office:value="11711213" table:style-name="ce20">
            <text:p>11,711,213</text:p>
          </table:table-cell>
          <table:table-cell office:value-type="float" office:value="17658" table:style-name="ce20">
            <text:p>17,658</text:p>
          </table:table-cell>
          <table:table-cell office:value-type="float" office:value="9198" table:style-name="ce20">
            <text:p>9,198</text:p>
          </table:table-cell>
          <table:table-cell office:value-type="float" office:value="8460" table:style-name="ce20">
            <text:p>8,460</text:p>
          </table:table-cell>
          <table:table-cell office:value-type="float" office:value="8.89" table:style-name="ce94">
            <text:p><text:s text:c="3"/>8.89</text:p>
          </table:table-cell>
          <table:table-cell office:value-type="float" office:value="14090" table:style-name="ce20">
            <text:p>14,090</text:p>
          </table:table-cell>
          <table:table-cell office:value-type="float" office:value="8482" table:style-name="ce20">
            <text:p>8,482</text:p>
          </table:table-cell>
          <table:table-cell office:value-type="float" office:value="5608" table:style-name="ce20">
            <text:p>5,608</text:p>
          </table:table-cell>
          <table:table-cell office:value-type="float" office:value="7.09" table:style-name="ce94">
            <text:p><text:s text:c="3"/>7.09</text:p>
          </table:table-cell>
          <table:table-cell office:value-type="float" office:value="3568" table:style-name="ce20">
            <text:p>3,568</text:p>
          </table:table-cell>
          <table:table-cell office:value-type="float" office:value="1.8" table:style-name="ce94">
            <text:p><text:s text:c="3"/>1.80</text:p>
          </table:table-cell>
          <table:table-cell office:value-type="float" office:value="9975" table:style-name="ce20">
            <text:p>9,975</text:p>
          </table:table-cell>
          <table:table-cell office:value-type="float" office:value="5.0199999999999996" table:style-name="ce94">
            <text:p><text:s text:c="3"/>5.02</text:p>
          </table:table-cell>
          <table:table-cell office:value-type="float" office:value="4823" table:style-name="ce20">
            <text:p>4,823</text:p>
          </table:table-cell>
          <table:table-cell office:value-type="float" office:value="2.4300000000000002" table:style-name="ce94">
            <text:p><text:s text:c="3"/>2.43</text:p>
          </table:table-cell>
          <table:table-cell office:value-type="float" office:value="104599" table:style-name="ce20">
            <text:p>104,599</text:p>
          </table:table-cell>
          <table:table-cell office:value-type="float" office:value="101940" table:style-name="ce20">
            <text:p>101,940</text:p>
          </table:table-cell>
          <table:table-cell office:value-type="float" office:value="537103" table:style-name="ce95">
            <text:p>537,103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6">
            <text:p>新 <text:s/>北 <text:s/>市</text:p>
          </table:table-cell>
          <table:table-cell office:value-type="float" office:value="1488509" table:style-name="ce97">
            <text:p>1,488,509</text:p>
          </table:table-cell>
          <table:table-cell office:value-type="float" office:value="3957965" table:style-name="ce97">
            <text:p>3,957,965</text:p>
          </table:table-cell>
          <table:table-cell office:value-type="float" office:value="1949110" table:style-name="ce97">
            <text:p>1,949,110</text:p>
          </table:table-cell>
          <table:table-cell office:value-type="float" office:value="2008855" table:style-name="ce97">
            <text:p>2,008,855</text:p>
          </table:table-cell>
          <table:table-cell office:value-type="float" office:value="3259" table:style-name="ce97">
            <text:p>3,259</text:p>
          </table:table-cell>
          <table:table-cell office:value-type="float" office:value="1681" table:style-name="ce97">
            <text:p>1,681</text:p>
          </table:table-cell>
          <table:table-cell office:value-type="float" office:value="1578" table:style-name="ce97">
            <text:p>1,578</text:p>
          </table:table-cell>
          <table:table-cell office:value-type="float" office:value="9.6999999999999993" table:style-name="ce98">
            <text:p><text:s text:c="3"/>9.70</text:p>
          </table:table-cell>
          <table:table-cell office:value-type="float" office:value="1795" table:style-name="ce97">
            <text:p>1,795</text:p>
          </table:table-cell>
          <table:table-cell office:value-type="float" office:value="1084" table:style-name="ce97">
            <text:p>1,084</text:p>
          </table:table-cell>
          <table:table-cell office:value-type="float" office:value="711" table:style-name="ce97">
            <text:p>711</text:p>
          </table:table-cell>
          <table:table-cell office:value-type="float" office:value="5.34" table:style-name="ce98">
            <text:p><text:s text:c="3"/>5.34</text:p>
          </table:table-cell>
          <table:table-cell office:value-type="float" office:value="1464" table:style-name="ce97">
            <text:p>1,464</text:p>
          </table:table-cell>
          <table:table-cell office:value-type="float" office:value="4.3600000000000003" table:style-name="ce98">
            <text:p><text:s text:c="3"/>4.36</text:p>
          </table:table-cell>
          <table:table-cell office:value-type="float" office:value="1899" table:style-name="ce97">
            <text:p>1,899</text:p>
          </table:table-cell>
          <table:table-cell office:value-type="float" office:value="5.65" table:style-name="ce98">
            <text:p><text:s text:c="3"/>5.65</text:p>
          </table:table-cell>
          <table:table-cell office:value-type="float" office:value="879" table:style-name="ce97">
            <text:p>879</text:p>
          </table:table-cell>
          <table:table-cell office:value-type="float" office:value="2.62" table:style-name="ce98">
            <text:p><text:s text:c="3"/>2.62</text:p>
          </table:table-cell>
          <table:table-cell office:value-type="float" office:value="17551" table:style-name="ce97">
            <text:p>17,551</text:p>
          </table:table-cell>
          <table:table-cell office:value-type="float" office:value="17778" table:style-name="ce97">
            <text:p>17,778</text:p>
          </table:table-cell>
          <table:table-cell office:value-type="float" office:value="53017" table:style-name="ce99">
            <text:p>53,017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6">
            <text:p>臺 <text:s/>北 <text:s/>市</text:p>
          </table:table-cell>
          <table:table-cell office:value-type="float" office:value="1032751" table:style-name="ce97">
            <text:p>1,032,751</text:p>
          </table:table-cell>
          <table:table-cell office:value-type="float" office:value="2695027" table:style-name="ce97">
            <text:p>2,695,027</text:p>
          </table:table-cell>
          <table:table-cell office:value-type="float" office:value="1292989" table:style-name="ce97">
            <text:p>1,292,989</text:p>
          </table:table-cell>
          <table:table-cell office:value-type="float" office:value="1402038" table:style-name="ce97">
            <text:p>1,402,038</text:p>
          </table:table-cell>
          <table:table-cell office:value-type="float" office:value="2393" table:style-name="ce97">
            <text:p>2,393</text:p>
          </table:table-cell>
          <table:table-cell office:value-type="float" office:value="1237" table:style-name="ce97">
            <text:p>1,237</text:p>
          </table:table-cell>
          <table:table-cell office:value-type="float" office:value="1156" table:style-name="ce97">
            <text:p>1,156</text:p>
          </table:table-cell>
          <table:table-cell office:value-type="float" office:value="10.46" table:style-name="ce98">
            <text:p><text:s text:c="3"/>10.46</text:p>
          </table:table-cell>
          <table:table-cell office:value-type="float" office:value="1392" table:style-name="ce97">
            <text:p>1,392</text:p>
          </table:table-cell>
          <table:table-cell office:value-type="float" office:value="804" table:style-name="ce97">
            <text:p>804</text:p>
          </table:table-cell>
          <table:table-cell office:value-type="float" office:value="588" table:style-name="ce97">
            <text:p>588</text:p>
          </table:table-cell>
          <table:table-cell office:value-type="float" office:value="6.08" table:style-name="ce98">
            <text:p><text:s text:c="3"/>6.08</text:p>
          </table:table-cell>
          <table:table-cell office:value-type="float" office:value="1001" table:style-name="ce97">
            <text:p>1,001</text:p>
          </table:table-cell>
          <table:table-cell office:value-type="float" office:value="4.37" table:style-name="ce98">
            <text:p><text:s text:c="3"/>4.37</text:p>
          </table:table-cell>
          <table:table-cell office:value-type="float" office:value="1353" table:style-name="ce97">
            <text:p>1,353</text:p>
          </table:table-cell>
          <table:table-cell office:value-type="float" office:value="5.91" table:style-name="ce98">
            <text:p><text:s text:c="3"/>5.91</text:p>
          </table:table-cell>
          <table:table-cell office:value-type="float" office:value="472" table:style-name="ce97">
            <text:p>472</text:p>
          </table:table-cell>
          <table:table-cell office:value-type="float" office:value="2.06" table:style-name="ce98">
            <text:p><text:s text:c="3"/>2.06</text:p>
          </table:table-cell>
          <table:table-cell office:value-type="float" office:value="15405" table:style-name="ce97">
            <text:p>15,405</text:p>
          </table:table-cell>
          <table:table-cell office:value-type="float" office:value="15051" table:style-name="ce97">
            <text:p>15,051</text:p>
          </table:table-cell>
          <table:table-cell office:value-type="float" office:value="15354" table:style-name="ce99">
            <text:p>15,354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6">
            <text:p>臺 <text:s/>中 <text:s/>市</text:p>
          </table:table-cell>
          <table:table-cell office:value-type="float" office:value="905613" table:style-name="ce97">
            <text:p>905,613</text:p>
          </table:table-cell>
          <table:table-cell office:value-type="float" office:value="2709764" table:style-name="ce97">
            <text:p>2,709,764</text:p>
          </table:table-cell>
          <table:table-cell office:value-type="float" office:value="1342757" table:style-name="ce97">
            <text:p>1,342,757</text:p>
          </table:table-cell>
          <table:table-cell office:value-type="float" office:value="1367007" table:style-name="ce97">
            <text:p>1,367,007</text:p>
          </table:table-cell>
          <table:table-cell office:value-type="float" office:value="2186" table:style-name="ce97">
            <text:p>2,186</text:p>
          </table:table-cell>
          <table:table-cell office:value-type="float" office:value="1210" table:style-name="ce97">
            <text:p>1,210</text:p>
          </table:table-cell>
          <table:table-cell office:value-type="float" office:value="976" table:style-name="ce97">
            <text:p>976</text:p>
          </table:table-cell>
          <table:table-cell office:value-type="float" office:value="9.5" table:style-name="ce98">
            <text:p><text:s text:c="3"/>9.50</text:p>
          </table:table-cell>
          <table:table-cell office:value-type="float" office:value="1388" table:style-name="ce97">
            <text:p>1,388</text:p>
          </table:table-cell>
          <table:table-cell office:value-type="float" office:value="843" table:style-name="ce97">
            <text:p>843</text:p>
          </table:table-cell>
          <table:table-cell office:value-type="float" office:value="545" table:style-name="ce97">
            <text:p>545</text:p>
          </table:table-cell>
          <table:table-cell office:value-type="float" office:value="6.03" table:style-name="ce98">
            <text:p><text:s text:c="3"/>6.03</text:p>
          </table:table-cell>
          <table:table-cell office:value-type="float" office:value="798" table:style-name="ce97">
            <text:p>798</text:p>
          </table:table-cell>
          <table:table-cell office:value-type="float" office:value="3.47" table:style-name="ce98">
            <text:p><text:s text:c="3"/>3.47</text:p>
          </table:table-cell>
          <table:table-cell office:value-type="float" office:value="1224" table:style-name="ce97">
            <text:p>1,224</text:p>
          </table:table-cell>
          <table:table-cell office:value-type="float" office:value="5.32" table:style-name="ce98">
            <text:p><text:s text:c="3"/>5.32</text:p>
          </table:table-cell>
          <table:table-cell office:value-type="float" office:value="579" table:style-name="ce97">
            <text:p>579</text:p>
          </table:table-cell>
          <table:table-cell office:value-type="float" office:value="2.52" table:style-name="ce98">
            <text:p><text:s text:c="3"/>2.52</text:p>
          </table:table-cell>
          <table:table-cell office:value-type="float" office:value="13101" table:style-name="ce97">
            <text:p>13,101</text:p>
          </table:table-cell>
          <table:table-cell office:value-type="float" office:value="12473" table:style-name="ce97">
            <text:p>12,473</text:p>
          </table:table-cell>
          <table:table-cell office:value-type="float" office:value="30601" table:style-name="ce99">
            <text:p>30,601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6">
            <text:p>臺 <text:s/>南 <text:s/>市</text:p>
          </table:table-cell>
          <table:table-cell office:value-type="float" office:value="665829" table:style-name="ce97">
            <text:p>665,829</text:p>
          </table:table-cell>
          <table:table-cell office:value-type="float" office:value="1882946" table:style-name="ce97">
            <text:p>1,882,946</text:p>
          </table:table-cell>
          <table:table-cell office:value-type="float" office:value="943722" table:style-name="ce97">
            <text:p>943,722</text:p>
          </table:table-cell>
          <table:table-cell office:value-type="float" office:value="939224" table:style-name="ce97">
            <text:p>939,224</text:p>
          </table:table-cell>
          <table:table-cell office:value-type="float" office:value="1257" table:style-name="ce97">
            <text:p>1,257</text:p>
          </table:table-cell>
          <table:table-cell office:value-type="float" office:value="661" table:style-name="ce97">
            <text:p>661</text:p>
          </table:table-cell>
          <table:table-cell office:value-type="float" office:value="596" table:style-name="ce97">
            <text:p>596</text:p>
          </table:table-cell>
          <table:table-cell office:value-type="float" office:value="7.86" table:style-name="ce98">
            <text:p><text:s text:c="3"/>7.86</text:p>
          </table:table-cell>
          <table:table-cell office:value-type="float" office:value="1316" table:style-name="ce97">
            <text:p>1,316</text:p>
          </table:table-cell>
          <table:table-cell office:value-type="float" office:value="791" table:style-name="ce97">
            <text:p>791</text:p>
          </table:table-cell>
          <table:table-cell office:value-type="float" office:value="525" table:style-name="ce97">
            <text:p>525</text:p>
          </table:table-cell>
          <table:table-cell office:value-type="float" office:value="8.23" table:style-name="ce98">
            <text:p><text:s text:c="3"/>8.23</text:p>
          </table:table-cell>
          <table:table-cell office:value-type="float" office:value="-59" table:style-name="ce100">
            <text:p>－ <text:s text:c="2"/>59</text:p>
          </table:table-cell>
          <table:table-cell office:value-type="float" office:value="-0.37" table:style-name="ce101">
            <text:p>－ <text:s/>0.37</text:p>
          </table:table-cell>
          <table:table-cell office:value-type="float" office:value="707" table:style-name="ce97">
            <text:p>707</text:p>
          </table:table-cell>
          <table:table-cell office:value-type="float" office:value="4.42" table:style-name="ce98">
            <text:p><text:s text:c="3"/>4.42</text:p>
          </table:table-cell>
          <table:table-cell office:value-type="float" office:value="368" table:style-name="ce97">
            <text:p>368</text:p>
          </table:table-cell>
          <table:table-cell office:value-type="float" office:value="2.2999999999999998" table:style-name="ce98">
            <text:p><text:s text:c="3"/>2.30</text:p>
          </table:table-cell>
          <table:table-cell office:value-type="float" office:value="7086" table:style-name="ce97">
            <text:p>7,086</text:p>
          </table:table-cell>
          <table:table-cell office:value-type="float" office:value="7123" table:style-name="ce97">
            <text:p>7,123</text:p>
          </table:table-cell>
          <table:table-cell office:value-type="float" office:value="6837" table:style-name="ce99">
            <text:p>6,837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6">
            <text:p>高 <text:s/>雄 <text:s/>市</text:p>
          </table:table-cell>
          <table:table-cell office:value-type="float" office:value="1060315" table:style-name="ce97">
            <text:p>1,060,315</text:p>
          </table:table-cell>
          <table:table-cell office:value-type="float" office:value="2777240" table:style-name="ce97">
            <text:p>2,777,240</text:p>
          </table:table-cell>
          <table:table-cell office:value-type="float" office:value="1383208" table:style-name="ce97">
            <text:p>1,383,208</text:p>
          </table:table-cell>
          <table:table-cell office:value-type="float" office:value="1394032" table:style-name="ce97">
            <text:p>1,394,032</text:p>
          </table:table-cell>
          <table:table-cell office:value-type="float" office:value="1910" table:style-name="ce97">
            <text:p>1,910</text:p>
          </table:table-cell>
          <table:table-cell office:value-type="float" office:value="967" table:style-name="ce97">
            <text:p>967</text:p>
          </table:table-cell>
          <table:table-cell office:value-type="float" office:value="943" table:style-name="ce97">
            <text:p>943</text:p>
          </table:table-cell>
          <table:table-cell office:value-type="float" office:value="8.1" table:style-name="ce98">
            <text:p><text:s text:c="3"/>8.10</text:p>
          </table:table-cell>
          <table:table-cell office:value-type="float" office:value="1713" table:style-name="ce97">
            <text:p>1,713</text:p>
          </table:table-cell>
          <table:table-cell office:value-type="float" office:value="1056" table:style-name="ce97">
            <text:p>1,056</text:p>
          </table:table-cell>
          <table:table-cell office:value-type="float" office:value="657" table:style-name="ce97">
            <text:p>657</text:p>
          </table:table-cell>
          <table:table-cell office:value-type="float" office:value="7.26" table:style-name="ce98">
            <text:p><text:s text:c="3"/>7.26</text:p>
          </table:table-cell>
          <table:table-cell office:value-type="float" office:value="197" table:style-name="ce102">
            <text:p><text:s text:c="3"/>197</text:p>
          </table:table-cell>
          <table:table-cell office:value-type="float" office:value="0.84" table:style-name="ce101">
            <text:p><text:s text:c="4"/>0.84</text:p>
          </table:table-cell>
          <table:table-cell office:value-type="float" office:value="1079" table:style-name="ce97">
            <text:p>1,079</text:p>
          </table:table-cell>
          <table:table-cell office:value-type="float" office:value="4.57" table:style-name="ce98">
            <text:p><text:s text:c="3"/>4.57</text:p>
          </table:table-cell>
          <table:table-cell office:value-type="float" office:value="603" table:style-name="ce97">
            <text:p>603</text:p>
          </table:table-cell>
          <table:table-cell office:value-type="float" office:value="2.56" table:style-name="ce98">
            <text:p><text:s text:c="3"/>2.56</text:p>
          </table:table-cell>
          <table:table-cell office:value-type="float" office:value="12536" table:style-name="ce97">
            <text:p>12,536</text:p>
          </table:table-cell>
          <table:table-cell office:value-type="float" office:value="12789" table:style-name="ce97">
            <text:p>12,789</text:p>
          </table:table-cell>
          <table:table-cell office:value-type="float" office:value="32052" table:style-name="ce99">
            <text:p>32,052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3">
            <text:p><text:s/>臺 <text:s/>灣 <text:s/>省<text:s/></text:p>
          </table:table-cell>
          <table:table-cell office:value-type="float" office:value="3146351" table:style-name="ce97">
            <text:p>3,146,351</text:p>
          </table:table-cell>
          <table:table-cell office:value-type="float" office:value="9238244" table:style-name="ce97">
            <text:p>9,238,244</text:p>
          </table:table-cell>
          <table:table-cell office:value-type="float" office:value="4705573" table:style-name="ce97">
            <text:p>4,705,573</text:p>
          </table:table-cell>
          <table:table-cell office:value-type="float" office:value="4532671" table:style-name="ce97">
            <text:p>4,532,671</text:p>
          </table:table-cell>
          <table:table-cell office:value-type="float" office:value="6521" table:style-name="ce97">
            <text:p>6,521</text:p>
          </table:table-cell>
          <table:table-cell office:value-type="float" office:value="3365" table:style-name="ce97">
            <text:p>3,365</text:p>
          </table:table-cell>
          <table:table-cell office:value-type="float" office:value="3156" table:style-name="ce97">
            <text:p>3,156</text:p>
          </table:table-cell>
          <table:table-cell office:value-type="float" office:value="8.31" table:style-name="ce98">
            <text:p><text:s text:c="3"/>8.31</text:p>
          </table:table-cell>
          <table:table-cell office:value-type="float" office:value="6425" table:style-name="ce97">
            <text:p>6,425</text:p>
          </table:table-cell>
          <table:table-cell office:value-type="float" office:value="3869" table:style-name="ce97">
            <text:p>3,869</text:p>
          </table:table-cell>
          <table:table-cell office:value-type="float" office:value="2556" table:style-name="ce97">
            <text:p>2,556</text:p>
          </table:table-cell>
          <table:table-cell office:value-type="float" office:value="8.19" table:style-name="ce98">
            <text:p><text:s text:c="3"/>8.19</text:p>
          </table:table-cell>
          <table:table-cell office:value-type="float" office:value="96" table:style-name="ce102">
            <text:p><text:s text:c="3"/>96</text:p>
          </table:table-cell>
          <table:table-cell office:value-type="float" office:value="0.12" table:style-name="ce104">
            <text:p>0.12</text:p>
          </table:table-cell>
          <table:table-cell office:value-type="float" office:value="3665" table:style-name="ce97">
            <text:p>3,665</text:p>
          </table:table-cell>
          <table:table-cell office:value-type="float" office:value="4.67" table:style-name="ce98">
            <text:p><text:s text:c="3"/>4.67</text:p>
          </table:table-cell>
          <table:table-cell office:value-type="float" office:value="1900" table:style-name="ce97">
            <text:p>1,900</text:p>
          </table:table-cell>
          <table:table-cell office:value-type="float" office:value="2.42" table:style-name="ce98">
            <text:p><text:s text:c="3"/>2.42</text:p>
          </table:table-cell>
          <table:table-cell office:value-type="float" office:value="37643" table:style-name="ce97">
            <text:p>37,643</text:p>
          </table:table-cell>
          <table:table-cell office:value-type="float" office:value="36082" table:style-name="ce97">
            <text:p>36,082</text:p>
          </table:table-cell>
          <table:table-cell office:value-type="float" office:value="398223" table:style-name="ce99">
            <text:p>398,223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5">
            <text:p>宜 蘭 縣</text:p>
          </table:table-cell>
          <table:table-cell office:value-type="float" office:value="161966" table:style-name="ce106">
            <text:p><text:s text:c="3"/>161,966</text:p>
          </table:table-cell>
          <table:table-cell office:value-type="float" office:value="458786" table:style-name="ce106">
            <text:p><text:s text:c="3"/>458,786</text:p>
          </table:table-cell>
          <table:table-cell office:value-type="float" office:value="232833" table:style-name="ce106">
            <text:p><text:s text:c="3"/>232,833</text:p>
          </table:table-cell>
          <table:table-cell office:value-type="float" office:value="225953" table:style-name="ce106">
            <text:p><text:s text:c="3"/>225,953</text:p>
          </table:table-cell>
          <table:table-cell office:value-type="float" office:value="290" table:style-name="ce107">
            <text:p>290</text:p>
          </table:table-cell>
          <table:table-cell office:value-type="float" office:value="158" table:style-name="ce107">
            <text:p>158</text:p>
          </table:table-cell>
          <table:table-cell office:value-type="float" office:value="132" table:style-name="ce107">
            <text:p>132</text:p>
          </table:table-cell>
          <table:table-cell office:value-type="float" office:value="7.44" table:style-name="ce108">
            <text:p><text:s text:c="3"/>7.44</text:p>
          </table:table-cell>
          <table:table-cell office:value-type="float" office:value="325" table:style-name="ce106">
            <text:p><text:s text:c="3"/>325</text:p>
          </table:table-cell>
          <table:table-cell office:value-type="float" office:value="202" table:style-name="ce107">
            <text:p>202</text:p>
          </table:table-cell>
          <table:table-cell office:value-type="float" office:value="123" table:style-name="ce107">
            <text:p>123</text:p>
          </table:table-cell>
          <table:table-cell office:value-type="float" office:value="8.34" table:style-name="ce108">
            <text:p><text:s text:c="3"/>8.34</text:p>
          </table:table-cell>
          <table:table-cell office:value-type="float" office:value="-35" table:style-name="ce109">
            <text:p>－ <text:s text:c="3"/>35</text:p>
          </table:table-cell>
          <table:table-cell office:value-type="float" office:value="-0.9" table:style-name="ce110">
            <text:p>－ <text:s text:c="2"/>0.90</text:p>
          </table:table-cell>
          <table:table-cell office:value-type="float" office:value="186" table:style-name="ce106">
            <text:p><text:s text:c="3"/>186</text:p>
          </table:table-cell>
          <table:table-cell office:value-type="float" office:value="4.7699999999999996" table:style-name="ce108">
            <text:p><text:s text:c="3"/>4.77</text:p>
          </table:table-cell>
          <table:table-cell office:value-type="float" office:value="82" table:style-name="ce106">
            <text:p><text:s text:c="3"/>82</text:p>
          </table:table-cell>
          <table:table-cell office:value-type="float" office:value="2.1" table:style-name="ce108">
            <text:p><text:s text:c="3"/>2.10</text:p>
          </table:table-cell>
          <table:table-cell office:value-type="float" office:value="2222" table:style-name="ce107">
            <text:p>2,222</text:p>
          </table:table-cell>
          <table:table-cell office:value-type="float" office:value="2172" table:style-name="ce107">
            <text:p>2,172</text:p>
          </table:table-cell>
          <table:table-cell office:value-type="float" office:value="16443" table:style-name="ce111">
            <text:p><text:s text:c="3"/>16,443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桃 園 縣</text:p>
          </table:table-cell>
          <table:table-cell office:value-type="float" office:value="725512" table:style-name="ce106">
            <text:p><text:s text:c="3"/>725,512</text:p>
          </table:table-cell>
          <table:table-cell office:value-type="float" office:value="2050600" table:style-name="ce106">
            <text:p><text:s text:c="3"/>2,050,600</text:p>
          </table:table-cell>
          <table:table-cell office:value-type="float" office:value="1029302" table:style-name="ce106">
            <text:p><text:s text:c="3"/>1,029,302</text:p>
          </table:table-cell>
          <table:table-cell office:value-type="float" office:value="1021298" table:style-name="ce106">
            <text:p><text:s text:c="3"/>1,021,298</text:p>
          </table:table-cell>
          <table:table-cell office:value-type="float" office:value="1487" table:style-name="ce106">
            <text:p><text:s text:c="3"/>1,487</text:p>
          </table:table-cell>
          <table:table-cell office:value-type="float" office:value="781" table:style-name="ce107">
            <text:p>781</text:p>
          </table:table-cell>
          <table:table-cell office:value-type="float" office:value="706" table:style-name="ce107">
            <text:p>706</text:p>
          </table:table-cell>
          <table:table-cell office:value-type="float" office:value="8.5399999999999991" table:style-name="ce108">
            <text:p><text:s text:c="3"/>8.54</text:p>
          </table:table-cell>
          <table:table-cell office:value-type="float" office:value="1041" table:style-name="ce106">
            <text:p><text:s text:c="3"/>1,041</text:p>
          </table:table-cell>
          <table:table-cell office:value-type="float" office:value="652" table:style-name="ce107">
            <text:p>652</text:p>
          </table:table-cell>
          <table:table-cell office:value-type="float" office:value="389" table:style-name="ce107">
            <text:p>389</text:p>
          </table:table-cell>
          <table:table-cell office:value-type="float" office:value="5.98" table:style-name="ce108">
            <text:p><text:s text:c="3"/>5.98</text:p>
          </table:table-cell>
          <table:table-cell office:value-type="float" office:value="446" table:style-name="ce109">
            <text:p><text:s text:c="3"/>446</text:p>
          </table:table-cell>
          <table:table-cell office:value-type="float" office:value="2.56" table:style-name="ce110">
            <text:p><text:s text:c="4"/>2.56</text:p>
          </table:table-cell>
          <table:table-cell office:value-type="float" office:value="914" table:style-name="ce106">
            <text:p><text:s text:c="3"/>914</text:p>
          </table:table-cell>
          <table:table-cell office:value-type="float" office:value="5.25" table:style-name="ce108">
            <text:p><text:s text:c="3"/>5.25</text:p>
          </table:table-cell>
          <table:table-cell office:value-type="float" office:value="478" table:style-name="ce106">
            <text:p><text:s text:c="3"/>478</text:p>
          </table:table-cell>
          <table:table-cell office:value-type="float" office:value="2.75" table:style-name="ce108">
            <text:p><text:s text:c="3"/>2.75</text:p>
          </table:table-cell>
          <table:table-cell office:value-type="float" office:value="10160" table:style-name="ce107">
            <text:p>10,160</text:p>
          </table:table-cell>
          <table:table-cell office:value-type="float" office:value="9015" table:style-name="ce107">
            <text:p>9,015</text:p>
          </table:table-cell>
          <table:table-cell office:value-type="float" office:value="64750" table:style-name="ce111">
            <text:p><text:s text:c="3"/>64,750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新 竹 縣</text:p>
          </table:table-cell>
          <table:table-cell office:value-type="float" office:value="177244" table:style-name="ce106">
            <text:p><text:s text:c="3"/>177,244</text:p>
          </table:table-cell>
          <table:table-cell office:value-type="float" office:value="534493" table:style-name="ce106">
            <text:p><text:s text:c="3"/>534,493</text:p>
          </table:table-cell>
          <table:table-cell office:value-type="float" office:value="273816" table:style-name="ce106">
            <text:p><text:s text:c="3"/>273,816</text:p>
          </table:table-cell>
          <table:table-cell office:value-type="float" office:value="260677" table:style-name="ce106">
            <text:p><text:s text:c="3"/>260,677</text:p>
          </table:table-cell>
          <table:table-cell office:value-type="float" office:value="490" table:style-name="ce106">
            <text:p><text:s text:c="3"/>490</text:p>
          </table:table-cell>
          <table:table-cell office:value-type="float" office:value="249" table:style-name="ce107">
            <text:p>249</text:p>
          </table:table-cell>
          <table:table-cell office:value-type="float" office:value="241" table:style-name="ce107">
            <text:p>241</text:p>
          </table:table-cell>
          <table:table-cell office:value-type="float" office:value="10.8" table:style-name="ce108">
            <text:p><text:s text:c="3"/>10.80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171" table:style-name="ce107">
            <text:p>171</text:p>
          </table:table-cell>
          <table:table-cell office:value-type="float" office:value="116" table:style-name="ce107">
            <text:p>116</text:p>
          </table:table-cell>
          <table:table-cell office:value-type="float" office:value="6.33" table:style-name="ce108">
            <text:p><text:s text:c="3"/>6.33</text:p>
          </table:table-cell>
          <table:table-cell office:value-type="float" office:value="203" table:style-name="ce109">
            <text:p><text:s text:c="3"/>203</text:p>
          </table:table-cell>
          <table:table-cell office:value-type="float" office:value="4.47" table:style-name="ce110">
            <text:p><text:s text:c="4"/>4.47</text:p>
          </table:table-cell>
          <table:table-cell office:value-type="float" office:value="201" table:style-name="ce106">
            <text:p><text:s text:c="3"/>201</text:p>
          </table:table-cell>
          <table:table-cell office:value-type="float" office:value="4.43" table:style-name="ce108">
            <text:p><text:s text:c="3"/>4.43</text:p>
          </table:table-cell>
          <table:table-cell office:value-type="float" office:value="110" table:style-name="ce106">
            <text:p><text:s text:c="3"/>110</text:p>
          </table:table-cell>
          <table:table-cell office:value-type="float" office:value="2.42" table:style-name="ce108">
            <text:p><text:s text:c="3"/>2.42</text:p>
          </table:table-cell>
          <table:table-cell office:value-type="float" office:value="2454" table:style-name="ce107">
            <text:p>2,454</text:p>
          </table:table-cell>
          <table:table-cell office:value-type="float" office:value="2015" table:style-name="ce107">
            <text:p>2,015</text:p>
          </table:table-cell>
          <table:table-cell office:value-type="float" office:value="20857" table:style-name="ce111">
            <text:p><text:s text:c="3"/>20,857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苗 栗 縣</text:p>
          </table:table-cell>
          <table:table-cell office:value-type="float" office:value="182187" table:style-name="ce106">
            <text:p><text:s text:c="3"/>182,187</text:p>
          </table:table-cell>
          <table:table-cell office:value-type="float" office:value="566704" table:style-name="ce106">
            <text:p><text:s text:c="3"/>566,704</text:p>
          </table:table-cell>
          <table:table-cell office:value-type="float" office:value="292200" table:style-name="ce106">
            <text:p><text:s text:c="3"/>292,200</text:p>
          </table:table-cell>
          <table:table-cell office:value-type="float" office:value="274504" table:style-name="ce106">
            <text:p><text:s text:c="3"/>274,504</text:p>
          </table:table-cell>
          <table:table-cell office:value-type="float" office:value="469" table:style-name="ce106">
            <text:p><text:s text:c="3"/>469</text:p>
          </table:table-cell>
          <table:table-cell office:value-type="float" office:value="230" table:style-name="ce107">
            <text:p>230</text:p>
          </table:table-cell>
          <table:table-cell office:value-type="float" office:value="239" table:style-name="ce107">
            <text:p>239</text:p>
          </table:table-cell>
          <table:table-cell office:value-type="float" office:value="9.75" table:style-name="ce108">
            <text:p><text:s text:c="3"/>9.75</text:p>
          </table:table-cell>
          <table:table-cell office:value-type="float" office:value="383" table:style-name="ce106">
            <text:p><text:s text:c="3"/>383</text:p>
          </table:table-cell>
          <table:table-cell office:value-type="float" office:value="224" table:style-name="ce107">
            <text:p>224</text:p>
          </table:table-cell>
          <table:table-cell office:value-type="float" office:value="159" table:style-name="ce107">
            <text:p>159</text:p>
          </table:table-cell>
          <table:table-cell office:value-type="float" office:value="7.96" table:style-name="ce108">
            <text:p><text:s text:c="3"/>7.96</text:p>
          </table:table-cell>
          <table:table-cell office:value-type="float" office:value="86" table:style-name="ce112">
            <text:p><text:s text:c="3"/>86</text:p>
          </table:table-cell>
          <table:table-cell office:value-type="float" office:value="1.79" table:style-name="ce110">
            <text:p><text:s text:c="4"/>1.79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5.15" table:style-name="ce108">
            <text:p><text:s text:c="3"/>5.15</text:p>
          </table:table-cell>
          <table:table-cell office:value-type="float" office:value="128" table:style-name="ce106">
            <text:p><text:s text:c="3"/>128</text:p>
          </table:table-cell>
          <table:table-cell office:value-type="float" office:value="2.66" table:style-name="ce108">
            <text:p><text:s text:c="3"/>2.66</text:p>
          </table:table-cell>
          <table:table-cell office:value-type="float" office:value="2034" table:style-name="ce107">
            <text:p>2,034</text:p>
          </table:table-cell>
          <table:table-cell office:value-type="float" office:value="1862" table:style-name="ce107">
            <text:p>1,862</text:p>
          </table:table-cell>
          <table:table-cell office:value-type="float" office:value="11121" table:style-name="ce111">
            <text:p><text:s text:c="3"/>11,121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5">
            <text:p>彰 化 縣</text:p>
          </table:table-cell>
          <table:table-cell office:value-type="float" office:value="377421" table:style-name="ce106">
            <text:p><text:s text:c="3"/>377,421</text:p>
          </table:table-cell>
          <table:table-cell office:value-type="float" office:value="1293129" table:style-name="ce106">
            <text:p><text:s text:c="3"/>1,293,129</text:p>
          </table:table-cell>
          <table:table-cell office:value-type="float" office:value="661734" table:style-name="ce106">
            <text:p><text:s text:c="3"/>661,734</text:p>
          </table:table-cell>
          <table:table-cell office:value-type="float" office:value="631395" table:style-name="ce106">
            <text:p><text:s text:c="3"/>631,395</text:p>
          </table:table-cell>
          <table:table-cell office:value-type="float" office:value="1028" table:style-name="ce106">
            <text:p><text:s text:c="3"/>1,028</text:p>
          </table:table-cell>
          <table:table-cell office:value-type="float" office:value="552" table:style-name="ce107">
            <text:p>552</text:p>
          </table:table-cell>
          <table:table-cell office:value-type="float" office:value="476" table:style-name="ce107">
            <text:p>476</text:p>
          </table:table-cell>
          <table:table-cell office:value-type="float" office:value="9.36" table:style-name="ce108">
            <text:p><text:s text:c="3"/>9.36</text:p>
          </table:table-cell>
          <table:table-cell office:value-type="float" office:value="893" table:style-name="ce106">
            <text:p><text:s text:c="3"/>893</text:p>
          </table:table-cell>
          <table:table-cell office:value-type="float" office:value="519" table:style-name="ce107">
            <text:p>519</text:p>
          </table:table-cell>
          <table:table-cell office:value-type="float" office:value="374" table:style-name="ce107">
            <text:p>374</text:p>
          </table:table-cell>
          <table:table-cell office:value-type="float" office:value="8.1300000000000008" table:style-name="ce108">
            <text:p><text:s text:c="3"/>8.13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1.23" table:style-name="ce110">
            <text:p><text:s text:c="4"/>1.23</text:p>
          </table:table-cell>
          <table:table-cell office:value-type="float" office:value="485" table:style-name="ce106">
            <text:p><text:s text:c="3"/>485</text:p>
          </table:table-cell>
          <table:table-cell office:value-type="float" office:value="4.42" table:style-name="ce108">
            <text:p><text:s text:c="3"/>4.42</text:p>
          </table:table-cell>
          <table:table-cell office:value-type="float" office:value="192" table:style-name="ce106">
            <text:p><text:s text:c="3"/>192</text:p>
          </table:table-cell>
          <table:table-cell office:value-type="float" office:value="1.75" table:style-name="ce108">
            <text:p><text:s text:c="3"/>1.75</text:p>
          </table:table-cell>
          <table:table-cell office:value-type="float" office:value="3251" table:style-name="ce107">
            <text:p>3,251</text:p>
          </table:table-cell>
          <table:table-cell office:value-type="float" office:value="3787" table:style-name="ce107">
            <text:p>3,787</text:p>
          </table:table-cell>
          <table:table-cell office:value-type="float" office:value="5229" table:style-name="ce111">
            <text:p><text:s text:c="3"/>5,229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南 投 縣</text:p>
          </table:table-cell>
          <table:table-cell office:value-type="float" office:value="175872" table:style-name="ce106">
            <text:p><text:s text:c="3"/>175,872</text:p>
          </table:table-cell>
          <table:table-cell office:value-type="float" office:value="515564" table:style-name="ce106">
            <text:p><text:s text:c="3"/>515,564</text:p>
          </table:table-cell>
          <table:table-cell office:value-type="float" office:value="264562" table:style-name="ce106">
            <text:p><text:s text:c="3"/>264,562</text:p>
          </table:table-cell>
          <table:table-cell office:value-type="float" office:value="251002" table:style-name="ce106">
            <text:p><text:s text:c="3"/>251,002</text:p>
          </table:table-cell>
          <table:table-cell office:value-type="float" office:value="291" table:style-name="ce106">
            <text:p><text:s text:c="3"/>291</text:p>
          </table:table-cell>
          <table:table-cell office:value-type="float" office:value="142" table:style-name="ce107">
            <text:p>142</text:p>
          </table:table-cell>
          <table:table-cell office:value-type="float" office:value="149" table:style-name="ce107">
            <text:p>149</text:p>
          </table:table-cell>
          <table:table-cell office:value-type="float" office:value="6.64" table:style-name="ce108">
            <text:p><text:s text:c="3"/>6.64</text:p>
          </table:table-cell>
          <table:table-cell office:value-type="float" office:value="409" table:style-name="ce106">
            <text:p><text:s text:c="3"/>409</text:p>
          </table:table-cell>
          <table:table-cell office:value-type="float" office:value="246" table:style-name="ce107">
            <text:p>246</text:p>
          </table:table-cell>
          <table:table-cell office:value-type="float" office:value="163" table:style-name="ce107">
            <text:p>163</text:p>
          </table:table-cell>
          <table:table-cell office:value-type="float" office:value="9.34" table:style-name="ce108">
            <text:p><text:s text:c="3"/>9.34</text:p>
          </table:table-cell>
          <table:table-cell office:value-type="float" office:value="-118" table:style-name="ce114">
            <text:p>－ <text:s/>118</text:p>
          </table:table-cell>
          <table:table-cell office:value-type="float" office:value="-2.69" table:style-name="ce110">
            <text:p>－ <text:s text:c="2"/>2.69</text:p>
          </table:table-cell>
          <table:table-cell office:value-type="float" office:value="182" table:style-name="ce106">
            <text:p><text:s text:c="3"/>182</text:p>
          </table:table-cell>
          <table:table-cell office:value-type="float" office:value="4.16" table:style-name="ce108">
            <text:p><text:s text:c="3"/>4.16</text:p>
          </table:table-cell>
          <table:table-cell office:value-type="float" office:value="103" table:style-name="ce106">
            <text:p><text:s text:c="3"/>103</text:p>
          </table:table-cell>
          <table:table-cell office:value-type="float" office:value="2.35" table:style-name="ce108">
            <text:p><text:s text:c="3"/>2.35</text:p>
          </table:table-cell>
          <table:table-cell office:value-type="float" office:value="1520" table:style-name="ce107">
            <text:p>1,520</text:p>
          </table:table-cell>
          <table:table-cell office:value-type="float" office:value="1622" table:style-name="ce107">
            <text:p>1,622</text:p>
          </table:table-cell>
          <table:table-cell office:value-type="float" office:value="28676" table:style-name="ce111">
            <text:p><text:s text:c="3"/>28,676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雲 林 縣</text:p>
          </table:table-cell>
          <table:table-cell office:value-type="float" office:value="237326" table:style-name="ce106">
            <text:p><text:s text:c="3"/>237,326</text:p>
          </table:table-cell>
          <table:table-cell office:value-type="float" office:value="707199" table:style-name="ce106">
            <text:p><text:s text:c="3"/>707,199</text:p>
          </table:table-cell>
          <table:table-cell office:value-type="float" office:value="367999" table:style-name="ce106">
            <text:p><text:s text:c="3"/>367,999</text:p>
          </table:table-cell>
          <table:table-cell office:value-type="float" office:value="339200" table:style-name="ce106">
            <text:p><text:s text:c="3"/>339,200</text:p>
          </table:table-cell>
          <table:table-cell office:value-type="float" office:value="461" table:style-name="ce106">
            <text:p><text:s text:c="3"/>461</text:p>
          </table:table-cell>
          <table:table-cell office:value-type="float" office:value="229" table:style-name="ce107">
            <text:p>229</text:p>
          </table:table-cell>
          <table:table-cell office:value-type="float" office:value="232" table:style-name="ce107">
            <text:p>232</text:p>
          </table:table-cell>
          <table:table-cell office:value-type="float" office:value="7.67" table:style-name="ce108">
            <text:p><text:s text:c="3"/>7.67</text:p>
          </table:table-cell>
          <table:table-cell office:value-type="float" office:value="645" table:style-name="ce106">
            <text:p><text:s text:c="3"/>645</text:p>
          </table:table-cell>
          <table:table-cell office:value-type="float" office:value="379" table:style-name="ce107">
            <text:p>379</text:p>
          </table:table-cell>
          <table:table-cell office:value-type="float" office:value="266" table:style-name="ce107">
            <text:p>266</text:p>
          </table:table-cell>
          <table:table-cell office:value-type="float" office:value="10.74" table:style-name="ce108">
            <text:p><text:s text:c="3"/>10.74</text:p>
          </table:table-cell>
          <table:table-cell office:value-type="float" office:value="-184" table:style-name="ce114">
            <text:p>－ <text:s/>184</text:p>
          </table:table-cell>
          <table:table-cell office:value-type="float" office:value="-3.06" table:style-name="ce110">
            <text:p>－ <text:s text:c="2"/>3.06</text:p>
          </table:table-cell>
          <table:table-cell office:value-type="float" office:value="218" table:style-name="ce106">
            <text:p><text:s text:c="3"/>218</text:p>
          </table:table-cell>
          <table:table-cell office:value-type="float" office:value="3.63" table:style-name="ce108">
            <text:p><text:s text:c="3"/>3.63</text:p>
          </table:table-cell>
          <table:table-cell office:value-type="float" office:value="121" table:style-name="ce106">
            <text:p><text:s text:c="3"/>121</text:p>
          </table:table-cell>
          <table:table-cell office:value-type="float" office:value="2.0099999999999998" table:style-name="ce108">
            <text:p><text:s text:c="3"/>2.01</text:p>
          </table:table-cell>
          <table:table-cell office:value-type="float" office:value="2349" table:style-name="ce107">
            <text:p>2,349</text:p>
          </table:table-cell>
          <table:table-cell office:value-type="float" office:value="2248" table:style-name="ce107">
            <text:p>2,248</text:p>
          </table:table-cell>
          <table:table-cell office:value-type="float" office:value="2173" table:style-name="ce111">
            <text:p><text:s text:c="3"/>2,173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嘉 義 縣</text:p>
          </table:table-cell>
          <table:table-cell office:value-type="float" office:value="180999" table:style-name="ce106">
            <text:p><text:s text:c="3"/>180,999</text:p>
          </table:table-cell>
          <table:table-cell office:value-type="float" office:value="526735" table:style-name="ce106">
            <text:p><text:s text:c="3"/>526,735</text:p>
          </table:table-cell>
          <table:table-cell office:value-type="float" office:value="274374" table:style-name="ce106">
            <text:p><text:s text:c="3"/>274,374</text:p>
          </table:table-cell>
          <table:table-cell office:value-type="float" office:value="252361" table:style-name="ce106">
            <text:p><text:s text:c="3"/>252,361</text:p>
          </table:table-cell>
          <table:table-cell office:value-type="float" office:value="242" table:style-name="ce106">
            <text:p><text:s text:c="3"/>242</text:p>
          </table:table-cell>
          <table:table-cell office:value-type="float" office:value="126" table:style-name="ce107">
            <text:p>126</text:p>
          </table:table-cell>
          <table:table-cell office:value-type="float" office:value="116" table:style-name="ce107">
            <text:p>116</text:p>
          </table:table-cell>
          <table:table-cell office:value-type="float" office:value="5.41" table:style-name="ce108">
            <text:p><text:s text:c="3"/>5.41</text:p>
          </table:table-cell>
          <table:table-cell office:value-type="float" office:value="498" table:style-name="ce106">
            <text:p><text:s text:c="3"/>498</text:p>
          </table:table-cell>
          <table:table-cell office:value-type="float" office:value="303" table:style-name="ce107">
            <text:p>303</text:p>
          </table:table-cell>
          <table:table-cell office:value-type="float" office:value="195" table:style-name="ce107">
            <text:p>195</text:p>
          </table:table-cell>
          <table:table-cell office:value-type="float" office:value="11.13" table:style-name="ce108">
            <text:p><text:s text:c="3"/>11.13</text:p>
          </table:table-cell>
          <table:table-cell office:value-type="float" office:value="-256" table:style-name="ce114">
            <text:p>－ <text:s/>256</text:p>
          </table:table-cell>
          <table:table-cell office:value-type="float" office:value="-5.72" table:style-name="ce110">
            <text:p>－ <text:s text:c="2"/>5.72</text:p>
          </table:table-cell>
          <table:table-cell office:value-type="float" office:value="144" table:style-name="ce106">
            <text:p><text:s text:c="3"/>144</text:p>
          </table:table-cell>
          <table:table-cell office:value-type="float" office:value="3.22" table:style-name="ce108">
            <text:p><text:s text:c="3"/>3.22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2.19" table:style-name="ce108">
            <text:p><text:s text:c="3"/>2.19</text:p>
          </table:table-cell>
          <table:table-cell office:value-type="float" office:value="1731" table:style-name="ce107">
            <text:p>1,731</text:p>
          </table:table-cell>
          <table:table-cell office:value-type="float" office:value="1676" table:style-name="ce107">
            <text:p>1,676</text:p>
          </table:table-cell>
          <table:table-cell office:value-type="float" office:value="5750" table:style-name="ce111">
            <text:p><text:s text:c="3"/>5,750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5">
            <text:p>屏 東 縣</text:p>
          </table:table-cell>
          <table:table-cell office:value-type="float" office:value="282694" table:style-name="ce106">
            <text:p><text:s text:c="3"/>282,694</text:p>
          </table:table-cell>
          <table:table-cell office:value-type="float" office:value="850166" table:style-name="ce106">
            <text:p><text:s text:c="3"/>850,166</text:p>
          </table:table-cell>
          <table:table-cell office:value-type="float" office:value="435783" table:style-name="ce106">
            <text:p><text:s text:c="3"/>435,783</text:p>
          </table:table-cell>
          <table:table-cell office:value-type="float" office:value="414383" table:style-name="ce106">
            <text:p><text:s text:c="3"/>414,383</text:p>
          </table:table-cell>
          <table:table-cell office:value-type="float" office:value="470" table:style-name="ce106">
            <text:p><text:s text:c="3"/>470</text:p>
          </table:table-cell>
          <table:table-cell office:value-type="float" office:value="225" table:style-name="ce107">
            <text:p>225</text:p>
          </table:table-cell>
          <table:table-cell office:value-type="float" office:value="245" table:style-name="ce107">
            <text:p>245</text:p>
          </table:table-cell>
          <table:table-cell office:value-type="float" office:value="6.51" table:style-name="ce108">
            <text:p><text:s text:c="3"/>6.51</text:p>
          </table:table-cell>
          <table:table-cell office:value-type="float" office:value="722" table:style-name="ce106">
            <text:p><text:s text:c="3"/>722</text:p>
          </table:table-cell>
          <table:table-cell office:value-type="float" office:value="436" table:style-name="ce107">
            <text:p>436</text:p>
          </table:table-cell>
          <table:table-cell office:value-type="float" office:value="286" table:style-name="ce107">
            <text:p>286</text:p>
          </table:table-cell>
          <table:table-cell office:value-type="float" office:value="10" table:style-name="ce108">
            <text:p><text:s text:c="3"/>10.00</text:p>
          </table:table-cell>
          <table:table-cell office:value-type="float" office:value="-252" table:style-name="ce114">
            <text:p>－ <text:s/>252</text:p>
          </table:table-cell>
          <table:table-cell office:value-type="float" office:value="-3.49" table:style-name="ce110">
            <text:p>－ <text:s text:c="2"/>3.49</text:p>
          </table:table-cell>
          <table:table-cell office:value-type="float" office:value="328" table:style-name="ce106">
            <text:p><text:s text:c="3"/>328</text:p>
          </table:table-cell>
          <table:table-cell office:value-type="float" office:value="4.54" table:style-name="ce108">
            <text:p><text:s text:c="3"/>4.54</text:p>
          </table:table-cell>
          <table:table-cell office:value-type="float" office:value="191" table:style-name="ce106">
            <text:p><text:s text:c="3"/>191</text:p>
          </table:table-cell>
          <table:table-cell office:value-type="float" office:value="2.64" table:style-name="ce108">
            <text:p><text:s text:c="3"/>2.64</text:p>
          </table:table-cell>
          <table:table-cell office:value-type="float" office:value="2962" table:style-name="ce107">
            <text:p>2,962</text:p>
          </table:table-cell>
          <table:table-cell office:value-type="float" office:value="3071" table:style-name="ce107">
            <text:p>3,071</text:p>
          </table:table-cell>
          <table:table-cell office:value-type="float" office:value="58205" table:style-name="ce111">
            <text:p><text:s text:c="3"/>58,205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6">
          <table:table-cell office:value-type="string" table:style-name="ce105">
            <text:p>臺 東 縣</text:p>
          </table:table-cell>
          <table:table-cell office:value-type="float" office:value="81968" table:style-name="ce106">
            <text:p><text:s text:c="3"/>81,968</text:p>
          </table:table-cell>
          <table:table-cell office:value-type="float" office:value="225170" table:style-name="ce106">
            <text:p><text:s text:c="3"/>225,170</text:p>
          </table:table-cell>
          <table:table-cell office:value-type="float" office:value="116851" table:style-name="ce106">
            <text:p><text:s text:c="3"/>116,851</text:p>
          </table:table-cell>
          <table:table-cell office:value-type="float" office:value="108319" table:style-name="ce106">
            <text:p><text:s text:c="3"/>108,319</text:p>
          </table:table-cell>
          <table:table-cell office:value-type="float" office:value="154" table:style-name="ce106">
            <text:p><text:s text:c="3"/>154</text:p>
          </table:table-cell>
          <table:table-cell office:value-type="float" office:value="82" table:style-name="ce107">
            <text:p>82</text:p>
          </table:table-cell>
          <table:table-cell office:value-type="float" office:value="72" table:style-name="ce107">
            <text:p>72</text:p>
          </table:table-cell>
          <table:table-cell office:value-type="float" office:value="8.06" table:style-name="ce108">
            <text:p><text:s text:c="3"/>8.06</text:p>
          </table:table-cell>
          <table:table-cell office:value-type="float" office:value="193" table:style-name="ce106">
            <text:p><text:s text:c="3"/>193</text:p>
          </table:table-cell>
          <table:table-cell office:value-type="float" office:value="125" table:style-name="ce107">
            <text:p>125</text:p>
          </table:table-cell>
          <table:table-cell office:value-type="float" office:value="68" table:style-name="ce107">
            <text:p>68</text:p>
          </table:table-cell>
          <table:table-cell office:value-type="float" office:value="10.09" table:style-name="ce108">
            <text:p><text:s text:c="3"/>10.09</text:p>
          </table:table-cell>
          <table:table-cell office:value-type="float" office:value="-39" table:style-name="ce109">
            <text:p>－ <text:s text:c="3"/>39</text:p>
          </table:table-cell>
          <table:table-cell office:value-type="float" office:value="-2.04" table:style-name="ce110">
            <text:p>－ <text:s text:c="2"/>2.04</text:p>
          </table:table-cell>
          <table:table-cell office:value-type="float" office:value="78" table:style-name="ce106">
            <text:p><text:s text:c="3"/>78</text:p>
          </table:table-cell>
          <table:table-cell office:value-type="float" office:value="4.08" table:style-name="ce108">
            <text:p><text:s text:c="3"/>4.08</text:p>
          </table:table-cell>
          <table:table-cell office:value-type="float" office:value="50" table:style-name="ce106">
            <text:p><text:s text:c="3"/>50</text:p>
          </table:table-cell>
          <table:table-cell office:value-type="float" office:value="2.62" table:style-name="ce108">
            <text:p><text:s text:c="3"/>2.62</text:p>
          </table:table-cell>
          <table:table-cell office:value-type="float" office:value="977" table:style-name="ce107">
            <text:p>977</text:p>
          </table:table-cell>
          <table:table-cell office:value-type="float" office:value="809" table:style-name="ce107">
            <text:p>809</text:p>
          </table:table-cell>
          <table:table-cell office:value-type="float" office:value="79702" table:style-name="ce111">
            <text:p><text:s text:c="3"/>79,702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花 蓮 縣</text:p>
          </table:table-cell>
          <table:table-cell office:value-type="float" office:value="123873" table:style-name="ce106">
            <text:p><text:s text:c="3"/>123,873</text:p>
          </table:table-cell>
          <table:table-cell office:value-type="float" office:value="333707" table:style-name="ce106">
            <text:p><text:s text:c="3"/>333,707</text:p>
          </table:table-cell>
          <table:table-cell office:value-type="float" office:value="170628" table:style-name="ce106">
            <text:p><text:s text:c="3"/>170,628</text:p>
          </table:table-cell>
          <table:table-cell office:value-type="float" office:value="163079" table:style-name="ce106">
            <text:p><text:s text:c="3"/>163,079</text:p>
          </table:table-cell>
          <table:table-cell office:value-type="float" office:value="226" table:style-name="ce106">
            <text:p><text:s text:c="3"/>226</text:p>
          </table:table-cell>
          <table:table-cell office:value-type="float" office:value="115" table:style-name="ce107">
            <text:p>115</text:p>
          </table:table-cell>
          <table:table-cell office:value-type="float" office:value="111" table:style-name="ce107">
            <text:p>111</text:p>
          </table:table-cell>
          <table:table-cell office:value-type="float" office:value="7.97" table:style-name="ce108">
            <text:p><text:s text:c="3"/>7.97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194" table:style-name="ce107">
            <text:p>194</text:p>
          </table:table-cell>
          <table:table-cell office:value-type="float" office:value="93" table:style-name="ce107">
            <text:p>93</text:p>
          </table:table-cell>
          <table:table-cell office:value-type="float" office:value="10.130000000000001" table:style-name="ce108">
            <text:p><text:s text:c="3"/>10.13</text:p>
          </table:table-cell>
          <table:table-cell office:value-type="float" office:value="-61" table:style-name="ce109">
            <text:p>－ <text:s text:c="3"/>61</text:p>
          </table:table-cell>
          <table:table-cell office:value-type="float" office:value="-2.15" table:style-name="ce110">
            <text:p>－ <text:s text:c="2"/>2.15</text:p>
          </table:table-cell>
          <table:table-cell office:value-type="float" office:value="164" table:style-name="ce106">
            <text:p><text:s text:c="3"/>164</text:p>
          </table:table-cell>
          <table:table-cell office:value-type="float" office:value="5.79" table:style-name="ce108">
            <text:p><text:s text:c="3"/>5.79</text:p>
          </table:table-cell>
          <table:table-cell office:value-type="float" office:value="83" table:style-name="ce106">
            <text:p><text:s text:c="3"/>83</text:p>
          </table:table-cell>
          <table:table-cell office:value-type="float" office:value="2.93" table:style-name="ce108">
            <text:p><text:s text:c="3"/>2.93</text:p>
          </table:table-cell>
          <table:table-cell office:value-type="float" office:value="1902" table:style-name="ce107">
            <text:p>1,902</text:p>
          </table:table-cell>
          <table:table-cell office:value-type="float" office:value="1764" table:style-name="ce107">
            <text:p>1,764</text:p>
          </table:table-cell>
          <table:table-cell office:value-type="float" office:value="91459" table:style-name="ce111">
            <text:p><text:s text:c="3"/>91,459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澎 湖 縣</text:p>
          </table:table-cell>
          <table:table-cell office:value-type="float" office:value="37365" table:style-name="ce106">
            <text:p><text:s text:c="3"/>37,365</text:p>
          </table:table-cell>
          <table:table-cell office:value-type="float" office:value="101176" table:style-name="ce106">
            <text:p><text:s text:c="3"/>101,176</text:p>
          </table:table-cell>
          <table:table-cell office:value-type="float" office:value="52077" table:style-name="ce106">
            <text:p><text:s text:c="3"/>52,077</text:p>
          </table:table-cell>
          <table:table-cell office:value-type="float" office:value="49099" table:style-name="ce106">
            <text:p><text:s text:c="3"/>49,099</text:p>
          </table:table-cell>
          <table:table-cell office:value-type="float" office:value="88" table:style-name="ce106">
            <text:p><text:s text:c="3"/>88</text:p>
          </table:table-cell>
          <table:table-cell office:value-type="float" office:value="45" table:style-name="ce107">
            <text:p>45</text:p>
          </table:table-cell>
          <table:table-cell office:value-type="float" office:value="43" table:style-name="ce107">
            <text:p>43</text:p>
          </table:table-cell>
          <table:table-cell office:value-type="float" office:value="10.24" table:style-name="ce108">
            <text:p><text:s text:c="3"/>10.24</text:p>
          </table:table-cell>
          <table:table-cell office:value-type="float" office:value="100" table:style-name="ce106">
            <text:p><text:s text:c="3"/>100</text:p>
          </table:table-cell>
          <table:table-cell office:value-type="float" office:value="61" table:style-name="ce107">
            <text:p>61</text:p>
          </table:table-cell>
          <table:table-cell office:value-type="float" office:value="39" table:style-name="ce107">
            <text:p>39</text:p>
          </table:table-cell>
          <table:table-cell office:value-type="float" office:value="11.64" table:style-name="ce108">
            <text:p><text:s text:c="3"/>11.64</text:p>
          </table:table-cell>
          <table:table-cell office:value-type="float" office:value="-12" table:style-name="ce109">
            <text:p>－ <text:s text:c="3"/>12</text:p>
          </table:table-cell>
          <table:table-cell office:value-type="float" office:value="-1.4" table:style-name="ce110">
            <text:p>－ <text:s text:c="2"/>1.40</text:p>
          </table:table-cell>
          <table:table-cell office:value-type="float" office:value="32" table:style-name="ce106">
            <text:p><text:s text:c="3"/>32</text:p>
          </table:table-cell>
          <table:table-cell office:value-type="float" office:value="3.73" table:style-name="ce108">
            <text:p><text:s text:c="3"/>3.73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1.86" table:style-name="ce108">
            <text:p><text:s text:c="3"/>1.86</text:p>
          </table:table-cell>
          <table:table-cell office:value-type="float" office:value="558" table:style-name="ce107">
            <text:p>558</text:p>
          </table:table-cell>
          <table:table-cell office:value-type="float" office:value="482" table:style-name="ce107">
            <text:p>482</text:p>
          </table:table-cell>
          <table:table-cell office:value-type="float" office:value="417" table:style-name="ce111">
            <text:p><text:s text:c="3"/>417</text:p>
          </table:table-cell>
          <table:table-cell table:number-columns-repeated="16362" table:style-name="ce2"/>
        </table:table-row>
        <table:table-row table:style-name="ro16">
          <table:table-cell office:value-type="string" table:style-name="ce105">
            <text:p>基 隆 市</text:p>
          </table:table-cell>
          <table:table-cell office:value-type="float" office:value="150135" table:style-name="ce106">
            <text:p><text:s text:c="3"/>150,135</text:p>
          </table:table-cell>
          <table:table-cell office:value-type="float" office:value="373702" table:style-name="ce106">
            <text:p><text:s text:c="3"/>373,702</text:p>
          </table:table-cell>
          <table:table-cell office:value-type="float" office:value="187941" table:style-name="ce106">
            <text:p><text:s text:c="3"/>187,941</text:p>
          </table:table-cell>
          <table:table-cell office:value-type="float" office:value="185761" table:style-name="ce106">
            <text:p><text:s text:c="3"/>185,761</text:p>
          </table:table-cell>
          <table:table-cell office:value-type="float" office:value="176" table:style-name="ce106">
            <text:p><text:s text:c="3"/>176</text:p>
          </table:table-cell>
          <table:table-cell office:value-type="float" office:value="93" table:style-name="ce107">
            <text:p>93</text:p>
          </table:table-cell>
          <table:table-cell office:value-type="float" office:value="83" table:style-name="ce107">
            <text:p>83</text:p>
          </table:table-cell>
          <table:table-cell office:value-type="float" office:value="5.54" table:style-name="ce108">
            <text:p><text:s text:c="3"/>5.54</text:p>
          </table:table-cell>
          <table:table-cell office:value-type="float" office:value="260" table:style-name="ce106">
            <text:p><text:s text:c="3"/>260</text:p>
          </table:table-cell>
          <table:table-cell office:value-type="float" office:value="146" table:style-name="ce107">
            <text:p>146</text:p>
          </table:table-cell>
          <table:table-cell office:value-type="float" office:value="114" table:style-name="ce107">
            <text:p>114</text:p>
          </table:table-cell>
          <table:table-cell office:value-type="float" office:value="8.19" table:style-name="ce108">
            <text:p><text:s text:c="3"/>8.19</text:p>
          </table:table-cell>
          <table:table-cell office:value-type="float" office:value="-84" table:style-name="ce109">
            <text:p>－ <text:s text:c="3"/>84</text:p>
          </table:table-cell>
          <table:table-cell office:value-type="float" office:value="-2.65" table:style-name="ce110">
            <text:p>－ <text:s text:c="2"/>2.65</text:p>
          </table:table-cell>
          <table:table-cell office:value-type="float" office:value="178" table:style-name="ce106">
            <text:p><text:s text:c="3"/>178</text:p>
          </table:table-cell>
          <table:table-cell office:value-type="float" office:value="5.61" table:style-name="ce108">
            <text:p><text:s text:c="3"/>5.61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3.21" table:style-name="ce108">
            <text:p><text:s text:c="3"/>3.21</text:p>
          </table:table-cell>
          <table:table-cell office:value-type="float" office:value="1952" table:style-name="ce107">
            <text:p>1,952</text:p>
          </table:table-cell>
          <table:table-cell office:value-type="float" office:value="1952" table:style-name="ce107">
            <text:p>1,952</text:p>
          </table:table-cell>
          <table:table-cell office:value-type="float" office:value="8907" table:style-name="ce111">
            <text:p><text:s text:c="3"/>8,907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新 竹 市</text:p>
          </table:table-cell>
          <table:table-cell office:value-type="float" office:value="153849" table:style-name="ce106">
            <text:p><text:s text:c="3"/>153,849</text:p>
          </table:table-cell>
          <table:table-cell office:value-type="float" office:value="430295" table:style-name="ce106">
            <text:p><text:s text:c="3"/>430,295</text:p>
          </table:table-cell>
          <table:table-cell office:value-type="float" office:value="213046" table:style-name="ce106">
            <text:p><text:s text:c="3"/>213,046</text:p>
          </table:table-cell>
          <table:table-cell office:value-type="float" office:value="217249" table:style-name="ce106">
            <text:p><text:s text:c="3"/>217,249</text:p>
          </table:table-cell>
          <table:table-cell office:value-type="float" office:value="469" table:style-name="ce106">
            <text:p><text:s text:c="3"/>469</text:p>
          </table:table-cell>
          <table:table-cell office:value-type="float" office:value="242" table:style-name="ce107">
            <text:p>242</text:p>
          </table:table-cell>
          <table:table-cell office:value-type="float" office:value="227" table:style-name="ce107">
            <text:p>227</text:p>
          </table:table-cell>
          <table:table-cell office:value-type="float" office:value="12.84" table:style-name="ce108">
            <text:p><text:s text:c="3"/>12.84</text:p>
          </table:table-cell>
          <table:table-cell office:value-type="float" office:value="223" table:style-name="ce106">
            <text:p><text:s text:c="3"/>223</text:p>
          </table:table-cell>
          <table:table-cell office:value-type="float" office:value="128" table:style-name="ce107">
            <text:p>128</text:p>
          </table:table-cell>
          <table:table-cell office:value-type="float" office:value="95" table:style-name="ce107">
            <text:p>95</text:p>
          </table:table-cell>
          <table:table-cell office:value-type="float" office:value="6.1" table:style-name="ce108">
            <text:p><text:s text:c="3"/>6.10</text:p>
          </table:table-cell>
          <table:table-cell office:value-type="float" office:value="246" table:style-name="ce109">
            <text:p><text:s text:c="3"/>246</text:p>
          </table:table-cell>
          <table:table-cell office:value-type="float" office:value="6.73" table:style-name="ce110">
            <text:p><text:s text:c="4"/>6.73</text:p>
          </table:table-cell>
          <table:table-cell office:value-type="float" office:value="207" table:style-name="ce106">
            <text:p><text:s text:c="3"/>207</text:p>
          </table:table-cell>
          <table:table-cell office:value-type="float" office:value="5.67" table:style-name="ce108">
            <text:p><text:s text:c="3"/>5.67</text:p>
          </table:table-cell>
          <table:table-cell office:value-type="float" office:value="94" table:style-name="ce106">
            <text:p><text:s text:c="3"/>94</text:p>
          </table:table-cell>
          <table:table-cell office:value-type="float" office:value="2.57" table:style-name="ce108">
            <text:p><text:s text:c="3"/>2.57</text:p>
          </table:table-cell>
          <table:table-cell office:value-type="float" office:value="2234" table:style-name="ce107">
            <text:p>2,234</text:p>
          </table:table-cell>
          <table:table-cell office:value-type="float" office:value="2226" table:style-name="ce107">
            <text:p>2,226</text:p>
          </table:table-cell>
          <table:table-cell office:value-type="float" office:value="3605" table:style-name="ce111">
            <text:p><text:s text:c="3"/>3,605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嘉 義 市</text:p>
          </table:table-cell>
          <table:table-cell office:value-type="float" office:value="97940" table:style-name="ce106">
            <text:p><text:s text:c="3"/>97,940</text:p>
          </table:table-cell>
          <table:table-cell office:value-type="float" office:value="270818" table:style-name="ce106">
            <text:p><text:s text:c="3"/>270,818</text:p>
          </table:table-cell>
          <table:table-cell office:value-type="float" office:value="132427" table:style-name="ce106">
            <text:p><text:s text:c="3"/>132,427</text:p>
          </table:table-cell>
          <table:table-cell office:value-type="float" office:value="138391" table:style-name="ce106">
            <text:p><text:s text:c="3"/>138,391</text:p>
          </table:table-cell>
          <table:table-cell office:value-type="float" office:value="180" table:style-name="ce106">
            <text:p><text:s text:c="3"/>180</text:p>
          </table:table-cell>
          <table:table-cell office:value-type="float" office:value="96" table:style-name="ce107">
            <text:p>96</text:p>
          </table:table-cell>
          <table:table-cell office:value-type="float" office:value="84" table:style-name="ce107">
            <text:p>84</text:p>
          </table:table-cell>
          <table:table-cell office:value-type="float" office:value="7.83" table:style-name="ce108">
            <text:p><text:s text:c="3"/>7.83</text:p>
          </table:table-cell>
          <table:table-cell office:value-type="float" office:value="159" table:style-name="ce106">
            <text:p><text:s text:c="3"/>159</text:p>
          </table:table-cell>
          <table:table-cell office:value-type="float" office:value="83" table:style-name="ce107">
            <text:p>83</text:p>
          </table:table-cell>
          <table:table-cell office:value-type="float" office:value="76" table:style-name="ce107">
            <text:p>76</text:p>
          </table:table-cell>
          <table:table-cell office:value-type="float" office:value="6.91" table:style-name="ce108">
            <text:p><text:s text:c="3"/>6.91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0.91" table:style-name="ce110">
            <text:p><text:s text:c="4"/>0.91</text:p>
          </table:table-cell>
          <table:table-cell office:value-type="float" office:value="100" table:style-name="ce106">
            <text:p><text:s text:c="3"/>100</text:p>
          </table:table-cell>
          <table:table-cell office:value-type="float" office:value="4.3499999999999996" table:style-name="ce108">
            <text:p><text:s text:c="3"/>4.35</text:p>
          </table:table-cell>
          <table:table-cell office:value-type="float" office:value="52" table:style-name="ce106">
            <text:p><text:s text:c="3"/>52</text:p>
          </table:table-cell>
          <table:table-cell office:value-type="float" office:value="2.2599999999999998" table:style-name="ce108">
            <text:p><text:s text:c="3"/>2.26</text:p>
          </table:table-cell>
          <table:table-cell office:value-type="float" office:value="1337" table:style-name="ce107">
            <text:p>1,337</text:p>
          </table:table-cell>
          <table:table-cell office:value-type="float" office:value="1381" table:style-name="ce107">
            <text:p>1,381</text:p>
          </table:table-cell>
          <table:table-cell office:value-type="float" office:value="929" table:style-name="ce111">
            <text:p><text:s text:c="3"/>929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3">
            <text:p>福 <text:s/>建 <text:s/>省</text:p>
          </table:table-cell>
          <table:table-cell office:value-type="float" office:value="39724" table:style-name="ce115">
            <text:p><text:s text:c="3"/>39,724</text:p>
          </table:table-cell>
          <table:table-cell office:value-type="float" office:value="137077" table:style-name="ce115">
            <text:p><text:s text:c="3"/>137,077</text:p>
          </table:table-cell>
          <table:table-cell office:value-type="float" office:value="69691" table:style-name="ce115">
            <text:p><text:s text:c="3"/>69,691</text:p>
          </table:table-cell>
          <table:table-cell office:value-type="float" office:value="67386" table:style-name="ce115">
            <text:p><text:s text:c="3"/>67,386</text:p>
          </table:table-cell>
          <table:table-cell office:value-type="float" office:value="132" table:style-name="ce115">
            <text:p><text:s text:c="3"/>132</text:p>
          </table:table-cell>
          <table:table-cell office:value-type="float" office:value="77" table:style-name="ce20">
            <text:p>77</text:p>
          </table:table-cell>
          <table:table-cell office:value-type="float" office:value="55" table:style-name="ce20">
            <text:p>55</text:p>
          </table:table-cell>
          <table:table-cell office:value-type="float" office:value="11.37" table:style-name="ce94">
            <text:p><text:s text:c="3"/>11.37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35" table:style-name="ce20">
            <text:p>35</text:p>
          </table:table-cell>
          <table:table-cell office:value-type="float" office:value="26" table:style-name="ce20">
            <text:p>26</text:p>
          </table:table-cell>
          <table:table-cell office:value-type="float" office:value="5.25" table:style-name="ce94">
            <text:p><text:s text:c="3"/>5.25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6.11" table:style-name="ce117">
            <text:p><text:s text:c="4"/>6.11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.13" table:style-name="ce94">
            <text:p><text:s text:c="3"/>4.13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1.89" table:style-name="ce94">
            <text:p><text:s text:c="3"/>1.89</text:p>
          </table:table-cell>
          <table:table-cell office:value-type="float" office:value="1277" table:style-name="ce20">
            <text:p>1,277</text:p>
          </table:table-cell>
          <table:table-cell office:value-type="float" office:value="644" table:style-name="ce20">
            <text:p>644</text:p>
          </table:table-cell>
          <table:table-cell office:value-type="float" office:value="1019" table:style-name="ce118">
            <text:p><text:s text:c="3"/>1,019</text:p>
          </table:table-cell>
          <table:table-cell table:number-columns-repeated="16362" table:style-name="ce119"/>
        </table:table-row>
        <table:table-row table:style-name="ro22">
          <table:table-cell office:value-type="string" table:style-name="ce105">
            <text:p>金 門 縣</text:p>
          </table:table-cell>
          <table:table-cell office:value-type="float" office:value="37266" table:style-name="ce120">
            <text:p><text:s text:c="3"/>37,266</text:p>
          </table:table-cell>
          <table:table-cell office:value-type="float" office:value="124616" table:style-name="ce106">
            <text:p><text:s text:c="3"/>124,616</text:p>
          </table:table-cell>
          <table:table-cell office:value-type="float" office:value="62562" table:style-name="ce106">
            <text:p><text:s text:c="3"/>62,562</text:p>
          </table:table-cell>
          <table:table-cell office:value-type="float" office:value="62054" table:style-name="ce106">
            <text:p><text:s text:c="3"/>62,054</text:p>
          </table:table-cell>
          <table:table-cell office:value-type="float" office:value="116" table:style-name="ce106">
            <text:p><text:s text:c="3"/>116</text:p>
          </table:table-cell>
          <table:table-cell office:value-type="float" office:value="68" table:style-name="ce107">
            <text:p>68</text:p>
          </table:table-cell>
          <table:table-cell office:value-type="float" office:value="48" table:style-name="ce107">
            <text:p>48</text:p>
          </table:table-cell>
          <table:table-cell office:value-type="float" office:value="10.99" table:style-name="ce108">
            <text:p><text:s text:c="3"/>10.99</text:p>
          </table:table-cell>
          <table:table-cell office:value-type="float" office:value="55" table:style-name="ce106">
            <text:p><text:s text:c="3"/>55</text:p>
          </table:table-cell>
          <table:table-cell office:value-type="float" office:value="31" table:style-name="ce107">
            <text:p>31</text:p>
          </table:table-cell>
          <table:table-cell office:value-type="float" office:value="24" table:style-name="ce107">
            <text:p>24</text:p>
          </table:table-cell>
          <table:table-cell office:value-type="float" office:value="5.21" table:style-name="ce108">
            <text:p><text:s text:c="3"/>5.21</text:p>
          </table:table-cell>
          <table:table-cell office:value-type="float" office:value="61" table:style-name="ce109">
            <text:p><text:s text:c="3"/>61</text:p>
          </table:table-cell>
          <table:table-cell office:value-type="float" office:value="5.78" table:style-name="ce110">
            <text:p><text:s text:c="4"/>5.78</text:p>
          </table:table-cell>
          <table:table-cell office:value-type="float" office:value="46" table:style-name="ce106">
            <text:p><text:s text:c="3"/>46</text:p>
          </table:table-cell>
          <table:table-cell office:value-type="float" office:value="4.3600000000000003" table:style-name="ce108">
            <text:p><text:s text:c="3"/>4.36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.08" table:style-name="ce108">
            <text:p><text:s text:c="3"/>2.08</text:p>
          </table:table-cell>
          <table:table-cell office:value-type="float" office:value="1148" table:style-name="ce107">
            <text:p>1,148</text:p>
          </table:table-cell>
          <table:table-cell office:value-type="float" office:value="540" table:style-name="ce107">
            <text:p>540</text:p>
          </table:table-cell>
          <table:table-cell office:value-type="float" office:value="842" table:style-name="ce111">
            <text:p><text:s text:c="3"/>842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105">
            <text:p>連 江 縣</text:p>
          </table:table-cell>
          <table:table-cell office:value-type="float" office:value="2458" table:style-name="ce106">
            <text:p><text:s text:c="3"/>2,458</text:p>
          </table:table-cell>
          <table:table-cell office:value-type="float" office:value="12461" table:style-name="ce106">
            <text:p><text:s text:c="3"/>12,461</text:p>
          </table:table-cell>
          <table:table-cell office:value-type="float" office:value="7129" table:style-name="ce106">
            <text:p><text:s text:c="3"/>7,129</text:p>
          </table:table-cell>
          <table:table-cell office:value-type="float" office:value="5332" table:style-name="ce106">
            <text:p><text:s text:c="3"/>5,332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9" table:style-name="ce107">
            <text:p>9</text:p>
          </table:table-cell>
          <table:table-cell office:value-type="float" office:value="7" table:style-name="ce107">
            <text:p>7</text:p>
          </table:table-cell>
          <table:table-cell office:value-type="float" office:value="15.14" table:style-name="ce108">
            <text:p><text:s text:c="3"/>15.14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" table:style-name="ce107">
            <text:p>4</text:p>
          </table:table-cell>
          <table:table-cell office:value-type="float" office:value="2" table:style-name="ce107">
            <text:p>2</text:p>
          </table:table-cell>
          <table:table-cell office:value-type="float" office:value="5.68" table:style-name="ce108">
            <text:p><text:s text:c="3"/>5.68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9.4600000000000009" table:style-name="ce121">
            <text:p>9.46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.89" table:style-name="ce108">
            <text:p><text:s text:c="3"/>1.89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129" table:style-name="ce107">
            <text:p>129</text:p>
          </table:table-cell>
          <table:table-cell office:value-type="float" office:value="104" table:style-name="ce107">
            <text:p>104</text:p>
          </table:table-cell>
          <table:table-cell office:value-type="float" office:value="177" table:style-name="ce111">
            <text:p><text:s text:c="3"/>177</text:p>
          </table:table-cell>
          <table:table-cell table:number-columns-repeated="16362" table:style-name="ce2"/>
        </table:table-row>
        <table:table-row table:style-name="ro30">
          <table:table-cell table:style-name="ce122"/>
          <table:table-cell table:number-columns-repeated="7" table:style-name="ce123"/>
          <table:table-cell table:style-name="ce124"/>
          <table:table-cell table:number-columns-repeated="3" table:style-name="ce123"/>
          <table:table-cell table:style-name="ce124"/>
          <table:table-cell table:style-name="ce123"/>
          <table:table-cell table:style-name="ce124"/>
          <table:table-cell table:style-name="ce123"/>
          <table:table-cell table:style-name="ce124"/>
          <table:table-cell table:style-name="ce125"/>
          <table:table-cell table:number-columns-repeated="3" table:style-name="ce126"/>
          <table:table-cell table:style-name="ce127"/>
          <table:table-cell table:number-columns-repeated="16362" table:style-name="ce2"/>
        </table:table-row>
        <table:table-row table:style-name="ro3">
          <table:table-cell office:value-type="string" table:style-name="ce128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9"/>
          <table:table-cell table:number-columns-repeated="3" table:style-name="ce2"/>
          <table:table-cell table:style-name="ce70"/>
          <table:table-cell table:style-name="ce71"/>
          <table:table-cell table:style-name="ce2"/>
          <table:table-cell table:style-name="ce71"/>
          <table:table-cell table:number-columns-repeated="2" table:style-name="ce70"/>
          <table:table-cell table:number-columns-repeated="3" table:style-name="ce2"/>
          <table:table-cell office:value-type="string" table:style-name="ce129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8<text:s/><text:span text:style-name="T4">月</text:span><text:s/>5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31">
          <table:table-cell table:style-name="ce130"/>
          <table:table-cell table:number-columns-repeated="17" table:style-name="ce2"/>
          <table:table-cell table:number-columns-repeated="3" table:style-name="ce131"/>
          <table:table-cell table:number-columns-repeated="16363" table:style-name="ce2"/>
        </table:table-row>
        <table:table-row table:style-name="ro31">
          <table:table-cell table:style-name="ce130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2"/>
        <table:table-column table:style-name="co25" table:default-cell-style-name="ce132"/>
        <table:table-column table:style-name="co1" table:default-cell-style-name="ce132"/>
        <table:table-column table:style-name="co26" table:default-cell-style-name="ce132"/>
        <table:table-column table:style-name="co27" table:default-cell-style-name="ce132"/>
        <table:table-column table:style-name="co6" table:default-cell-style-name="ce132"/>
        <table:table-column table:style-name="co8" table:number-columns-repeated="2" table:default-cell-style-name="ce132"/>
        <table:table-column table:style-name="co28" table:default-cell-style-name="ce132"/>
        <table:table-column table:style-name="co25" table:default-cell-style-name="ce132"/>
        <table:table-column table:style-name="co22" table:default-cell-style-name="ce132"/>
        <table:table-column table:style-name="co6" table:default-cell-style-name="ce132"/>
        <table:table-column table:style-name="co29" table:default-cell-style-name="ce132"/>
        <table:table-column table:style-name="co22" table:default-cell-style-name="ce132"/>
        <table:table-column table:style-name="co3" table:default-cell-style-name="ce132"/>
        <table:table-column table:style-name="co8" table:default-cell-style-name="ce132"/>
        <table:table-column table:style-name="co30" table:default-cell-style-name="ce132"/>
        <table:table-column table:style-name="co25" table:default-cell-style-name="ce132"/>
        <table:table-column table:style-name="co6" table:default-cell-style-name="ce132"/>
        <table:table-column table:style-name="co8" table:default-cell-style-name="ce132"/>
        <table:table-column table:style-name="co31" table:default-cell-style-name="ce132"/>
        <table:table-column table:style-name="co26" table:default-cell-style-name="ce132"/>
        <table:table-column table:style-name="co11" table:default-cell-style-name="ce132"/>
        <table:table-column table:style-name="co3" table:default-cell-style-name="ce132"/>
        <table:table-column table:style-name="co31" table:default-cell-style-name="ce132"/>
        <table:table-column table:style-name="co32" table:default-cell-style-name="ce132"/>
        <table:table-column table:style-name="co33" table:number-columns-repeated="16358" table:default-cell-style-name="ce132"/>
        <table:table-row table:style-name="ro32">
          <table:table-cell office:value-type="string" table:number-columns-spanned="25" table:number-rows-spanned="1" table:style-name="ce222">
            <text:p>各 縣 市 人 口 年 齡 結 構 統 計 表</text:p>
          </table:table-cell>
          <table:covered-table-cell table:number-columns-repeated="24"/>
          <table:table-cell table:number-columns-repeated="16359" table:style-name="ce132"/>
        </table:table-row>
        <table:table-row table:style-name="ro33">
          <table:table-cell table:style-name="ce133"/>
          <table:table-cell table:number-columns-repeated="8" table:style-name="ce134"/>
          <table:table-cell table:style-name="ce132"/>
          <table:table-cell office:value-type="string" table:style-name="ce135">
            <text:p>中 華 民 國 103 年 7 月 底</text:p>
          </table:table-cell>
          <table:table-cell table:style-name="ce136"/>
          <table:table-cell table:number-columns-repeated="9" table:style-name="ce134"/>
          <table:table-cell table:number-columns-repeated="3" table:style-name="ce132"/>
          <table:table-cell office:value-type="string" table:style-name="ce137">
            <text:p>單位：人；％</text:p>
          </table:table-cell>
          <table:table-cell table:number-columns-repeated="16359" table:style-name="ce132"/>
        </table:table-row>
        <table:table-row table:style-name="ro34">
          <table:table-cell office:value-type="string" table:number-columns-spanned="1" table:number-rows-spanned="3" table:style-name="ce249">
            <text:p>區域別</text:p>
          </table:table-cell>
          <table:table-cell office:value-type="string" table:number-columns-spanned="4" table:number-rows-spanned="2" table:style-name="ce24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7">
            <text:p>20歲以上</text:p>
          </table:table-cell>
          <table:covered-table-cell table:number-columns-repeated="3"/>
          <table:table-cell table:number-columns-repeated="16359" table:style-name="ce138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8"/>
        </table:table-row>
        <table:table-row table:style-name="ro36">
          <table:covered-table-cell/>
          <table:table-cell office:value-type="string" table:style-name="ce139">
            <text:p>計</text:p>
          </table:table-cell>
          <table:table-cell office:value-type="string" table:style-name="ce139">
            <text:p>男</text:p>
          </table:table-cell>
          <table:table-cell office:value-type="string" table:style-name="ce139">
            <text:p>女</text:p>
          </table:table-cell>
          <table:table-cell office:value-type="string" table:style-name="ce139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1">
            <text:p>％</text:p>
          </table:table-cell>
          <table:table-cell table:number-columns-repeated="16359" table:style-name="ce138"/>
        </table:table-row>
        <table:table-row table:style-name="ro21">
          <table:table-cell office:value-type="string" table:style-name="ce142">
            <text:p>總 <text:s text:c="5"/>計</text:p>
          </table:table-cell>
          <table:table-cell office:value-type="float" office:value="23398263" table:style-name="ce143">
            <text:p>23,398,263</text:p>
          </table:table-cell>
          <table:table-cell office:value-type="float" office:value="11687050" table:style-name="ce144">
            <text:p>11,687,050</text:p>
          </table:table-cell>
          <table:table-cell office:value-type="float" office:value="11711213" table:style-name="ce144">
            <text:p>11,711,213</text:p>
          </table:table-cell>
          <table:table-cell office:value-type="float" office:value="100" table:style-name="ce145">
            <text:p>100.00</text:p>
          </table:table-cell>
          <table:table-cell office:value-type="float" office:value="3301613" table:style-name="ce144">
            <text:p>3,301,613</text:p>
          </table:table-cell>
          <table:table-cell office:value-type="float" office:value="1721132" table:style-name="ce144">
            <text:p>1,721,132</text:p>
          </table:table-cell>
          <table:table-cell office:value-type="float" office:value="1580481" table:style-name="ce144">
            <text:p>1,580,481</text:p>
          </table:table-cell>
          <table:table-cell office:value-type="float" office:value="14.11" table:style-name="ce145">
            <text:p>14.11</text:p>
          </table:table-cell>
          <table:table-cell office:value-type="float" office:value="17343733" table:style-name="ce144">
            <text:p>17,343,733</text:p>
          </table:table-cell>
          <table:table-cell office:value-type="float" office:value="8681974" table:style-name="ce144">
            <text:p>8,681,974</text:p>
          </table:table-cell>
          <table:table-cell office:value-type="float" office:value="8661759" table:style-name="ce144">
            <text:p>8,661,759</text:p>
          </table:table-cell>
          <table:table-cell office:value-type="float" office:value="74.12" table:style-name="ce145">
            <text:p>74.12</text:p>
          </table:table-cell>
          <table:table-cell office:value-type="float" office:value="2752917" table:style-name="ce144">
            <text:p>2,752,917</text:p>
          </table:table-cell>
          <table:table-cell office:value-type="float" office:value="1283944" table:style-name="ce144">
            <text:p>1,283,944</text:p>
          </table:table-cell>
          <table:table-cell office:value-type="float" office:value="1468973" table:style-name="ce144">
            <text:p>1,468,973</text:p>
          </table:table-cell>
          <table:table-cell office:value-type="float" office:value="11.77" table:style-name="ce145">
            <text:p>11.77</text:p>
          </table:table-cell>
          <table:table-cell office:value-type="float" office:value="10824220" table:style-name="ce144">
            <text:p>10,824,220</text:p>
          </table:table-cell>
          <table:table-cell office:value-type="float" office:value="5436841" table:style-name="ce144">
            <text:p>5,436,841</text:p>
          </table:table-cell>
          <table:table-cell office:value-type="float" office:value="5387379" table:style-name="ce144">
            <text:p>5,387,379</text:p>
          </table:table-cell>
          <table:table-cell office:value-type="float" office:value="46.26" table:style-name="ce145">
            <text:p>46.26</text:p>
          </table:table-cell>
          <table:table-cell office:value-type="float" office:value="18555284" table:style-name="ce144">
            <text:p>18,555,284</text:p>
          </table:table-cell>
          <table:table-cell office:value-type="float" office:value="9164812" table:style-name="ce144">
            <text:p>9,164,812</text:p>
          </table:table-cell>
          <table:table-cell office:value-type="float" office:value="9390472" table:style-name="ce144">
            <text:p>9,390,472</text:p>
          </table:table-cell>
          <table:table-cell office:value-type="float" office:value="79.3" table:style-name="ce146">
            <text:p>79.30</text:p>
          </table:table-cell>
          <table:table-cell table:style-name="ce147"/>
          <table:table-cell table:number-columns-repeated="16358" table:style-name="ce148"/>
        </table:table-row>
        <table:table-row table:style-name="ro16">
          <table:table-cell office:value-type="string" table:style-name="ce149">
            <text:p>新 北 市</text:p>
          </table:table-cell>
          <table:table-cell office:value-type="float" office:value="3957965" table:style-name="ce150">
            <text:p>3,957,965</text:p>
          </table:table-cell>
          <table:table-cell office:value-type="float" office:value="1949110" table:style-name="ce151">
            <text:p>1,949,110</text:p>
          </table:table-cell>
          <table:table-cell office:value-type="float" office:value="2008855" table:style-name="ce151">
            <text:p>2,008,855</text:p>
          </table:table-cell>
          <table:table-cell office:value-type="float" office:value="100" table:style-name="ce152">
            <text:p>100.00</text:p>
          </table:table-cell>
          <table:table-cell office:value-type="float" office:value="538661" table:style-name="ce151">
            <text:p>538,661</text:p>
          </table:table-cell>
          <table:table-cell office:value-type="float" office:value="280628" table:style-name="ce151">
            <text:p>280,628</text:p>
          </table:table-cell>
          <table:table-cell office:value-type="float" office:value="258033" table:style-name="ce151">
            <text:p>258,033</text:p>
          </table:table-cell>
          <table:table-cell office:value-type="float" office:value="13.61" table:style-name="ce152">
            <text:p>13.61</text:p>
          </table:table-cell>
          <table:table-cell office:value-type="float" office:value="3030661" table:style-name="ce151">
            <text:p>3,030,661</text:p>
          </table:table-cell>
          <table:table-cell office:value-type="float" office:value="1486244" table:style-name="ce151">
            <text:p>1,486,244</text:p>
          </table:table-cell>
          <table:table-cell office:value-type="float" office:value="1544417" table:style-name="ce151">
            <text:p>1,544,417</text:p>
          </table:table-cell>
          <table:table-cell office:value-type="float" office:value="76.569999999999993" table:style-name="ce152">
            <text:p>76.57</text:p>
          </table:table-cell>
          <table:table-cell office:value-type="float" office:value="388643" table:style-name="ce151">
            <text:p>388,643</text:p>
          </table:table-cell>
          <table:table-cell office:value-type="float" office:value="182238" table:style-name="ce151">
            <text:p>182,238</text:p>
          </table:table-cell>
          <table:table-cell office:value-type="float" office:value="206405" table:style-name="ce151">
            <text:p>206,405</text:p>
          </table:table-cell>
          <table:table-cell office:value-type="float" office:value="9.82" table:style-name="ce152">
            <text:p>9.82</text:p>
          </table:table-cell>
          <table:table-cell office:value-type="float" office:value="1896624" table:style-name="ce151">
            <text:p>1,896,624</text:p>
          </table:table-cell>
          <table:table-cell office:value-type="float" office:value="940954" table:style-name="ce151">
            <text:p>940,954</text:p>
          </table:table-cell>
          <table:table-cell office:value-type="float" office:value="955670" table:style-name="ce151">
            <text:p>955,670</text:p>
          </table:table-cell>
          <table:table-cell office:value-type="float" office:value="47.92" table:style-name="ce152">
            <text:p>47.92</text:p>
          </table:table-cell>
          <table:table-cell office:value-type="float" office:value="3166576" table:style-name="ce151">
            <text:p>3,166,576</text:p>
          </table:table-cell>
          <table:table-cell office:value-type="float" office:value="1537715" table:style-name="ce151">
            <text:p>1,537,715</text:p>
          </table:table-cell>
          <table:table-cell office:value-type="float" office:value="1628861" table:style-name="ce151">
            <text:p>1,628,861</text:p>
          </table:table-cell>
          <table:table-cell office:value-type="float" office:value="80.010000000000005" table:style-name="ce153">
            <text:p>80.01</text:p>
          </table:table-cell>
          <table:table-cell table:number-columns-repeated="16359" table:style-name="ce138"/>
        </table:table-row>
        <table:table-row table:style-name="ro16">
          <table:table-cell office:value-type="string" table:style-name="ce149">
            <text:p>臺 北 市</text:p>
          </table:table-cell>
          <table:table-cell office:value-type="float" office:value="2695027" table:style-name="ce150">
            <text:p>2,695,027</text:p>
          </table:table-cell>
          <table:table-cell office:value-type="float" office:value="1292989" table:style-name="ce151">
            <text:p>1,292,989</text:p>
          </table:table-cell>
          <table:table-cell office:value-type="float" office:value="1402038" table:style-name="ce151">
            <text:p>1,402,038</text:p>
          </table:table-cell>
          <table:table-cell office:value-type="float" office:value="100" table:style-name="ce152">
            <text:p>100.00</text:p>
          </table:table-cell>
          <table:table-cell office:value-type="float" office:value="382119" table:style-name="ce151">
            <text:p>382,119</text:p>
          </table:table-cell>
          <table:table-cell office:value-type="float" office:value="198627" table:style-name="ce151">
            <text:p>198,627</text:p>
          </table:table-cell>
          <table:table-cell office:value-type="float" office:value="183492" table:style-name="ce151">
            <text:p>183,492</text:p>
          </table:table-cell>
          <table:table-cell office:value-type="float" office:value="14.18" table:style-name="ce152">
            <text:p>14.18</text:p>
          </table:table-cell>
          <table:table-cell office:value-type="float" office:value="1941222" table:style-name="ce151">
            <text:p>1,941,222</text:p>
          </table:table-cell>
          <table:table-cell office:value-type="float" office:value="923968" table:style-name="ce151">
            <text:p>923,968</text:p>
          </table:table-cell>
          <table:table-cell office:value-type="float" office:value="1017254" table:style-name="ce151">
            <text:p>1,017,254</text:p>
          </table:table-cell>
          <table:table-cell office:value-type="float" office:value="72.03" table:style-name="ce152">
            <text:p>72.03</text:p>
          </table:table-cell>
          <table:table-cell office:value-type="float" office:value="371686" table:style-name="ce151">
            <text:p>371,686</text:p>
          </table:table-cell>
          <table:table-cell office:value-type="float" office:value="170394" table:style-name="ce151">
            <text:p>170,394</text:p>
          </table:table-cell>
          <table:table-cell office:value-type="float" office:value="201292" table:style-name="ce151">
            <text:p>201,292</text:p>
          </table:table-cell>
          <table:table-cell office:value-type="float" office:value="13.79" table:style-name="ce152">
            <text:p>13.79</text:p>
          </table:table-cell>
          <table:table-cell office:value-type="float" office:value="1186004" table:style-name="ce151">
            <text:p>1,186,004</text:p>
          </table:table-cell>
          <table:table-cell office:value-type="float" office:value="563714" table:style-name="ce151">
            <text:p>563,714</text:p>
          </table:table-cell>
          <table:table-cell office:value-type="float" office:value="622290" table:style-name="ce151">
            <text:p>622,290</text:p>
          </table:table-cell>
          <table:table-cell office:value-type="float" office:value="44.01" table:style-name="ce152">
            <text:p>44.01</text:p>
          </table:table-cell>
          <table:table-cell office:value-type="float" office:value="2160300" table:style-name="ce151">
            <text:p>2,160,300</text:p>
          </table:table-cell>
          <table:table-cell office:value-type="float" office:value="1015073" table:style-name="ce151">
            <text:p>1,015,073</text:p>
          </table:table-cell>
          <table:table-cell office:value-type="float" office:value="1145227" table:style-name="ce151">
            <text:p>1,145,227</text:p>
          </table:table-cell>
          <table:table-cell office:value-type="float" office:value="80.16" table:style-name="ce153">
            <text:p>80.16</text:p>
          </table:table-cell>
          <table:table-cell table:number-columns-repeated="16359" table:style-name="ce138"/>
        </table:table-row>
        <table:table-row table:style-name="ro16">
          <table:table-cell office:value-type="string" table:style-name="ce149">
            <text:p>臺 中 市</text:p>
          </table:table-cell>
          <table:table-cell office:value-type="float" office:value="2709764" table:style-name="ce150">
            <text:p>2,709,764</text:p>
          </table:table-cell>
          <table:table-cell office:value-type="float" office:value="1342757" table:style-name="ce151">
            <text:p>1,342,757</text:p>
          </table:table-cell>
          <table:table-cell office:value-type="float" office:value="1367007" table:style-name="ce151">
            <text:p>1,367,007</text:p>
          </table:table-cell>
          <table:table-cell office:value-type="float" office:value="100" table:style-name="ce152">
            <text:p>100.00</text:p>
          </table:table-cell>
          <table:table-cell office:value-type="float" office:value="419546" table:style-name="ce151">
            <text:p>419,546</text:p>
          </table:table-cell>
          <table:table-cell office:value-type="float" office:value="218081" table:style-name="ce151">
            <text:p>218,081</text:p>
          </table:table-cell>
          <table:table-cell office:value-type="float" office:value="201465" table:style-name="ce151">
            <text:p>201,465</text:p>
          </table:table-cell>
          <table:table-cell office:value-type="float" office:value="15.48" table:style-name="ce152">
            <text:p>15.48</text:p>
          </table:table-cell>
          <table:table-cell office:value-type="float" office:value="2030146" table:style-name="ce151">
            <text:p>2,030,146</text:p>
          </table:table-cell>
          <table:table-cell office:value-type="float" office:value="1002841" table:style-name="ce151">
            <text:p>1,002,841</text:p>
          </table:table-cell>
          <table:table-cell office:value-type="float" office:value="1027305" table:style-name="ce151">
            <text:p>1,027,305</text:p>
          </table:table-cell>
          <table:table-cell office:value-type="float" office:value="74.92" table:style-name="ce152">
            <text:p>74.92</text:p>
          </table:table-cell>
          <table:table-cell office:value-type="float" office:value="260072" table:style-name="ce151">
            <text:p>260,072</text:p>
          </table:table-cell>
          <table:table-cell office:value-type="float" office:value="121835" table:style-name="ce151">
            <text:p>121,835</text:p>
          </table:table-cell>
          <table:table-cell office:value-type="float" office:value="138237" table:style-name="ce151">
            <text:p>138,237</text:p>
          </table:table-cell>
          <table:table-cell office:value-type="float" office:value="9.6" table:style-name="ce152">
            <text:p>9.60</text:p>
          </table:table-cell>
          <table:table-cell office:value-type="float" office:value="1292020" table:style-name="ce151">
            <text:p>1,292,020</text:p>
          </table:table-cell>
          <table:table-cell office:value-type="float" office:value="639092" table:style-name="ce151">
            <text:p>639,092</text:p>
          </table:table-cell>
          <table:table-cell office:value-type="float" office:value="652928" table:style-name="ce151">
            <text:p>652,928</text:p>
          </table:table-cell>
          <table:table-cell office:value-type="float" office:value="47.68" table:style-name="ce152">
            <text:p>47.68</text:p>
          </table:table-cell>
          <table:table-cell office:value-type="float" office:value="2093635" table:style-name="ce151">
            <text:p>2,093,635</text:p>
          </table:table-cell>
          <table:table-cell office:value-type="float" office:value="1022538" table:style-name="ce151">
            <text:p>1,022,538</text:p>
          </table:table-cell>
          <table:table-cell office:value-type="float" office:value="1071097" table:style-name="ce151">
            <text:p>1,071,097</text:p>
          </table:table-cell>
          <table:table-cell office:value-type="float" office:value="77.260000000000005" table:style-name="ce153">
            <text:p>77.26</text:p>
          </table:table-cell>
          <table:table-cell table:number-columns-repeated="16359" table:style-name="ce138"/>
        </table:table-row>
        <table:table-row table:style-name="ro16">
          <table:table-cell office:value-type="string" table:style-name="ce149">
            <text:p>臺 南 市</text:p>
          </table:table-cell>
          <table:table-cell office:value-type="float" office:value="1882946" table:style-name="ce150">
            <text:p>1,882,946</text:p>
          </table:table-cell>
          <table:table-cell office:value-type="float" office:value="943722" table:style-name="ce151">
            <text:p>943,722</text:p>
          </table:table-cell>
          <table:table-cell office:value-type="float" office:value="939224" table:style-name="ce151">
            <text:p>939,224</text:p>
          </table:table-cell>
          <table:table-cell office:value-type="float" office:value="100" table:style-name="ce152">
            <text:p>100.00</text:p>
          </table:table-cell>
          <table:table-cell office:value-type="float" office:value="249652" table:style-name="ce151">
            <text:p>249,652</text:p>
          </table:table-cell>
          <table:table-cell office:value-type="float" office:value="130015" table:style-name="ce151">
            <text:p>130,015</text:p>
          </table:table-cell>
          <table:table-cell office:value-type="float" office:value="119637" table:style-name="ce151">
            <text:p>119,637</text:p>
          </table:table-cell>
          <table:table-cell office:value-type="float" office:value="13.26" table:style-name="ce152">
            <text:p>13.26</text:p>
          </table:table-cell>
          <table:table-cell office:value-type="float" office:value="1399599" table:style-name="ce151">
            <text:p>1,399,599</text:p>
          </table:table-cell>
          <table:table-cell office:value-type="float" office:value="706532" table:style-name="ce151">
            <text:p>706,532</text:p>
          </table:table-cell>
          <table:table-cell office:value-type="float" office:value="693067" table:style-name="ce151">
            <text:p>693,067</text:p>
          </table:table-cell>
          <table:table-cell office:value-type="float" office:value="74.33" table:style-name="ce152">
            <text:p>74.33</text:p>
          </table:table-cell>
          <table:table-cell office:value-type="float" office:value="233695" table:style-name="ce151">
            <text:p>233,695</text:p>
          </table:table-cell>
          <table:table-cell office:value-type="float" office:value="107175" table:style-name="ce151">
            <text:p>107,175</text:p>
          </table:table-cell>
          <table:table-cell office:value-type="float" office:value="126520" table:style-name="ce151">
            <text:p>126,520</text:p>
          </table:table-cell>
          <table:table-cell office:value-type="float" office:value="12.41" table:style-name="ce152">
            <text:p>12.41</text:p>
          </table:table-cell>
          <table:table-cell office:value-type="float" office:value="867936" table:style-name="ce151">
            <text:p>867,936</text:p>
          </table:table-cell>
          <table:table-cell office:value-type="float" office:value="437232" table:style-name="ce151">
            <text:p>437,232</text:p>
          </table:table-cell>
          <table:table-cell office:value-type="float" office:value="430704" table:style-name="ce151">
            <text:p>430,704</text:p>
          </table:table-cell>
          <table:table-cell office:value-type="float" office:value="46.09" table:style-name="ce152">
            <text:p>46.09</text:p>
          </table:table-cell>
          <table:table-cell office:value-type="float" office:value="1514258" table:style-name="ce151">
            <text:p>1,514,258</text:p>
          </table:table-cell>
          <table:table-cell office:value-type="float" office:value="751662" table:style-name="ce151">
            <text:p>751,662</text:p>
          </table:table-cell>
          <table:table-cell office:value-type="float" office:value="762596" table:style-name="ce151">
            <text:p>762,596</text:p>
          </table:table-cell>
          <table:table-cell office:value-type="float" office:value="80.42" table:style-name="ce153">
            <text:p>80.42</text:p>
          </table:table-cell>
          <table:table-cell table:number-columns-repeated="16359" table:style-name="ce138"/>
        </table:table-row>
        <table:table-row table:style-name="ro16">
          <table:table-cell office:value-type="string" table:style-name="ce149">
            <text:p>高 雄 市</text:p>
          </table:table-cell>
          <table:table-cell office:value-type="float" office:value="2777240" table:style-name="ce150">
            <text:p>2,777,240</text:p>
          </table:table-cell>
          <table:table-cell office:value-type="float" office:value="1383208" table:style-name="ce151">
            <text:p>1,383,208</text:p>
          </table:table-cell>
          <table:table-cell office:value-type="float" office:value="1394032" table:style-name="ce151">
            <text:p>1,394,032</text:p>
          </table:table-cell>
          <table:table-cell office:value-type="float" office:value="100" table:style-name="ce152">
            <text:p>100.00</text:p>
          </table:table-cell>
          <table:table-cell office:value-type="float" office:value="366368" table:style-name="ce151">
            <text:p>366,368</text:p>
          </table:table-cell>
          <table:table-cell office:value-type="float" office:value="190296" table:style-name="ce151">
            <text:p>190,296</text:p>
          </table:table-cell>
          <table:table-cell office:value-type="float" office:value="176072" table:style-name="ce151">
            <text:p>176,072</text:p>
          </table:table-cell>
          <table:table-cell office:value-type="float" office:value="13.19" table:style-name="ce152">
            <text:p>13.19</text:p>
          </table:table-cell>
          <table:table-cell office:value-type="float" office:value="2086390" table:style-name="ce151">
            <text:p>2,086,390</text:p>
          </table:table-cell>
          <table:table-cell office:value-type="float" office:value="1040010" table:style-name="ce151">
            <text:p>1,040,010</text:p>
          </table:table-cell>
          <table:table-cell office:value-type="float" office:value="1046380" table:style-name="ce151">
            <text:p>1,046,380</text:p>
          </table:table-cell>
          <table:table-cell office:value-type="float" office:value="75.12" table:style-name="ce152">
            <text:p>75.12</text:p>
          </table:table-cell>
          <table:table-cell office:value-type="float" office:value="324482" table:style-name="ce151">
            <text:p>324,482</text:p>
          </table:table-cell>
          <table:table-cell office:value-type="float" office:value="152902" table:style-name="ce151">
            <text:p>152,902</text:p>
          </table:table-cell>
          <table:table-cell office:value-type="float" office:value="171580" table:style-name="ce151">
            <text:p>171,580</text:p>
          </table:table-cell>
          <table:table-cell office:value-type="float" office:value="11.68" table:style-name="ce152">
            <text:p>11.68</text:p>
          </table:table-cell>
          <table:table-cell office:value-type="float" office:value="1295420" table:style-name="ce151">
            <text:p>1,295,420</text:p>
          </table:table-cell>
          <table:table-cell office:value-type="float" office:value="651654" table:style-name="ce151">
            <text:p>651,654</text:p>
          </table:table-cell>
          <table:table-cell office:value-type="float" office:value="643766" table:style-name="ce151">
            <text:p>643,766</text:p>
          </table:table-cell>
          <table:table-cell office:value-type="float" office:value="46.64" table:style-name="ce152">
            <text:p>46.64</text:p>
          </table:table-cell>
          <table:table-cell office:value-type="float" office:value="2233198" table:style-name="ce151">
            <text:p>2,233,198</text:p>
          </table:table-cell>
          <table:table-cell office:value-type="float" office:value="1100955" table:style-name="ce151">
            <text:p>1,100,955</text:p>
          </table:table-cell>
          <table:table-cell office:value-type="float" office:value="1132243" table:style-name="ce151">
            <text:p>1,132,243</text:p>
          </table:table-cell>
          <table:table-cell office:value-type="float" office:value="80.41" table:style-name="ce153">
            <text:p>80.41</text:p>
          </table:table-cell>
          <table:table-cell table:number-columns-repeated="16359" table:style-name="ce138"/>
        </table:table-row>
        <table:table-row table:style-name="ro37">
          <table:table-cell office:value-type="string" table:style-name="ce149">
            <text:p><text:s/>臺 灣 省<text:s/></text:p>
          </table:table-cell>
          <table:table-cell office:value-type="float" office:value="9238244" table:style-name="ce150">
            <text:p>9,238,244</text:p>
          </table:table-cell>
          <table:table-cell office:value-type="float" office:value="4705573" table:style-name="ce151">
            <text:p>4,705,573</text:p>
          </table:table-cell>
          <table:table-cell office:value-type="float" office:value="4532671" table:style-name="ce151">
            <text:p>4,532,671</text:p>
          </table:table-cell>
          <table:table-cell office:value-type="float" office:value="100" table:style-name="ce152">
            <text:p>100.00</text:p>
          </table:table-cell>
          <table:table-cell office:value-type="float" office:value="1330021" table:style-name="ce151">
            <text:p>1,330,021</text:p>
          </table:table-cell>
          <table:table-cell office:value-type="float" office:value="695556" table:style-name="ce151">
            <text:p>695,556</text:p>
          </table:table-cell>
          <table:table-cell office:value-type="float" office:value="634465" table:style-name="ce151">
            <text:p>634,465</text:p>
          </table:table-cell>
          <table:table-cell office:value-type="float" office:value="14.4" table:style-name="ce152">
            <text:p>14.40</text:p>
          </table:table-cell>
          <table:table-cell office:value-type="float" office:value="6749009" table:style-name="ce151">
            <text:p>6,749,009</text:p>
          </table:table-cell>
          <table:table-cell office:value-type="float" office:value="3467911" table:style-name="ce151">
            <text:p>3,467,911</text:p>
          </table:table-cell>
          <table:table-cell office:value-type="float" office:value="3281098" table:style-name="ce151">
            <text:p>3,281,098</text:p>
          </table:table-cell>
          <table:table-cell office:value-type="float" office:value="73.06" table:style-name="ce152">
            <text:p>73.06</text:p>
          </table:table-cell>
          <table:table-cell office:value-type="float" office:value="1159214" table:style-name="ce151">
            <text:p>1,159,214</text:p>
          </table:table-cell>
          <table:table-cell office:value-type="float" office:value="542106" table:style-name="ce151">
            <text:p>542,106</text:p>
          </table:table-cell>
          <table:table-cell office:value-type="float" office:value="617108" table:style-name="ce151">
            <text:p>617,108</text:p>
          </table:table-cell>
          <table:table-cell office:value-type="float" office:value="12.55" table:style-name="ce152">
            <text:p>12.55</text:p>
          </table:table-cell>
          <table:table-cell office:value-type="float" office:value="4219277" table:style-name="ce151">
            <text:p>4,219,277</text:p>
          </table:table-cell>
          <table:table-cell office:value-type="float" office:value="2170331" table:style-name="ce151">
            <text:p>2,170,331</text:p>
          </table:table-cell>
          <table:table-cell office:value-type="float" office:value="2048946" table:style-name="ce151">
            <text:p>2,048,946</text:p>
          </table:table-cell>
          <table:table-cell office:value-type="float" office:value="45.67" table:style-name="ce152">
            <text:p>45.67</text:p>
          </table:table-cell>
          <table:table-cell office:value-type="float" office:value="7273608" table:style-name="ce151">
            <text:p>7,273,608</text:p>
          </table:table-cell>
          <table:table-cell office:value-type="float" office:value="3679159" table:style-name="ce151">
            <text:p>3,679,159</text:p>
          </table:table-cell>
          <table:table-cell office:value-type="float" office:value="3594449" table:style-name="ce151">
            <text:p>3,594,449</text:p>
          </table:table-cell>
          <table:table-cell office:value-type="float" office:value="78.73" table:style-name="ce153">
            <text:p>78.73</text:p>
          </table:table-cell>
          <table:table-cell table:number-columns-repeated="16359" table:style-name="ce138"/>
        </table:table-row>
        <table:table-row table:style-name="ro38">
          <table:table-cell office:value-type="string" table:style-name="ce154">
            <text:p>宜 蘭 縣</text:p>
          </table:table-cell>
          <table:table-cell office:value-type="float" office:value="458786" table:style-name="ce155">
            <text:p>458,786</text:p>
          </table:table-cell>
          <table:table-cell office:value-type="float" office:value="232833" table:style-name="ce156">
            <text:p>232,833</text:p>
          </table:table-cell>
          <table:table-cell office:value-type="float" office:value="225953" table:style-name="ce156">
            <text:p>225,953</text:p>
          </table:table-cell>
          <table:table-cell office:value-type="float" office:value="100" table:style-name="ce157">
            <text:p>100.00</text:p>
          </table:table-cell>
          <table:table-cell office:value-type="float" office:value="61132" table:style-name="ce158">
            <text:p>61,132</text:p>
          </table:table-cell>
          <table:table-cell office:value-type="float" office:value="31863" table:style-name="ce158">
            <text:p>31,863</text:p>
          </table:table-cell>
          <table:table-cell office:value-type="float" office:value="29269" table:style-name="ce158">
            <text:p>29,269</text:p>
          </table:table-cell>
          <table:table-cell office:value-type="float" office:value="13.32" table:style-name="ce159">
            <text:p>13.32</text:p>
          </table:table-cell>
          <table:table-cell office:value-type="float" office:value="334771" table:style-name="ce158">
            <text:p>334,771</text:p>
          </table:table-cell>
          <table:table-cell office:value-type="float" office:value="171524" table:style-name="ce158">
            <text:p>171,524</text:p>
          </table:table-cell>
          <table:table-cell office:value-type="float" office:value="163247" table:style-name="ce158">
            <text:p>163,247</text:p>
          </table:table-cell>
          <table:table-cell office:value-type="float" office:value="72.97" table:style-name="ce159">
            <text:p>72.97</text:p>
          </table:table-cell>
          <table:table-cell office:value-type="float" office:value="62883" table:style-name="ce158">
            <text:p>62,883</text:p>
          </table:table-cell>
          <table:table-cell office:value-type="float" office:value="29446" table:style-name="ce158">
            <text:p>29,446</text:p>
          </table:table-cell>
          <table:table-cell office:value-type="float" office:value="33437" table:style-name="ce158">
            <text:p>33,437</text:p>
          </table:table-cell>
          <table:table-cell office:value-type="float" office:value="13.71" table:style-name="ce159">
            <text:p>13.71</text:p>
          </table:table-cell>
          <table:table-cell office:value-type="float" office:value="206361" table:style-name="ce158">
            <text:p>206,361</text:p>
          </table:table-cell>
          <table:table-cell office:value-type="float" office:value="106158" table:style-name="ce158">
            <text:p>106,158</text:p>
          </table:table-cell>
          <table:table-cell office:value-type="float" office:value="100203" table:style-name="ce158">
            <text:p>100,203</text:p>
          </table:table-cell>
          <table:table-cell office:value-type="float" office:value="44.98" table:style-name="ce159">
            <text:p>44.98</text:p>
          </table:table-cell>
          <table:table-cell office:value-type="float" office:value="365873" table:style-name="ce158">
            <text:p>365,873</text:p>
          </table:table-cell>
          <table:table-cell office:value-type="float" office:value="184400" table:style-name="ce158">
            <text:p>184,400</text:p>
          </table:table-cell>
          <table:table-cell office:value-type="float" office:value="181473" table:style-name="ce158">
            <text:p>181,473</text:p>
          </table:table-cell>
          <table:table-cell office:value-type="float" office:value="79.75" table:style-name="ce160">
            <text:p>79.75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桃 園 縣</text:p>
          </table:table-cell>
          <table:table-cell office:value-type="float" office:value="2050600" table:style-name="ce155">
            <text:p>2,050,600</text:p>
          </table:table-cell>
          <table:table-cell office:value-type="float" office:value="1029302" table:style-name="ce156">
            <text:p>1,029,302</text:p>
          </table:table-cell>
          <table:table-cell office:value-type="float" office:value="1021298" table:style-name="ce156">
            <text:p>1,021,298</text:p>
          </table:table-cell>
          <table:table-cell office:value-type="float" office:value="100" table:style-name="ce157">
            <text:p>100.00</text:p>
          </table:table-cell>
          <table:table-cell office:value-type="float" office:value="328970" table:style-name="ce158">
            <text:p>328,970</text:p>
          </table:table-cell>
          <table:table-cell office:value-type="float" office:value="171916" table:style-name="ce158">
            <text:p>171,916</text:p>
          </table:table-cell>
          <table:table-cell office:value-type="float" office:value="157054" table:style-name="ce158">
            <text:p>157,054</text:p>
          </table:table-cell>
          <table:table-cell office:value-type="float" office:value="16.04" table:style-name="ce159">
            <text:p>16.04</text:p>
          </table:table-cell>
          <table:table-cell office:value-type="float" office:value="1534761" table:style-name="ce158">
            <text:p>1,534,761</text:p>
          </table:table-cell>
          <table:table-cell office:value-type="float" office:value="766864" table:style-name="ce158">
            <text:p>766,864</text:p>
          </table:table-cell>
          <table:table-cell office:value-type="float" office:value="767897" table:style-name="ce158">
            <text:p>767,897</text:p>
          </table:table-cell>
          <table:table-cell office:value-type="float" office:value="74.84" table:style-name="ce159">
            <text:p>74.84</text:p>
          </table:table-cell>
          <table:table-cell office:value-type="float" office:value="186869" table:style-name="ce158">
            <text:p>186,869</text:p>
          </table:table-cell>
          <table:table-cell office:value-type="float" office:value="90522" table:style-name="ce158">
            <text:p>90,522</text:p>
          </table:table-cell>
          <table:table-cell office:value-type="float" office:value="96347" table:style-name="ce158">
            <text:p>96,347</text:p>
          </table:table-cell>
          <table:table-cell office:value-type="float" office:value="9.11" table:style-name="ce159">
            <text:p>9.11</text:p>
          </table:table-cell>
          <table:table-cell office:value-type="float" office:value="983209" table:style-name="ce158">
            <text:p>983,209</text:p>
          </table:table-cell>
          <table:table-cell office:value-type="float" office:value="493766" table:style-name="ce158">
            <text:p>493,766</text:p>
          </table:table-cell>
          <table:table-cell office:value-type="float" office:value="489443" table:style-name="ce158">
            <text:p>489,443</text:p>
          </table:table-cell>
          <table:table-cell office:value-type="float" office:value="47.95" table:style-name="ce159">
            <text:p>47.95</text:p>
          </table:table-cell>
          <table:table-cell office:value-type="float" office:value="1570350" table:style-name="ce158">
            <text:p>1,570,350</text:p>
          </table:table-cell>
          <table:table-cell office:value-type="float" office:value="778427" table:style-name="ce158">
            <text:p>778,427</text:p>
          </table:table-cell>
          <table:table-cell office:value-type="float" office:value="791923" table:style-name="ce158">
            <text:p>791,923</text:p>
          </table:table-cell>
          <table:table-cell office:value-type="float" office:value="76.58" table:style-name="ce160">
            <text:p>76.58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新 竹 縣</text:p>
          </table:table-cell>
          <table:table-cell office:value-type="float" office:value="534493" table:style-name="ce155">
            <text:p>534,493</text:p>
          </table:table-cell>
          <table:table-cell office:value-type="float" office:value="273816" table:style-name="ce156">
            <text:p>273,816</text:p>
          </table:table-cell>
          <table:table-cell office:value-type="float" office:value="260677" table:style-name="ce156">
            <text:p>260,677</text:p>
          </table:table-cell>
          <table:table-cell office:value-type="float" office:value="100" table:style-name="ce157">
            <text:p>100.00</text:p>
          </table:table-cell>
          <table:table-cell office:value-type="float" office:value="93188" table:style-name="ce158">
            <text:p>93,188</text:p>
          </table:table-cell>
          <table:table-cell office:value-type="float" office:value="48625" table:style-name="ce158">
            <text:p>48,625</text:p>
          </table:table-cell>
          <table:table-cell office:value-type="float" office:value="44563" table:style-name="ce158">
            <text:p>44,563</text:p>
          </table:table-cell>
          <table:table-cell office:value-type="float" office:value="17.43" table:style-name="ce159">
            <text:p>17.43</text:p>
          </table:table-cell>
          <table:table-cell office:value-type="float" office:value="381759" table:style-name="ce158">
            <text:p>381,759</text:p>
          </table:table-cell>
          <table:table-cell office:value-type="float" office:value="196285" table:style-name="ce158">
            <text:p>196,285</text:p>
          </table:table-cell>
          <table:table-cell office:value-type="float" office:value="185474" table:style-name="ce158">
            <text:p>185,474</text:p>
          </table:table-cell>
          <table:table-cell office:value-type="float" office:value="71.42" table:style-name="ce159">
            <text:p>71.42</text:p>
          </table:table-cell>
          <table:table-cell office:value-type="float" office:value="59546" table:style-name="ce158">
            <text:p>59,546</text:p>
          </table:table-cell>
          <table:table-cell office:value-type="float" office:value="28906" table:style-name="ce158">
            <text:p>28,906</text:p>
          </table:table-cell>
          <table:table-cell office:value-type="float" office:value="30640" table:style-name="ce158">
            <text:p>30,640</text:p>
          </table:table-cell>
          <table:table-cell office:value-type="float" office:value="11.14" table:style-name="ce159">
            <text:p>11.14</text:p>
          </table:table-cell>
          <table:table-cell office:value-type="float" office:value="249663" table:style-name="ce158">
            <text:p>249,663</text:p>
          </table:table-cell>
          <table:table-cell office:value-type="float" office:value="127382" table:style-name="ce158">
            <text:p>127,382</text:p>
          </table:table-cell>
          <table:table-cell office:value-type="float" office:value="122281" table:style-name="ce158">
            <text:p>122,281</text:p>
          </table:table-cell>
          <table:table-cell office:value-type="float" office:value="46.71" table:style-name="ce159">
            <text:p>46.71</text:p>
          </table:table-cell>
          <table:table-cell office:value-type="float" office:value="403931" table:style-name="ce158">
            <text:p>403,931</text:p>
          </table:table-cell>
          <table:table-cell office:value-type="float" office:value="205679" table:style-name="ce158">
            <text:p>205,679</text:p>
          </table:table-cell>
          <table:table-cell office:value-type="float" office:value="198252" table:style-name="ce158">
            <text:p>198,252</text:p>
          </table:table-cell>
          <table:table-cell office:value-type="float" office:value="75.569999999999993" table:style-name="ce160">
            <text:p>75.57</text:p>
          </table:table-cell>
          <table:table-cell table:number-columns-repeated="16359" table:style-name="ce138"/>
        </table:table-row>
        <table:table-row table:style-name="ro39">
          <table:table-cell office:value-type="string" table:style-name="ce154">
            <text:p>苗 栗 縣</text:p>
          </table:table-cell>
          <table:table-cell office:value-type="float" office:value="566704" table:style-name="ce155">
            <text:p>566,704</text:p>
          </table:table-cell>
          <table:table-cell office:value-type="float" office:value="292200" table:style-name="ce156">
            <text:p>292,200</text:p>
          </table:table-cell>
          <table:table-cell office:value-type="float" office:value="274504" table:style-name="ce156">
            <text:p>274,504</text:p>
          </table:table-cell>
          <table:table-cell office:value-type="float" office:value="100" table:style-name="ce157">
            <text:p>100.00</text:p>
          </table:table-cell>
          <table:table-cell office:value-type="float" office:value="82416" table:style-name="ce158">
            <text:p>82,416</text:p>
          </table:table-cell>
          <table:table-cell office:value-type="float" office:value="43219" table:style-name="ce158">
            <text:p>43,219</text:p>
          </table:table-cell>
          <table:table-cell office:value-type="float" office:value="39197" table:style-name="ce158">
            <text:p>39,197</text:p>
          </table:table-cell>
          <table:table-cell office:value-type="float" office:value="14.54" table:style-name="ce159">
            <text:p>14.54</text:p>
          </table:table-cell>
          <table:table-cell office:value-type="float" office:value="406174" table:style-name="ce158">
            <text:p>406,174</text:p>
          </table:table-cell>
          <table:table-cell office:value-type="float" office:value="211699" table:style-name="ce158">
            <text:p>211,699</text:p>
          </table:table-cell>
          <table:table-cell office:value-type="float" office:value="194475" table:style-name="ce158">
            <text:p>194,475</text:p>
          </table:table-cell>
          <table:table-cell office:value-type="float" office:value="71.67" table:style-name="ce159">
            <text:p>71.67</text:p>
          </table:table-cell>
          <table:table-cell office:value-type="float" office:value="78114" table:style-name="ce158">
            <text:p>78,114</text:p>
          </table:table-cell>
          <table:table-cell office:value-type="float" office:value="37282" table:style-name="ce158">
            <text:p>37,282</text:p>
          </table:table-cell>
          <table:table-cell office:value-type="float" office:value="40832" table:style-name="ce158">
            <text:p>40,832</text:p>
          </table:table-cell>
          <table:table-cell office:value-type="float" office:value="13.78" table:style-name="ce159">
            <text:p>13.78</text:p>
          </table:table-cell>
          <table:table-cell office:value-type="float" office:value="254595" table:style-name="ce158">
            <text:p>254,595</text:p>
          </table:table-cell>
          <table:table-cell office:value-type="float" office:value="132315" table:style-name="ce158">
            <text:p>132,315</text:p>
          </table:table-cell>
          <table:table-cell office:value-type="float" office:value="122280" table:style-name="ce158">
            <text:p>122,280</text:p>
          </table:table-cell>
          <table:table-cell office:value-type="float" office:value="44.93" table:style-name="ce159">
            <text:p>44.93</text:p>
          </table:table-cell>
          <table:table-cell office:value-type="float" office:value="447176" table:style-name="ce158">
            <text:p>447,176</text:p>
          </table:table-cell>
          <table:table-cell office:value-type="float" office:value="229651" table:style-name="ce158">
            <text:p>229,651</text:p>
          </table:table-cell>
          <table:table-cell office:value-type="float" office:value="217525" table:style-name="ce158">
            <text:p>217,525</text:p>
          </table:table-cell>
          <table:table-cell office:value-type="float" office:value="78.91" table:style-name="ce160">
            <text:p>78.91</text:p>
          </table:table-cell>
          <table:table-cell table:number-columns-repeated="16359" table:style-name="ce138"/>
        </table:table-row>
        <table:table-row table:style-name="ro38">
          <table:table-cell office:value-type="string" table:style-name="ce154">
            <text:p>彰 化 縣</text:p>
          </table:table-cell>
          <table:table-cell office:value-type="float" office:value="1293129" table:style-name="ce155">
            <text:p>1,293,129</text:p>
          </table:table-cell>
          <table:table-cell office:value-type="float" office:value="661734" table:style-name="ce156">
            <text:p>661,734</text:p>
          </table:table-cell>
          <table:table-cell office:value-type="float" office:value="631395" table:style-name="ce156">
            <text:p>631,395</text:p>
          </table:table-cell>
          <table:table-cell office:value-type="float" office:value="100" table:style-name="ce157">
            <text:p>100.00</text:p>
          </table:table-cell>
          <table:table-cell office:value-type="float" office:value="187722" table:style-name="ce158">
            <text:p>187,722</text:p>
          </table:table-cell>
          <table:table-cell office:value-type="float" office:value="98433" table:style-name="ce158">
            <text:p>98,433</text:p>
          </table:table-cell>
          <table:table-cell office:value-type="float" office:value="89289" table:style-name="ce158">
            <text:p>89,289</text:p>
          </table:table-cell>
          <table:table-cell office:value-type="float" office:value="14.52" table:style-name="ce159">
            <text:p>14.52</text:p>
          </table:table-cell>
          <table:table-cell office:value-type="float" office:value="937164" table:style-name="ce158">
            <text:p>937,164</text:p>
          </table:table-cell>
          <table:table-cell office:value-type="float" office:value="486012" table:style-name="ce158">
            <text:p>486,012</text:p>
          </table:table-cell>
          <table:table-cell office:value-type="float" office:value="451152" table:style-name="ce158">
            <text:p>451,152</text:p>
          </table:table-cell>
          <table:table-cell office:value-type="float" office:value="72.47" table:style-name="ce159">
            <text:p>72.47</text:p>
          </table:table-cell>
          <table:table-cell office:value-type="float" office:value="168243" table:style-name="ce158">
            <text:p>168,243</text:p>
          </table:table-cell>
          <table:table-cell office:value-type="float" office:value="77289" table:style-name="ce158">
            <text:p>77,289</text:p>
          </table:table-cell>
          <table:table-cell office:value-type="float" office:value="90954" table:style-name="ce158">
            <text:p>90,954</text:p>
          </table:table-cell>
          <table:table-cell office:value-type="float" office:value="13.01" table:style-name="ce159">
            <text:p>13.01</text:p>
          </table:table-cell>
          <table:table-cell office:value-type="float" office:value="589223" table:style-name="ce158">
            <text:p>589,223</text:p>
          </table:table-cell>
          <table:table-cell office:value-type="float" office:value="306103" table:style-name="ce158">
            <text:p>306,103</text:p>
          </table:table-cell>
          <table:table-cell office:value-type="float" office:value="283120" table:style-name="ce158">
            <text:p>283,120</text:p>
          </table:table-cell>
          <table:table-cell office:value-type="float" office:value="45.57" table:style-name="ce159">
            <text:p>45.57</text:p>
          </table:table-cell>
          <table:table-cell office:value-type="float" office:value="1016885" table:style-name="ce158">
            <text:p>1,016,885</text:p>
          </table:table-cell>
          <table:table-cell office:value-type="float" office:value="517080" table:style-name="ce158">
            <text:p>517,080</text:p>
          </table:table-cell>
          <table:table-cell office:value-type="float" office:value="499805" table:style-name="ce158">
            <text:p>499,805</text:p>
          </table:table-cell>
          <table:table-cell office:value-type="float" office:value="78.64" table:style-name="ce160">
            <text:p>78.64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南 投 縣</text:p>
          </table:table-cell>
          <table:table-cell office:value-type="float" office:value="515564" table:style-name="ce155">
            <text:p>515,564</text:p>
          </table:table-cell>
          <table:table-cell office:value-type="float" office:value="264562" table:style-name="ce156">
            <text:p>264,562</text:p>
          </table:table-cell>
          <table:table-cell office:value-type="float" office:value="251002" table:style-name="ce156">
            <text:p>251,002</text:p>
          </table:table-cell>
          <table:table-cell office:value-type="float" office:value="100" table:style-name="ce157">
            <text:p>100.00</text:p>
          </table:table-cell>
          <table:table-cell office:value-type="float" office:value="65718" table:style-name="ce158">
            <text:p>65,718</text:p>
          </table:table-cell>
          <table:table-cell office:value-type="float" office:value="34150" table:style-name="ce158">
            <text:p>34,150</text:p>
          </table:table-cell>
          <table:table-cell office:value-type="float" office:value="31568" table:style-name="ce158">
            <text:p>31,568</text:p>
          </table:table-cell>
          <table:table-cell office:value-type="float" office:value="12.75" table:style-name="ce159">
            <text:p>12.75</text:p>
          </table:table-cell>
          <table:table-cell office:value-type="float" office:value="375141" table:style-name="ce158">
            <text:p>375,141</text:p>
          </table:table-cell>
          <table:table-cell office:value-type="float" office:value="195433" table:style-name="ce158">
            <text:p>195,433</text:p>
          </table:table-cell>
          <table:table-cell office:value-type="float" office:value="179708" table:style-name="ce158">
            <text:p>179,708</text:p>
          </table:table-cell>
          <table:table-cell office:value-type="float" office:value="72.760000000000005" table:style-name="ce159">
            <text:p>72.76</text:p>
          </table:table-cell>
          <table:table-cell office:value-type="float" office:value="74705" table:style-name="ce158">
            <text:p>74,705</text:p>
          </table:table-cell>
          <table:table-cell office:value-type="float" office:value="34979" table:style-name="ce158">
            <text:p>34,979</text:p>
          </table:table-cell>
          <table:table-cell office:value-type="float" office:value="39726" table:style-name="ce158">
            <text:p>39,726</text:p>
          </table:table-cell>
          <table:table-cell office:value-type="float" office:value="14.49" table:style-name="ce159">
            <text:p>14.49</text:p>
          </table:table-cell>
          <table:table-cell office:value-type="float" office:value="226660" table:style-name="ce158">
            <text:p>226,660</text:p>
          </table:table-cell>
          <table:table-cell office:value-type="float" office:value="118354" table:style-name="ce158">
            <text:p>118,354</text:p>
          </table:table-cell>
          <table:table-cell office:value-type="float" office:value="108306" table:style-name="ce158">
            <text:p>108,306</text:p>
          </table:table-cell>
          <table:table-cell office:value-type="float" office:value="43.96" table:style-name="ce159">
            <text:p>43.96</text:p>
          </table:table-cell>
          <table:table-cell office:value-type="float" office:value="415095" table:style-name="ce158">
            <text:p>415,095</text:p>
          </table:table-cell>
          <table:table-cell office:value-type="float" office:value="212486" table:style-name="ce158">
            <text:p>212,486</text:p>
          </table:table-cell>
          <table:table-cell office:value-type="float" office:value="202609" table:style-name="ce158">
            <text:p>202,609</text:p>
          </table:table-cell>
          <table:table-cell office:value-type="float" office:value="80.510000000000005" table:style-name="ce160">
            <text:p>80.51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雲 林 縣</text:p>
          </table:table-cell>
          <table:table-cell office:value-type="float" office:value="707199" table:style-name="ce155">
            <text:p>707,199</text:p>
          </table:table-cell>
          <table:table-cell office:value-type="float" office:value="367999" table:style-name="ce156">
            <text:p>367,999</text:p>
          </table:table-cell>
          <table:table-cell office:value-type="float" office:value="339200" table:style-name="ce156">
            <text:p>339,200</text:p>
          </table:table-cell>
          <table:table-cell office:value-type="float" office:value="100" table:style-name="ce157">
            <text:p>100.00</text:p>
          </table:table-cell>
          <table:table-cell office:value-type="float" office:value="94373" table:style-name="ce158">
            <text:p>94,373</text:p>
          </table:table-cell>
          <table:table-cell office:value-type="float" office:value="49610" table:style-name="ce158">
            <text:p>49,610</text:p>
          </table:table-cell>
          <table:table-cell office:value-type="float" office:value="44763" table:style-name="ce158">
            <text:p>44,763</text:p>
          </table:table-cell>
          <table:table-cell office:value-type="float" office:value="13.34" table:style-name="ce159">
            <text:p>13.34</text:p>
          </table:table-cell>
          <table:table-cell office:value-type="float" office:value="500299" table:style-name="ce158">
            <text:p>500,299</text:p>
          </table:table-cell>
          <table:table-cell office:value-type="float" office:value="267685" table:style-name="ce158">
            <text:p>267,685</text:p>
          </table:table-cell>
          <table:table-cell office:value-type="float" office:value="232614" table:style-name="ce158">
            <text:p>232,614</text:p>
          </table:table-cell>
          <table:table-cell office:value-type="float" office:value="70.739999999999995" table:style-name="ce159">
            <text:p>70.74</text:p>
          </table:table-cell>
          <table:table-cell office:value-type="float" office:value="112527" table:style-name="ce158">
            <text:p>112,527</text:p>
          </table:table-cell>
          <table:table-cell office:value-type="float" office:value="50704" table:style-name="ce158">
            <text:p>50,704</text:p>
          </table:table-cell>
          <table:table-cell office:value-type="float" office:value="61823" table:style-name="ce158">
            <text:p>61,823</text:p>
          </table:table-cell>
          <table:table-cell office:value-type="float" office:value="15.91" table:style-name="ce159">
            <text:p>15.91</text:p>
          </table:table-cell>
          <table:table-cell office:value-type="float" office:value="309307" table:style-name="ce158">
            <text:p>309,307</text:p>
          </table:table-cell>
          <table:table-cell office:value-type="float" office:value="164385" table:style-name="ce158">
            <text:p>164,385</text:p>
          </table:table-cell>
          <table:table-cell office:value-type="float" office:value="144922" table:style-name="ce158">
            <text:p>144,922</text:p>
          </table:table-cell>
          <table:table-cell office:value-type="float" office:value="43.74" table:style-name="ce159">
            <text:p>43.74</text:p>
          </table:table-cell>
          <table:table-cell office:value-type="float" office:value="567236" table:style-name="ce158">
            <text:p>567,236</text:p>
          </table:table-cell>
          <table:table-cell office:value-type="float" office:value="294339" table:style-name="ce158">
            <text:p>294,339</text:p>
          </table:table-cell>
          <table:table-cell office:value-type="float" office:value="272897" table:style-name="ce158">
            <text:p>272,897</text:p>
          </table:table-cell>
          <table:table-cell office:value-type="float" office:value="80.209999999999994" table:style-name="ce160">
            <text:p>80.21</text:p>
          </table:table-cell>
          <table:table-cell table:number-columns-repeated="16359" table:style-name="ce138"/>
        </table:table-row>
        <table:table-row table:style-name="ro39">
          <table:table-cell office:value-type="string" table:style-name="ce154">
            <text:p>嘉 義 縣</text:p>
          </table:table-cell>
          <table:table-cell office:value-type="float" office:value="526735" table:style-name="ce155">
            <text:p>526,735</text:p>
          </table:table-cell>
          <table:table-cell office:value-type="float" office:value="274374" table:style-name="ce156">
            <text:p>274,374</text:p>
          </table:table-cell>
          <table:table-cell office:value-type="float" office:value="252361" table:style-name="ce156">
            <text:p>252,361</text:p>
          </table:table-cell>
          <table:table-cell office:value-type="float" office:value="100" table:style-name="ce157">
            <text:p>100.00</text:p>
          </table:table-cell>
          <table:table-cell office:value-type="float" office:value="61109" table:style-name="ce158">
            <text:p>61,109</text:p>
          </table:table-cell>
          <table:table-cell office:value-type="float" office:value="32054" table:style-name="ce158">
            <text:p>32,054</text:p>
          </table:table-cell>
          <table:table-cell office:value-type="float" office:value="29055" table:style-name="ce158">
            <text:p>29,055</text:p>
          </table:table-cell>
          <table:table-cell office:value-type="float" office:value="11.6" table:style-name="ce159">
            <text:p>11.60</text:p>
          </table:table-cell>
          <table:table-cell office:value-type="float" office:value="378071" table:style-name="ce158">
            <text:p>378,071</text:p>
          </table:table-cell>
          <table:table-cell office:value-type="float" office:value="202682" table:style-name="ce158">
            <text:p>202,682</text:p>
          </table:table-cell>
          <table:table-cell office:value-type="float" office:value="175389" table:style-name="ce158">
            <text:p>175,389</text:p>
          </table:table-cell>
          <table:table-cell office:value-type="float" office:value="71.78" table:style-name="ce159">
            <text:p>71.78</text:p>
          </table:table-cell>
          <table:table-cell office:value-type="float" office:value="87555" table:style-name="ce158">
            <text:p>87,555</text:p>
          </table:table-cell>
          <table:table-cell office:value-type="float" office:value="39638" table:style-name="ce158">
            <text:p>39,638</text:p>
          </table:table-cell>
          <table:table-cell office:value-type="float" office:value="47917" table:style-name="ce158">
            <text:p>47,917</text:p>
          </table:table-cell>
          <table:table-cell office:value-type="float" office:value="16.62" table:style-name="ce159">
            <text:p>16.62</text:p>
          </table:table-cell>
          <table:table-cell office:value-type="float" office:value="228251" table:style-name="ce158">
            <text:p>228,251</text:p>
          </table:table-cell>
          <table:table-cell office:value-type="float" office:value="121519" table:style-name="ce158">
            <text:p>121,519</text:p>
          </table:table-cell>
          <table:table-cell office:value-type="float" office:value="106732" table:style-name="ce158">
            <text:p>106,732</text:p>
          </table:table-cell>
          <table:table-cell office:value-type="float" office:value="43.33" table:style-name="ce159">
            <text:p>43.33</text:p>
          </table:table-cell>
          <table:table-cell office:value-type="float" office:value="432060" table:style-name="ce158">
            <text:p>432,060</text:p>
          </table:table-cell>
          <table:table-cell office:value-type="float" office:value="224819" table:style-name="ce158">
            <text:p>224,819</text:p>
          </table:table-cell>
          <table:table-cell office:value-type="float" office:value="207241" table:style-name="ce158">
            <text:p>207,241</text:p>
          </table:table-cell>
          <table:table-cell office:value-type="float" office:value="82.03" table:style-name="ce160">
            <text:p>82.03</text:p>
          </table:table-cell>
          <table:table-cell table:number-columns-repeated="16359" table:style-name="ce138"/>
        </table:table-row>
        <table:table-row table:style-name="ro40">
          <table:table-cell office:value-type="string" table:style-name="ce154">
            <text:p>屏 東 縣</text:p>
          </table:table-cell>
          <table:table-cell office:value-type="float" office:value="850166" table:style-name="ce155">
            <text:p>850,166</text:p>
          </table:table-cell>
          <table:table-cell office:value-type="float" office:value="435783" table:style-name="ce156">
            <text:p>435,783</text:p>
          </table:table-cell>
          <table:table-cell office:value-type="float" office:value="414383" table:style-name="ce156">
            <text:p>414,383</text:p>
          </table:table-cell>
          <table:table-cell office:value-type="float" office:value="100" table:style-name="ce157">
            <text:p>100.00</text:p>
          </table:table-cell>
          <table:table-cell office:value-type="float" office:value="104413" table:style-name="ce158">
            <text:p>104,413</text:p>
          </table:table-cell>
          <table:table-cell office:value-type="float" office:value="54499" table:style-name="ce158">
            <text:p>54,499</text:p>
          </table:table-cell>
          <table:table-cell office:value-type="float" office:value="49914" table:style-name="ce158">
            <text:p>49,914</text:p>
          </table:table-cell>
          <table:table-cell office:value-type="float" office:value="12.28" table:style-name="ce159">
            <text:p>12.28</text:p>
          </table:table-cell>
          <table:table-cell office:value-type="float" office:value="628856" table:style-name="ce158">
            <text:p>628,856</text:p>
          </table:table-cell>
          <table:table-cell office:value-type="float" office:value="325835" table:style-name="ce158">
            <text:p>325,835</text:p>
          </table:table-cell>
          <table:table-cell office:value-type="float" office:value="303021" table:style-name="ce158">
            <text:p>303,021</text:p>
          </table:table-cell>
          <table:table-cell office:value-type="float" office:value="73.97" table:style-name="ce159">
            <text:p>73.97</text:p>
          </table:table-cell>
          <table:table-cell office:value-type="float" office:value="116897" table:style-name="ce158">
            <text:p>116,897</text:p>
          </table:table-cell>
          <table:table-cell office:value-type="float" office:value="55449" table:style-name="ce158">
            <text:p>55,449</text:p>
          </table:table-cell>
          <table:table-cell office:value-type="float" office:value="61448" table:style-name="ce158">
            <text:p>61,448</text:p>
          </table:table-cell>
          <table:table-cell office:value-type="float" office:value="13.75" table:style-name="ce159">
            <text:p>13.75</text:p>
          </table:table-cell>
          <table:table-cell office:value-type="float" office:value="381723" table:style-name="ce158">
            <text:p>381,723</text:p>
          </table:table-cell>
          <table:table-cell office:value-type="float" office:value="198938" table:style-name="ce158">
            <text:p>198,938</text:p>
          </table:table-cell>
          <table:table-cell office:value-type="float" office:value="182785" table:style-name="ce158">
            <text:p>182,785</text:p>
          </table:table-cell>
          <table:table-cell office:value-type="float" office:value="44.9" table:style-name="ce159">
            <text:p>44.90</text:p>
          </table:table-cell>
          <table:table-cell office:value-type="float" office:value="688322" table:style-name="ce158">
            <text:p>688,322</text:p>
          </table:table-cell>
          <table:table-cell office:value-type="float" office:value="351231" table:style-name="ce158">
            <text:p>351,231</text:p>
          </table:table-cell>
          <table:table-cell office:value-type="float" office:value="337091" table:style-name="ce158">
            <text:p>337,091</text:p>
          </table:table-cell>
          <table:table-cell office:value-type="float" office:value="80.959999999999994" table:style-name="ce160">
            <text:p>80.96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臺 東 縣</text:p>
          </table:table-cell>
          <table:table-cell office:value-type="float" office:value="225170" table:style-name="ce155">
            <text:p>225,170</text:p>
          </table:table-cell>
          <table:table-cell office:value-type="float" office:value="116851" table:style-name="ce156">
            <text:p>116,851</text:p>
          </table:table-cell>
          <table:table-cell office:value-type="float" office:value="108319" table:style-name="ce156">
            <text:p>108,319</text:p>
          </table:table-cell>
          <table:table-cell office:value-type="float" office:value="100" table:style-name="ce157">
            <text:p>100.00</text:p>
          </table:table-cell>
          <table:table-cell office:value-type="float" office:value="30215" table:style-name="ce158">
            <text:p>30,215</text:p>
          </table:table-cell>
          <table:table-cell office:value-type="float" office:value="15817" table:style-name="ce158">
            <text:p>15,817</text:p>
          </table:table-cell>
          <table:table-cell office:value-type="float" office:value="14398" table:style-name="ce158">
            <text:p>14,398</text:p>
          </table:table-cell>
          <table:table-cell office:value-type="float" office:value="13.42" table:style-name="ce159">
            <text:p>13.42</text:p>
          </table:table-cell>
          <table:table-cell office:value-type="float" office:value="163767" table:style-name="ce158">
            <text:p>163,767</text:p>
          </table:table-cell>
          <table:table-cell office:value-type="float" office:value="86449" table:style-name="ce158">
            <text:p>86,449</text:p>
          </table:table-cell>
          <table:table-cell office:value-type="float" office:value="77318" table:style-name="ce158">
            <text:p>77,318</text:p>
          </table:table-cell>
          <table:table-cell office:value-type="float" office:value="72.73" table:style-name="ce159">
            <text:p>72.73</text:p>
          </table:table-cell>
          <table:table-cell office:value-type="float" office:value="31188" table:style-name="ce158">
            <text:p>31,188</text:p>
          </table:table-cell>
          <table:table-cell office:value-type="float" office:value="14585" table:style-name="ce158">
            <text:p>14,585</text:p>
          </table:table-cell>
          <table:table-cell office:value-type="float" office:value="16603" table:style-name="ce158">
            <text:p>16,603</text:p>
          </table:table-cell>
          <table:table-cell office:value-type="float" office:value="13.85" table:style-name="ce159">
            <text:p>13.85</text:p>
          </table:table-cell>
          <table:table-cell office:value-type="float" office:value="99882" table:style-name="ce158">
            <text:p>99,882</text:p>
          </table:table-cell>
          <table:table-cell office:value-type="float" office:value="53499" table:style-name="ce158">
            <text:p>53,499</text:p>
          </table:table-cell>
          <table:table-cell office:value-type="float" office:value="46383" table:style-name="ce158">
            <text:p>46,383</text:p>
          </table:table-cell>
          <table:table-cell office:value-type="float" office:value="44.36" table:style-name="ce159">
            <text:p>44.36</text:p>
          </table:table-cell>
          <table:table-cell office:value-type="float" office:value="180005" table:style-name="ce158">
            <text:p>180,005</text:p>
          </table:table-cell>
          <table:table-cell office:value-type="float" office:value="93325" table:style-name="ce158">
            <text:p>93,325</text:p>
          </table:table-cell>
          <table:table-cell office:value-type="float" office:value="86680" table:style-name="ce158">
            <text:p>86,680</text:p>
          </table:table-cell>
          <table:table-cell office:value-type="float" office:value="79.94" table:style-name="ce160">
            <text:p>79.94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花 蓮 縣</text:p>
          </table:table-cell>
          <table:table-cell office:value-type="float" office:value="333707" table:style-name="ce155">
            <text:p>333,707</text:p>
          </table:table-cell>
          <table:table-cell office:value-type="float" office:value="170628" table:style-name="ce156">
            <text:p>170,628</text:p>
          </table:table-cell>
          <table:table-cell office:value-type="float" office:value="163079" table:style-name="ce156">
            <text:p>163,079</text:p>
          </table:table-cell>
          <table:table-cell office:value-type="float" office:value="100" table:style-name="ce157">
            <text:p>100.00</text:p>
          </table:table-cell>
          <table:table-cell office:value-type="float" office:value="44275" table:style-name="ce158">
            <text:p>44,275</text:p>
          </table:table-cell>
          <table:table-cell office:value-type="float" office:value="23139" table:style-name="ce158">
            <text:p>23,139</text:p>
          </table:table-cell>
          <table:table-cell office:value-type="float" office:value="21136" table:style-name="ce158">
            <text:p>21,136</text:p>
          </table:table-cell>
          <table:table-cell office:value-type="float" office:value="13.27" table:style-name="ce159">
            <text:p>13.27</text:p>
          </table:table-cell>
          <table:table-cell office:value-type="float" office:value="244735" table:style-name="ce158">
            <text:p>244,735</text:p>
          </table:table-cell>
          <table:table-cell office:value-type="float" office:value="126298" table:style-name="ce158">
            <text:p>126,298</text:p>
          </table:table-cell>
          <table:table-cell office:value-type="float" office:value="118437" table:style-name="ce158">
            <text:p>118,437</text:p>
          </table:table-cell>
          <table:table-cell office:value-type="float" office:value="73.34" table:style-name="ce159">
            <text:p>73.34</text:p>
          </table:table-cell>
          <table:table-cell office:value-type="float" office:value="44697" table:style-name="ce158">
            <text:p>44,697</text:p>
          </table:table-cell>
          <table:table-cell office:value-type="float" office:value="21191" table:style-name="ce158">
            <text:p>21,191</text:p>
          </table:table-cell>
          <table:table-cell office:value-type="float" office:value="23506" table:style-name="ce158">
            <text:p>23,506</text:p>
          </table:table-cell>
          <table:table-cell office:value-type="float" office:value="13.39" table:style-name="ce159">
            <text:p>13.39</text:p>
          </table:table-cell>
          <table:table-cell office:value-type="float" office:value="148604" table:style-name="ce158">
            <text:p>148,604</text:p>
          </table:table-cell>
          <table:table-cell office:value-type="float" office:value="77333" table:style-name="ce158">
            <text:p>77,333</text:p>
          </table:table-cell>
          <table:table-cell office:value-type="float" office:value="71271" table:style-name="ce158">
            <text:p>71,271</text:p>
          </table:table-cell>
          <table:table-cell office:value-type="float" office:value="44.53" table:style-name="ce159">
            <text:p>44.53</text:p>
          </table:table-cell>
          <table:table-cell office:value-type="float" office:value="266841" table:style-name="ce158">
            <text:p>266,841</text:p>
          </table:table-cell>
          <table:table-cell office:value-type="float" office:value="135723" table:style-name="ce158">
            <text:p>135,723</text:p>
          </table:table-cell>
          <table:table-cell office:value-type="float" office:value="131118" table:style-name="ce158">
            <text:p>131,118</text:p>
          </table:table-cell>
          <table:table-cell office:value-type="float" office:value="79.959999999999994" table:style-name="ce160">
            <text:p>79.96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澎 湖 縣</text:p>
          </table:table-cell>
          <table:table-cell office:value-type="float" office:value="101176" table:style-name="ce155">
            <text:p>101,176</text:p>
          </table:table-cell>
          <table:table-cell office:value-type="float" office:value="52077" table:style-name="ce156">
            <text:p>52,077</text:p>
          </table:table-cell>
          <table:table-cell office:value-type="float" office:value="49099" table:style-name="ce156">
            <text:p>49,099</text:p>
          </table:table-cell>
          <table:table-cell office:value-type="float" office:value="100" table:style-name="ce157">
            <text:p>100.00</text:p>
          </table:table-cell>
          <table:table-cell office:value-type="float" office:value="12190" table:style-name="ce158">
            <text:p>12,190</text:p>
          </table:table-cell>
          <table:table-cell office:value-type="float" office:value="6375" table:style-name="ce158">
            <text:p>6,375</text:p>
          </table:table-cell>
          <table:table-cell office:value-type="float" office:value="5815" table:style-name="ce158">
            <text:p>5,815</text:p>
          </table:table-cell>
          <table:table-cell office:value-type="float" office:value="12.05" table:style-name="ce159">
            <text:p>12.05</text:p>
          </table:table-cell>
          <table:table-cell office:value-type="float" office:value="74492" table:style-name="ce158">
            <text:p>74,492</text:p>
          </table:table-cell>
          <table:table-cell office:value-type="float" office:value="38976" table:style-name="ce158">
            <text:p>38,976</text:p>
          </table:table-cell>
          <table:table-cell office:value-type="float" office:value="35516" table:style-name="ce158">
            <text:p>35,516</text:p>
          </table:table-cell>
          <table:table-cell office:value-type="float" office:value="73.63" table:style-name="ce159">
            <text:p>73.63</text:p>
          </table:table-cell>
          <table:table-cell office:value-type="float" office:value="14494" table:style-name="ce158">
            <text:p>14,494</text:p>
          </table:table-cell>
          <table:table-cell office:value-type="float" office:value="6726" table:style-name="ce158">
            <text:p>6,726</text:p>
          </table:table-cell>
          <table:table-cell office:value-type="float" office:value="7768" table:style-name="ce158">
            <text:p>7,768</text:p>
          </table:table-cell>
          <table:table-cell office:value-type="float" office:value="14.33" table:style-name="ce159">
            <text:p>14.33</text:p>
          </table:table-cell>
          <table:table-cell office:value-type="float" office:value="47438" table:style-name="ce158">
            <text:p>47,438</text:p>
          </table:table-cell>
          <table:table-cell office:value-type="float" office:value="24755" table:style-name="ce158">
            <text:p>24,755</text:p>
          </table:table-cell>
          <table:table-cell office:value-type="float" office:value="22683" table:style-name="ce158">
            <text:p>22,683</text:p>
          </table:table-cell>
          <table:table-cell office:value-type="float" office:value="46.89" table:style-name="ce159">
            <text:p>46.89</text:p>
          </table:table-cell>
          <table:table-cell office:value-type="float" office:value="82705" table:style-name="ce158">
            <text:p>82,705</text:p>
          </table:table-cell>
          <table:table-cell office:value-type="float" office:value="42453" table:style-name="ce158">
            <text:p>42,453</text:p>
          </table:table-cell>
          <table:table-cell office:value-type="float" office:value="40252" table:style-name="ce158">
            <text:p>40,252</text:p>
          </table:table-cell>
          <table:table-cell office:value-type="float" office:value="81.739999999999995" table:style-name="ce160">
            <text:p>81.74</text:p>
          </table:table-cell>
          <table:table-cell table:number-columns-repeated="16359" table:style-name="ce138"/>
        </table:table-row>
        <table:table-row table:style-name="ro24">
          <table:table-cell office:value-type="string" table:style-name="ce154">
            <text:p>基 隆 市</text:p>
          </table:table-cell>
          <table:table-cell office:value-type="float" office:value="373702" table:style-name="ce155">
            <text:p>373,702</text:p>
          </table:table-cell>
          <table:table-cell office:value-type="float" office:value="187941" table:style-name="ce156">
            <text:p>187,941</text:p>
          </table:table-cell>
          <table:table-cell office:value-type="float" office:value="185761" table:style-name="ce156">
            <text:p>185,761</text:p>
          </table:table-cell>
          <table:table-cell office:value-type="float" office:value="100" table:style-name="ce157">
            <text:p>100.00</text:p>
          </table:table-cell>
          <table:table-cell office:value-type="float" office:value="44304" table:style-name="ce158">
            <text:p>44,304</text:p>
          </table:table-cell>
          <table:table-cell office:value-type="float" office:value="23073" table:style-name="ce158">
            <text:p>23,073</text:p>
          </table:table-cell>
          <table:table-cell office:value-type="float" office:value="21231" table:style-name="ce158">
            <text:p>21,231</text:p>
          </table:table-cell>
          <table:table-cell office:value-type="float" office:value="11.86" table:style-name="ce159">
            <text:p>11.86</text:p>
          </table:table-cell>
          <table:table-cell office:value-type="float" office:value="283499" table:style-name="ce158">
            <text:p>283,499</text:p>
          </table:table-cell>
          <table:table-cell office:value-type="float" office:value="143781" table:style-name="ce158">
            <text:p>143,781</text:p>
          </table:table-cell>
          <table:table-cell office:value-type="float" office:value="139718" table:style-name="ce158">
            <text:p>139,718</text:p>
          </table:table-cell>
          <table:table-cell office:value-type="float" office:value="75.86" table:style-name="ce159">
            <text:p>75.86</text:p>
          </table:table-cell>
          <table:table-cell office:value-type="float" office:value="45899" table:style-name="ce158">
            <text:p>45,899</text:p>
          </table:table-cell>
          <table:table-cell office:value-type="float" office:value="21087" table:style-name="ce158">
            <text:p>21,087</text:p>
          </table:table-cell>
          <table:table-cell office:value-type="float" office:value="24812" table:style-name="ce158">
            <text:p>24,812</text:p>
          </table:table-cell>
          <table:table-cell office:value-type="float" office:value="12.28" table:style-name="ce159">
            <text:p>12.28</text:p>
          </table:table-cell>
          <table:table-cell office:value-type="float" office:value="169966" table:style-name="ce158">
            <text:p>169,966</text:p>
          </table:table-cell>
          <table:table-cell office:value-type="float" office:value="86940" table:style-name="ce158">
            <text:p>86,940</text:p>
          </table:table-cell>
          <table:table-cell office:value-type="float" office:value="83026" table:style-name="ce158">
            <text:p>83,026</text:p>
          </table:table-cell>
          <table:table-cell office:value-type="float" office:value="45.48" table:style-name="ce159">
            <text:p>45.48</text:p>
          </table:table-cell>
          <table:table-cell office:value-type="float" office:value="304393" table:style-name="ce158">
            <text:p>304,393</text:p>
          </table:table-cell>
          <table:table-cell office:value-type="float" office:value="151859" table:style-name="ce158">
            <text:p>151,859</text:p>
          </table:table-cell>
          <table:table-cell office:value-type="float" office:value="152534" table:style-name="ce158">
            <text:p>152,534</text:p>
          </table:table-cell>
          <table:table-cell office:value-type="float" office:value="81.45" table:style-name="ce160">
            <text:p>81.45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新 竹 市</text:p>
          </table:table-cell>
          <table:table-cell office:value-type="float" office:value="430295" table:style-name="ce155">
            <text:p>430,295</text:p>
          </table:table-cell>
          <table:table-cell office:value-type="float" office:value="213046" table:style-name="ce156">
            <text:p>213,046</text:p>
          </table:table-cell>
          <table:table-cell office:value-type="float" office:value="217249" table:style-name="ce156">
            <text:p>217,249</text:p>
          </table:table-cell>
          <table:table-cell office:value-type="float" office:value="100" table:style-name="ce157">
            <text:p>100.00</text:p>
          </table:table-cell>
          <table:table-cell office:value-type="float" office:value="78082" table:style-name="ce158">
            <text:p>78,082</text:p>
          </table:table-cell>
          <table:table-cell office:value-type="float" office:value="40797" table:style-name="ce158">
            <text:p>40,797</text:p>
          </table:table-cell>
          <table:table-cell office:value-type="float" office:value="37285" table:style-name="ce158">
            <text:p>37,285</text:p>
          </table:table-cell>
          <table:table-cell office:value-type="float" office:value="18.149999999999999" table:style-name="ce159">
            <text:p>18.15</text:p>
          </table:table-cell>
          <table:table-cell office:value-type="float" office:value="309338" table:style-name="ce158">
            <text:p>309,338</text:p>
          </table:table-cell>
          <table:table-cell office:value-type="float" office:value="152680" table:style-name="ce158">
            <text:p>152,680</text:p>
          </table:table-cell>
          <table:table-cell office:value-type="float" office:value="156658" table:style-name="ce158">
            <text:p>156,658</text:p>
          </table:table-cell>
          <table:table-cell office:value-type="float" office:value="71.89" table:style-name="ce159">
            <text:p>71.89</text:p>
          </table:table-cell>
          <table:table-cell office:value-type="float" office:value="42875" table:style-name="ce158">
            <text:p>42,875</text:p>
          </table:table-cell>
          <table:table-cell office:value-type="float" office:value="19569" table:style-name="ce158">
            <text:p>19,569</text:p>
          </table:table-cell>
          <table:table-cell office:value-type="float" office:value="23306" table:style-name="ce158">
            <text:p>23,306</text:p>
          </table:table-cell>
          <table:table-cell office:value-type="float" office:value="9.9600000000000009" table:style-name="ce159">
            <text:p>9.96</text:p>
          </table:table-cell>
          <table:table-cell office:value-type="float" office:value="203010" table:style-name="ce158">
            <text:p>203,010</text:p>
          </table:table-cell>
          <table:table-cell office:value-type="float" office:value="99953" table:style-name="ce158">
            <text:p>99,953</text:p>
          </table:table-cell>
          <table:table-cell office:value-type="float" office:value="103057" table:style-name="ce158">
            <text:p>103,057</text:p>
          </table:table-cell>
          <table:table-cell office:value-type="float" office:value="47.18" table:style-name="ce159">
            <text:p>47.18</text:p>
          </table:table-cell>
          <table:table-cell office:value-type="float" office:value="323796" table:style-name="ce158">
            <text:p>323,796</text:p>
          </table:table-cell>
          <table:table-cell office:value-type="float" office:value="157520" table:style-name="ce158">
            <text:p>157,520</text:p>
          </table:table-cell>
          <table:table-cell office:value-type="float" office:value="166276" table:style-name="ce158">
            <text:p>166,276</text:p>
          </table:table-cell>
          <table:table-cell office:value-type="float" office:value="75.25" table:style-name="ce160">
            <text:p>75.25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嘉 義 市</text:p>
          </table:table-cell>
          <table:table-cell office:value-type="float" office:value="270818" table:style-name="ce155">
            <text:p>270,818</text:p>
          </table:table-cell>
          <table:table-cell office:value-type="float" office:value="132427" table:style-name="ce156">
            <text:p>132,427</text:p>
          </table:table-cell>
          <table:table-cell office:value-type="float" office:value="138391" table:style-name="ce156">
            <text:p>138,391</text:p>
          </table:table-cell>
          <table:table-cell office:value-type="float" office:value="100" table:style-name="ce157">
            <text:p>100.00</text:p>
          </table:table-cell>
          <table:table-cell office:value-type="float" office:value="41914" table:style-name="ce158">
            <text:p>41,914</text:p>
          </table:table-cell>
          <table:table-cell office:value-type="float" office:value="21986" table:style-name="ce158">
            <text:p>21,986</text:p>
          </table:table-cell>
          <table:table-cell office:value-type="float" office:value="19928" table:style-name="ce158">
            <text:p>19,928</text:p>
          </table:table-cell>
          <table:table-cell office:value-type="float" office:value="15.48" table:style-name="ce159">
            <text:p>15.48</text:p>
          </table:table-cell>
          <table:table-cell office:value-type="float" office:value="196182" table:style-name="ce158">
            <text:p>196,182</text:p>
          </table:table-cell>
          <table:table-cell office:value-type="float" office:value="95708" table:style-name="ce158">
            <text:p>95,708</text:p>
          </table:table-cell>
          <table:table-cell office:value-type="float" office:value="100474" table:style-name="ce158">
            <text:p>100,474</text:p>
          </table:table-cell>
          <table:table-cell office:value-type="float" office:value="72.44" table:style-name="ce159">
            <text:p>72.44</text:p>
          </table:table-cell>
          <table:table-cell office:value-type="float" office:value="32722" table:style-name="ce158">
            <text:p>32,722</text:p>
          </table:table-cell>
          <table:table-cell office:value-type="float" office:value="14733" table:style-name="ce158">
            <text:p>14,733</text:p>
          </table:table-cell>
          <table:table-cell office:value-type="float" office:value="17989" table:style-name="ce158">
            <text:p>17,989</text:p>
          </table:table-cell>
          <table:table-cell office:value-type="float" office:value="12.08" table:style-name="ce159">
            <text:p>12.08</text:p>
          </table:table-cell>
          <table:table-cell office:value-type="float" office:value="121385" table:style-name="ce158">
            <text:p>121,385</text:p>
          </table:table-cell>
          <table:table-cell office:value-type="float" office:value="58931" table:style-name="ce158">
            <text:p>58,931</text:p>
          </table:table-cell>
          <table:table-cell office:value-type="float" office:value="62454" table:style-name="ce158">
            <text:p>62,454</text:p>
          </table:table-cell>
          <table:table-cell office:value-type="float" office:value="44.82" table:style-name="ce159">
            <text:p>44.82</text:p>
          </table:table-cell>
          <table:table-cell office:value-type="float" office:value="208940" table:style-name="ce158">
            <text:p>208,940</text:p>
          </table:table-cell>
          <table:table-cell office:value-type="float" office:value="100167" table:style-name="ce158">
            <text:p>100,167</text:p>
          </table:table-cell>
          <table:table-cell office:value-type="float" office:value="108773" table:style-name="ce158">
            <text:p>108,773</text:p>
          </table:table-cell>
          <table:table-cell office:value-type="float" office:value="77.150000000000006" table:style-name="ce160">
            <text:p>77.15</text:p>
          </table:table-cell>
          <table:table-cell table:number-columns-repeated="16359" table:style-name="ce138"/>
        </table:table-row>
        <table:table-row table:style-name="ro40">
          <table:table-cell office:value-type="string" table:style-name="ce149">
            <text:p>福 建 省</text:p>
          </table:table-cell>
          <table:table-cell office:value-type="float" office:value="137077" table:style-name="ce161">
            <text:p>137,077</text:p>
          </table:table-cell>
          <table:table-cell office:value-type="float" office:value="69691" table:style-name="ce162">
            <text:p>69,691</text:p>
          </table:table-cell>
          <table:table-cell office:value-type="float" office:value="67386" table:style-name="ce162">
            <text:p>67,386</text:p>
          </table:table-cell>
          <table:table-cell office:value-type="float" office:value="100" table:style-name="ce163">
            <text:p>100.00</text:p>
          </table:table-cell>
          <table:table-cell office:value-type="float" office:value="15246" table:style-name="ce151">
            <text:p>15,246</text:p>
          </table:table-cell>
          <table:table-cell office:value-type="float" office:value="7929" table:style-name="ce151">
            <text:p>7,929</text:p>
          </table:table-cell>
          <table:table-cell office:value-type="float" office:value="7317" table:style-name="ce151">
            <text:p>7,317</text:p>
          </table:table-cell>
          <table:table-cell office:value-type="float" office:value="11.12" table:style-name="ce152">
            <text:p>11.12</text:p>
          </table:table-cell>
          <table:table-cell office:value-type="float" office:value="106706" table:style-name="ce151">
            <text:p>106,706</text:p>
          </table:table-cell>
          <table:table-cell office:value-type="float" office:value="54468" table:style-name="ce151">
            <text:p>54,468</text:p>
          </table:table-cell>
          <table:table-cell office:value-type="float" office:value="52238" table:style-name="ce151">
            <text:p>52,238</text:p>
          </table:table-cell>
          <table:table-cell office:value-type="float" office:value="77.84" table:style-name="ce152">
            <text:p>77.84</text:p>
          </table:table-cell>
          <table:table-cell office:value-type="float" office:value="15125" table:style-name="ce151">
            <text:p>15,125</text:p>
          </table:table-cell>
          <table:table-cell office:value-type="float" office:value="7294" table:style-name="ce151">
            <text:p>7,294</text:p>
          </table:table-cell>
          <table:table-cell office:value-type="float" office:value="7831" table:style-name="ce151">
            <text:p>7,831</text:p>
          </table:table-cell>
          <table:table-cell office:value-type="float" office:value="11.03" table:style-name="ce152">
            <text:p>11.03</text:p>
          </table:table-cell>
          <table:table-cell office:value-type="float" office:value="66939" table:style-name="ce151">
            <text:p>66,939</text:p>
          </table:table-cell>
          <table:table-cell office:value-type="float" office:value="33864" table:style-name="ce151">
            <text:p>33,864</text:p>
          </table:table-cell>
          <table:table-cell office:value-type="float" office:value="33075" table:style-name="ce151">
            <text:p>33,075</text:p>
          </table:table-cell>
          <table:table-cell office:value-type="float" office:value="48.83" table:style-name="ce152">
            <text:p>48.83</text:p>
          </table:table-cell>
          <table:table-cell office:value-type="float" office:value="113709" table:style-name="ce151">
            <text:p>113,709</text:p>
          </table:table-cell>
          <table:table-cell office:value-type="float" office:value="57710" table:style-name="ce151">
            <text:p>57,710</text:p>
          </table:table-cell>
          <table:table-cell office:value-type="float" office:value="55999" table:style-name="ce151">
            <text:p>55,999</text:p>
          </table:table-cell>
          <table:table-cell office:value-type="float" office:value="82.95" table:style-name="ce153">
            <text:p>82.95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金 門 縣</text:p>
          </table:table-cell>
          <table:table-cell office:value-type="float" office:value="124616" table:style-name="ce155">
            <text:p>124,616</text:p>
          </table:table-cell>
          <table:table-cell office:value-type="float" office:value="62562" table:style-name="ce156">
            <text:p>62,562</text:p>
          </table:table-cell>
          <table:table-cell office:value-type="float" office:value="62054" table:style-name="ce156">
            <text:p>62,054</text:p>
          </table:table-cell>
          <table:table-cell office:value-type="float" office:value="100" table:style-name="ce157">
            <text:p>100.00</text:p>
          </table:table-cell>
          <table:table-cell office:value-type="float" office:value="13659" table:style-name="ce158">
            <text:p>13,659</text:p>
          </table:table-cell>
          <table:table-cell office:value-type="float" office:value="7083" table:style-name="ce158">
            <text:p>7,083</text:p>
          </table:table-cell>
          <table:table-cell office:value-type="float" office:value="6576" table:style-name="ce158">
            <text:p>6,576</text:p>
          </table:table-cell>
          <table:table-cell office:value-type="float" office:value="10.96" table:style-name="ce159">
            <text:p>10.96</text:p>
          </table:table-cell>
          <table:table-cell office:value-type="float" office:value="96997" table:style-name="ce158">
            <text:p>96,997</text:p>
          </table:table-cell>
          <table:table-cell office:value-type="float" office:value="48784" table:style-name="ce158">
            <text:p>48,784</text:p>
          </table:table-cell>
          <table:table-cell office:value-type="float" office:value="48213" table:style-name="ce158">
            <text:p>48,213</text:p>
          </table:table-cell>
          <table:table-cell office:value-type="float" office:value="77.84" table:style-name="ce159">
            <text:p>77.84</text:p>
          </table:table-cell>
          <table:table-cell office:value-type="float" office:value="13960" table:style-name="ce158">
            <text:p>13,960</text:p>
          </table:table-cell>
          <table:table-cell office:value-type="float" office:value="6695" table:style-name="ce158">
            <text:p>6,695</text:p>
          </table:table-cell>
          <table:table-cell office:value-type="float" office:value="7265" table:style-name="ce158">
            <text:p>7,265</text:p>
          </table:table-cell>
          <table:table-cell office:value-type="float" office:value="11.2" table:style-name="ce159">
            <text:p>11.20</text:p>
          </table:table-cell>
          <table:table-cell office:value-type="float" office:value="60829" table:style-name="ce158">
            <text:p>60,829</text:p>
          </table:table-cell>
          <table:table-cell office:value-type="float" office:value="30312" table:style-name="ce158">
            <text:p>30,312</text:p>
          </table:table-cell>
          <table:table-cell office:value-type="float" office:value="30517" table:style-name="ce158">
            <text:p>30,517</text:p>
          </table:table-cell>
          <table:table-cell office:value-type="float" office:value="48.81" table:style-name="ce159">
            <text:p>48.81</text:p>
          </table:table-cell>
          <table:table-cell office:value-type="float" office:value="103538" table:style-name="ce158">
            <text:p>103,538</text:p>
          </table:table-cell>
          <table:table-cell office:value-type="float" office:value="51810" table:style-name="ce158">
            <text:p>51,810</text:p>
          </table:table-cell>
          <table:table-cell office:value-type="float" office:value="51728" table:style-name="ce158">
            <text:p>51,728</text:p>
          </table:table-cell>
          <table:table-cell office:value-type="float" office:value="83.09" table:style-name="ce160">
            <text:p>83.09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連 江 縣</text:p>
          </table:table-cell>
          <table:table-cell office:value-type="float" office:value="12461" table:style-name="ce155">
            <text:p>12,461</text:p>
          </table:table-cell>
          <table:table-cell office:value-type="float" office:value="7129" table:style-name="ce156">
            <text:p>7,129</text:p>
          </table:table-cell>
          <table:table-cell office:value-type="float" office:value="5332" table:style-name="ce156">
            <text:p>5,332</text:p>
          </table:table-cell>
          <table:table-cell office:value-type="float" office:value="100" table:style-name="ce157">
            <text:p>100.00</text:p>
          </table:table-cell>
          <table:table-cell office:value-type="float" office:value="1587" table:style-name="ce158">
            <text:p>1,587</text:p>
          </table:table-cell>
          <table:table-cell office:value-type="float" office:value="846" table:style-name="ce158">
            <text:p>846</text:p>
          </table:table-cell>
          <table:table-cell office:value-type="float" office:value="741" table:style-name="ce158">
            <text:p>741</text:p>
          </table:table-cell>
          <table:table-cell office:value-type="float" office:value="12.74" table:style-name="ce159">
            <text:p>12.74</text:p>
          </table:table-cell>
          <table:table-cell office:value-type="float" office:value="9709" table:style-name="ce158">
            <text:p>9,709</text:p>
          </table:table-cell>
          <table:table-cell office:value-type="float" office:value="5684" table:style-name="ce158">
            <text:p>5,684</text:p>
          </table:table-cell>
          <table:table-cell office:value-type="float" office:value="4025" table:style-name="ce158">
            <text:p>4,025</text:p>
          </table:table-cell>
          <table:table-cell office:value-type="float" office:value="77.92" table:style-name="ce159">
            <text:p>77.92</text:p>
          </table:table-cell>
          <table:table-cell office:value-type="float" office:value="1165" table:style-name="ce158">
            <text:p>1,165</text:p>
          </table:table-cell>
          <table:table-cell office:value-type="float" office:value="599" table:style-name="ce158">
            <text:p>599</text:p>
          </table:table-cell>
          <table:table-cell office:value-type="float" office:value="566" table:style-name="ce158">
            <text:p>566</text:p>
          </table:table-cell>
          <table:table-cell office:value-type="float" office:value="9.35" table:style-name="ce159">
            <text:p>9.35</text:p>
          </table:table-cell>
          <table:table-cell office:value-type="float" office:value="6110" table:style-name="ce158">
            <text:p>6,110</text:p>
          </table:table-cell>
          <table:table-cell office:value-type="float" office:value="3552" table:style-name="ce158">
            <text:p>3,552</text:p>
          </table:table-cell>
          <table:table-cell office:value-type="float" office:value="2558" table:style-name="ce158">
            <text:p>2,558</text:p>
          </table:table-cell>
          <table:table-cell office:value-type="float" office:value="49.03" table:style-name="ce159">
            <text:p>49.03</text:p>
          </table:table-cell>
          <table:table-cell office:value-type="float" office:value="10171" table:style-name="ce158">
            <text:p>10,171</text:p>
          </table:table-cell>
          <table:table-cell office:value-type="float" office:value="5900" table:style-name="ce158">
            <text:p>5,900</text:p>
          </table:table-cell>
          <table:table-cell office:value-type="float" office:value="4271" table:style-name="ce158">
            <text:p>4,271</text:p>
          </table:table-cell>
          <table:table-cell office:value-type="float" office:value="81.62" table:style-name="ce160">
            <text:p>81.62</text:p>
          </table:table-cell>
          <table:table-cell table:number-columns-repeated="16359" table:style-name="ce138"/>
        </table:table-row>
        <table:table-row table:style-name="ro41">
          <table:table-cell table:style-name="ce164"/>
          <table:table-cell table:style-name="ce165"/>
          <table:table-cell table:number-columns-repeated="6" table:style-name="ce166"/>
          <table:table-cell table:style-name="ce167"/>
          <table:table-cell table:number-columns-repeated="3" table:style-name="ce166"/>
          <table:table-cell table:style-name="ce167"/>
          <table:table-cell table:number-columns-repeated="3" table:style-name="ce166"/>
          <table:table-cell table:number-columns-repeated="3" table:style-name="ce167"/>
          <table:table-cell table:style-name="ce168"/>
          <table:table-cell table:style-name="ce167"/>
          <table:table-cell table:number-columns-repeated="3" table:style-name="ce169"/>
          <table:table-cell table:style-name="ce170"/>
          <table:table-cell table:number-columns-repeated="16359" table:style-name="ce171"/>
        </table:table-row>
        <table:table-row table:style-name="ro5">
          <table:table-cell table:style-name="ce172"/>
          <table:table-cell table:number-columns-repeated="23" table:style-name="ce171"/>
          <table:table-cell office:value-type="string" table:style-name="ce173">
            <text:p>內政部戶政司<text:span text:style-name="T7"><text:s/></text:span>民國<text:span text:style-name="T7">10</text:span><text:span text:style-name="T7">3</text:span>年<text:span text:style-name="T7">8</text:span>月<text:span text:style-name="T7">5</text:span>日編製</text:p>
          </table:table-cell>
          <table:table-cell table:number-columns-repeated="16359" table:style-name="ce171"/>
        </table:table-row>
        <table:table-row table:style-name="ro42">
          <table:table-cell table:style-name="ce174"/>
          <table:table-cell table:number-columns-repeated="16383" table:style-name="ce175"/>
        </table:table-row>
        <table:table-row table:number-rows-repeated="1048543" table:style-name="ro42">
          <table:table-cell table:number-columns-repeated="16384"/>
        </table:table-row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6.91667in" svg:height="10.06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3">
          <table:table-cell table:style-name="ce1">
            <draw:frame draw:z-index="2" draw:id="id1" draw:style-name="a1" draw:name="Object 4" svg:x="0in" svg:y="0in" svg:width="6.675in" svg:height="9.49167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5P0">
      <number:text>   </number:text>
      <number:number number:decimal-places="0" number:min-integer-digits="1" number:grouping="true"/>
    </number:number-style>
    <number:number-style style:name="N85P1">
      <number:text>－ 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95P0">
      <number:number number:decimal-places="2" number:min-integer-digits="1" number:grouping="true"/>
    </number:number-style>
    <number:number-style style:name="N95P1">
      <number:text>–</number:text>
      <number:number number:decimal-places="2" number:min-integer-digits="1" number:grouping="true"/>
    </number:number-style>
    <number:text-style style:name="N95">
      <number:text>—</number:text>
      <style:map style:condition="value()&gt;0" style:apply-style-name="N95P0"/>
      <style:map style:condition="value()&lt;0" style:apply-style-name="N95P1"/>
    </number:text-style>
    <number:number-style style:name="N104P0">
      <number:number number:decimal-places="0" number:min-integer-digits="1" number:grouping="true"/>
    </number:number-style>
    <number:number-style style:name="N104P1">
      <number:text>-</number:text>
      <number:number number:decimal-places="0" number:min-integer-digits="1" number:grouping="true"/>
    </number:number-style>
    <number:text-style style:name="N104">
      <number:text>－</number:text>
      <style:map style:condition="value()&gt;0" style:apply-style-name="N104P0"/>
      <style:map style:condition="value()&lt;0" style:apply-style-name="N104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07-_26032__43__30007__22899_" style:display-name="一般_新表號04,05,速報3階段年齡-連結(公式)檔103.07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8-06T09:24:29Z</meta:creation-date>
    <dc:date>2016-08-24T10:27:06Z</dc:date>
  </office:meta>
</office:document-meta>
</file>